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ackground-color="#ed4c05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first cities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9" table:default-cell-style-name="ce1"/>
        <table:table-row table:style-name="ro1" table:number-rows-repeated="4">
          <table:table-cell table:number-columns-repeated="42"/>
        </table:table-row>
        <table:table-row table:style-name="ro1">
          <table:table-cell table:number-columns-repeated="2"/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Plane A</text:p>
          </table:table-cell>
          <table:table-cell table:style-name="ce3" office:value-type="string" calcext:value-type="string">
            <text:p>Plane B</text:p>
          </table:table-cell>
          <table:table-cell table:style-name="ce3" office:value-type="string" calcext:value-type="string">
            <text:p>Plane C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 calcext:value-type="string">
            <text:p>Capacity w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72210" calcext:value-type="float">
            <text:p>72210</text:p>
          </table:table-cell>
          <table:table-cell table:style-name="ce3" office:value-type="float" office:value="202100" calcext:value-type="float">
            <text:p>20210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 calcext:value-type="string">
            <text:p>Range r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950" calcext:value-type="float">
            <text:p>395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 calcext:value-type="string">
            <text:p>Velocity v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526" calcext:value-type="float">
            <text:p>52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 calcext:value-type="string">
            <text:p>Fixed Cost f</text:p>
          </table:table-cell>
          <table:table-cell table:style-name="ce3" office:value-type="float" office:value="1107" calcext:value-type="float">
            <text:p>1107</text:p>
          </table:table-cell>
          <table:table-cell table:style-name="ce3" office:value-type="float" office:value="7057" calcext:value-type="float">
            <text:p>7057</text:p>
          </table:table-cell>
          <table:table-cell table:style-name="ce3" office:value-type="float" office:value="14750" calcext:value-type="float">
            <text:p>14750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 calcext:value-type="string">
            <text:p>Linear Cost m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97" calcext:value-type="float">
            <text:p>1497</text:p>
          </table:table-cell>
          <table:table-cell table:style-name="ce3" office:value-type="float" office:value="2576" calcext:value-type="float">
            <text:p>2576</text:p>
          </table:table-cell>
          <table:table-cell table:number-columns-repeated="36"/>
        </table:table-row>
        <table:table-row table:style-name="ro1" table:number-rows-repeated="2">
          <table:table-cell table:number-columns-repeated="4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Dik - <text:s/>distances between city I to city k</text:p>
          </table:table-cell>
          <table:covered-table-cell table:number-columns-repeated="7" table:style-name="ce3"/>
          <table:table-cell table:number-columns-repeated="33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Albuquerqu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2225" calcext:value-type="float">
            <text:p>2225</text:p>
          </table:table-cell>
          <table:table-cell table:style-name="ce3" office:value-type="float" office:value="1641" calcext:value-type="float">
            <text:p>1641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1391" calcext:value-type="float">
            <text:p>1391</text:p>
          </table:table-cell>
          <table:table-cell table:style-name="ce3" office:value-type="float" office:value="1603" calcext:value-type="float">
            <text:p>1603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Atlanta</text:p>
          </table:table-cell>
          <table:table-cell table:style-name="ce3" office:value-type="float" office:value="1407" calcext:value-type="float">
            <text:p>1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12" calcext:value-type="float">
            <text:p>712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Boston</text:p>
          </table:table-cell>
          <table:table-cell table:style-name="ce3" office:value-type="float" office:value="2225" calcext:value-type="float">
            <text:p>2225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648" calcext:value-type="float">
            <text:p>648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Charlotte</text:p>
          </table:table-cell>
          <table:table-cell table:style-name="ce3" office:value-type="float" office:value="1641" calcext:value-type="float">
            <text:p>164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516" calcext:value-type="float">
            <text:p>516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Chicago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55" calcext:value-type="float">
            <text:p>355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Cincinnati</text:p>
          </table:table-cell>
          <table:table-cell table:style-name="ce3" office:value-type="float" office:value="1391" calcext:value-type="float">
            <text:p>139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33"/>
        </table:table-row>
        <table:table-row table:style-name="ro1">
          <table:table-cell/>
          <table:table-cell table:style-name="ce3" office:value-type="string" calcext:value-type="string">
            <text:p>Cleveland</text:p>
          </table:table-cell>
          <table:table-cell table:style-name="ce3" office:value-type="float" office:value="1603" calcext:value-type="float">
            <text:p>160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office:value-type="string" calcext:value-type="string">
            <text:p>city j </text:p>
          </table:table-cell>
          <table:table-cell table:number-columns-repeated="8" office:value-type="string" calcext:value-type="string">
            <text:p>&gt; 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ij lbs of parcels needed to be delivered from city I to city j</text:p>
          </table:table-cell>
          <table:covered-table-cell table:number-columns-repeated="7" table:style-name="ce3"/>
          <table:table-cell table:number-columns-repeated="33"/>
        </table:table-row>
        <table:table-row table:style-name="ro1">
          <table:table-cell office:value-type="string" calcext:value-type="string">
            <text:p>city I <text:s text:c="3"/></text:p>
          </table:table-cell>
          <table:table-cell table:style-name="ce3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style-name="ce15" office:value-type="string" calcext:value-type="string">
            <text:p>Total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Albuquerqu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6" calcext:value-type="float">
            <text:p>2356</text:p>
          </table:table-cell>
          <table:table-cell table:style-name="ce3" office:value-type="float" office:value="2051" calcext:value-type="float">
            <text:p>205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572" calcext:value-type="float">
            <text:p>457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47" calcext:value-type="float">
            <text:p>747</text:p>
          </table:table-cell>
          <table:table-cell table:style-name="ce16" table:formula="of:=SUM([.C28:.I28])" office:value-type="float" office:value="10613" calcext:value-type="float">
            <text:p>1061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float" office:value="2356" calcext:value-type="float">
            <text:p>2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45" calcext:value-type="float">
            <text:p>14045</text:p>
          </table:table-cell>
          <table:table-cell table:style-name="ce3" office:value-type="float" office:value="4610" calcext:value-type="float">
            <text:p>4610</text:p>
          </table:table-cell>
          <table:table-cell table:style-name="ce3" office:value-type="float" office:value="31313" calcext:value-type="float">
            <text:p>31313</text:p>
          </table:table-cell>
          <table:table-cell table:style-name="ce3" office:value-type="float" office:value="1465" calcext:value-type="float">
            <text:p>1465</text:p>
          </table:table-cell>
          <table:table-cell table:style-name="ce3" office:value-type="float" office:value="5112" calcext:value-type="float">
            <text:p>5112</text:p>
          </table:table-cell>
          <table:table-cell table:style-name="ce16" table:formula="of:=SUM([.C29:.I29])" office:value-type="float" office:value="58901" calcext:value-type="float">
            <text:p>589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float" office:value="2051" calcext:value-type="float">
            <text:p>2051</text:p>
          </table:table-cell>
          <table:table-cell table:style-name="ce3" office:value-type="float" office:value="14045" calcext:value-type="float">
            <text:p>14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4" calcext:value-type="float">
            <text:p>4014</text:p>
          </table:table-cell>
          <table:table-cell table:style-name="ce3" office:value-type="float" office:value="27261" calcext:value-type="float">
            <text:p>27261</text:p>
          </table:table-cell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4451" calcext:value-type="float">
            <text:p>4451</text:p>
          </table:table-cell>
          <table:table-cell table:style-name="ce16" table:formula="of:=SUM([.C30:.I30])" office:value-type="float" office:value="53098" calcext:value-type="float">
            <text:p>5309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610" calcext:value-type="float">
            <text:p>4610</text:p>
          </table:table-cell>
          <table:table-cell table:style-name="ce3" office:value-type="float" office:value="4014" calcext:value-type="float">
            <text:p>4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8" calcext:value-type="float">
            <text:p>894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61" calcext:value-type="float">
            <text:p>1461</text:p>
          </table:table-cell>
          <table:table-cell table:style-name="ce16" table:formula="of:=SUM([.C31:.I31])" office:value-type="float" office:value="20125" calcext:value-type="float">
            <text:p>201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float" office:value="4572" calcext:value-type="float">
            <text:p>4572</text:p>
          </table:table-cell>
          <table:table-cell table:style-name="ce3" office:value-type="float" office:value="31313" calcext:value-type="float">
            <text:p>31313</text:p>
          </table:table-cell>
          <table:table-cell table:style-name="ce3" office:value-type="float" office:value="27261" calcext:value-type="float">
            <text:p>27261</text:p>
          </table:table-cell>
          <table:table-cell table:style-name="ce3" office:value-type="float" office:value="8948" calcext:value-type="float">
            <text:p>8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4" calcext:value-type="float">
            <text:p>2844</text:p>
          </table:table-cell>
          <table:table-cell table:style-name="ce3" office:value-type="float" office:value="9923" calcext:value-type="float">
            <text:p>9923</text:p>
          </table:table-cell>
          <table:table-cell table:style-name="ce16" table:formula="of:=SUM([.C32:.I32])" office:value-type="float" office:value="84861" calcext:value-type="float">
            <text:p>84861</text:p>
          </table:table-cell>
          <table:table-cell table:number-columns-repeated="2"/>
          <table:table-cell office:value-type="string" calcext:value-type="string">
            <text:p>infinit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Cincinnati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465" calcext:value-type="float">
            <text:p>1465</text:p>
          </table:table-cell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844" calcext:value-type="float">
            <text:p>2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16" table:formula="of:=SUM([.C33:.I33])" office:value-type="float" office:value="6682" calcext:value-type="float">
            <text:p>6682</text:p>
          </table:table-cell>
          <table:table-cell table:number-columns-repeated="2"/>
          <table:table-cell office:value-type="float" office:value="1E+050" calcext:value-type="float">
            <text:p>1E+05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v</text:p>
          </table:table-cell>
          <table:table-cell table:style-name="ce3" office:value-type="string" calcext:value-type="string">
            <text:p>Cleveland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5112" calcext:value-type="float">
            <text:p>5112</text:p>
          </table:table-cell>
          <table:table-cell table:style-name="ce3" office:value-type="float" office:value="4451" calcext:value-type="float">
            <text:p>4451</text:p>
          </table:table-cell>
          <table:table-cell table:style-name="ce3" office:value-type="float" office:value="1461" calcext:value-type="float">
            <text:p>1461</text:p>
          </table:table-cell>
          <table:table-cell table:style-name="ce3" office:value-type="float" office:value="9923" calcext:value-type="float">
            <text:p>992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16" table:formula="of:=SUM([.C34:.I34])" office:value-type="float" office:value="22158" calcext:value-type="float">
            <text:p>22158</text:p>
          </table:table-cell>
          <table:table-cell table:number-columns-repeated="3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ik</text:p>
          </table:table-cell>
          <table:table-cell table:number-columns-repeated="9"/>
          <table:table-cell office:value-type="string" calcext:value-type="string">
            <text:p>aik - Cost of operating small type A aircraft from city I to city k</text:p>
          </table:table-cell>
          <table:table-cell table:number-columns-repeated="7"/>
          <table:table-cell office:value-type="string" calcext:value-type="string" table:number-columns-spanned="8" table:number-rows-spanned="1">
            <text:p>nik A – number of type A aircraft serving city I to city k and back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nik A * aik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3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2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office:value-type="string" calcext:value-type="string">
            <text:p>sum</text:p>
          </table:table-cell>
          <table:table-cell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D$9] + [.$D$10]*((2*i19d15)/[.$D$8])" office:value-type="string" office:string-value="" calcext:value-type="error">
            <text:p>#¿NOMBRE?</text:p>
          </table:table-cell>
          <table:table-cell table:formula="of:=[.$D$9] + [.$D$10]*((2*[.E15])/[.$D$8])" office:value-type="float" office:value="7640.73015873016" calcext:value-type="float">
            <text:p>7640.73015873016</text:p>
          </table:table-cell>
          <table:table-cell table:formula="of:=[.$D$9] + [.$D$10]*((2*[.F15])/[.$D$8])" office:value-type="float" office:value="5925.80952380952" calcext:value-type="float">
            <text:p>5925.80952380952</text:p>
          </table:table-cell>
          <table:table-cell table:formula="of:=[.$D$9] + [.$D$10]*((2*[.G15])/[.$D$8])" office:value-type="float" office:value="5027.2380952381" calcext:value-type="float">
            <text:p>5027.2380952381</text:p>
          </table:table-cell>
          <table:table-cell table:formula="of:=[.$D$9] + [.$D$10]*((2*[.H15])/[.$D$8])" office:value-type="float" office:value="5191.68253968254" calcext:value-type="float">
            <text:p>5191.68253968254</text:p>
          </table:table-cell>
          <table:table-cell table:formula="of:=[.$D$9] + [.$D$10]*((2*[.I15])/[.$D$8])" office:value-type="float" office:value="5814.22222222222" calcext:value-type="float">
            <text:p>5814.22222222222</text:p>
          </table:table-cell>
          <table:table-cell table:number-columns-repeated="2"/>
          <table:table-cell table:style-name="ce3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IF([.$D$7]&gt;=[.D15];[.D39];[.$M$33])" office:value-type="float" office:value="1E+050" calcext:value-type="float">
            <text:p>1E+050</text:p>
          </table:table-cell>
          <table:table-cell table:formula="of:=IF([.$D$7]&gt;=[.E15];[.E39];[.$M$33])" office:value-type="float" office:value="1E+050" calcext:value-type="float">
            <text:p>1E+050</text:p>
          </table:table-cell>
          <table:table-cell table:formula="of:=IF([.$D$7]&gt;=[.F15];[.F39];[.$M$33])" office:value-type="float" office:value="1E+050" calcext:value-type="float">
            <text:p>1E+050</text:p>
          </table:table-cell>
          <table:table-cell table:formula="of:=IF([.$D$7]&gt;=[.G15];[.G39];[.$M$33])" office:value-type="float" office:value="1E+050" calcext:value-type="float">
            <text:p>1E+050</text:p>
          </table:table-cell>
          <table:table-cell table:formula="of:=IF([.$D$7]&gt;=[.H15];[.H39];[.$M$33])" office:value-type="float" office:value="1E+050" calcext:value-type="float">
            <text:p>1E+050</text:p>
          </table:table-cell>
          <table:table-cell table:formula="of:=IF([.$D$7]&gt;=[.I15];[.I39];[.$M$33])" office:value-type="float" office:value="1E+050" calcext:value-type="float">
            <text:p>1E+050</text:p>
          </table:table-cell>
          <table:table-cell/>
          <table:table-cell table:style-name="ce3" office:value-type="string" calcext:value-type="string">
            <text:p>Albuquerque</text:p>
          </table:table-cell>
          <table:table-cell table:style-name="ce8"/>
          <table:table-cell table:style-name="ce20" table:number-columns-repeated="6"/>
          <table:table-cell table:formula="of:=SUM([.V39:.AB44])" office:value-type="float" office:value="0" calcext:value-type="float">
            <text:p>0</text:p>
          </table:table-cell>
          <table:table-cell table:style-name="ce3" office:value-type="string" calcext:value-type="string">
            <text:p>Albuquerque</text:p>
          </table:table-cell>
          <table:table-cell table:formula="of:=[.V39]*[.M39]" office:value-type="float" office:value="0" calcext:value-type="float">
            <text:p>0</text:p>
          </table:table-cell>
          <table:table-cell table:formula="of:=[.W39]*[.N39]" office:value-type="float" office:value="0" calcext:value-type="float">
            <text:p>0</text:p>
          </table:table-cell>
          <table:table-cell table:formula="of:=[.X39]*[.O39]" office:value-type="float" office:value="0" calcext:value-type="float">
            <text:p>0</text:p>
          </table:table-cell>
          <table:table-cell table:formula="of:=[.Y39]*[.P39]" office:value-type="float" office:value="0" calcext:value-type="float">
            <text:p>0</text:p>
          </table:table-cell>
          <table:table-cell table:formula="of:=[.Z39]*[.Q39]" office:value-type="float" office:value="0" calcext:value-type="float">
            <text:p>0</text:p>
          </table:table-cell>
          <table:table-cell table:formula="of:=[.AA39]*[.R39]" office:value-type="float" office:value="0" calcext:value-type="float">
            <text:p>0</text:p>
          </table:table-cell>
          <table:table-cell table:formula="of:=[.AB39]*[.S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tlanta</text:p>
          </table:table-cell>
          <table:table-cell table:formula="of:=[.$D$9] + [.$D$10]*((2*[.C16])/[.$D$8])" office:value-type="float" office:value="5238.66666666667" calcext:value-type="float">
            <text:p>5238.66666666667</text:p>
          </table:table-cell>
          <table:table-cell office:value-type="float" office:value="0" calcext:value-type="float">
            <text:p>0</text:p>
          </table:table-cell>
          <table:table-cell table:formula="of:=[.$D$9] + [.$D$10]*((2*[.E16])/[.$D$8])" office:value-type="float" office:value="4263.74603174603" calcext:value-type="float">
            <text:p>4263.74603174603</text:p>
          </table:table-cell>
          <table:table-cell table:formula="of:=[.$D$9] + [.$D$10]*((2*[.F16])/[.$D$8])" office:value-type="float" office:value="1811.7619047619" calcext:value-type="float">
            <text:p>1811.7619047619</text:p>
          </table:table-cell>
          <table:table-cell table:formula="of:=[.$D$9] + [.$D$10]*((2*[.G16])/[.$D$8])" office:value-type="float" office:value="3209.53968253968" calcext:value-type="float">
            <text:p>3209.53968253968</text:p>
          </table:table-cell>
          <table:table-cell table:formula="of:=[.$D$9] + [.$D$10]*((2*[.H16])/[.$D$8])" office:value-type="float" office:value="2457.79365079365" calcext:value-type="float">
            <text:p>2457.79365079365</text:p>
          </table:table-cell>
          <table:table-cell table:formula="of:=[.$D$9] + [.$D$10]*((2*[.I16])/[.$D$8])" office:value-type="float" office:value="3197.79365079365" calcext:value-type="float">
            <text:p>3197.79365079365</text:p>
          </table:table-cell>
          <table:table-cell table:number-columns-repeated="2"/>
          <table:table-cell table:style-name="ce3" office:value-type="string" calcext:value-type="string">
            <text:p>Atlanta</text:p>
          </table:table-cell>
          <table:table-cell table:formula="of:=IF([.$D$7]&gt;=[.C16];[.C40];[.$M$33])" office:value-type="float" office:value="1E+050" calcext:value-type="float">
            <text:p>1E+050</text:p>
          </table:table-cell>
          <table:table-cell office:value-type="float" office:value="0" calcext:value-type="float">
            <text:p>0</text:p>
          </table:table-cell>
          <table:table-cell table:formula="of:=IF([.$D$7]&gt;=[.E16];[.E40];[.$M$33])" office:value-type="float" office:value="1E+050" calcext:value-type="float">
            <text:p>1E+050</text:p>
          </table:table-cell>
          <table:table-cell table:formula="of:=IF([.$D$7]&gt;=[.F16];[.F40];[.$M$33])" office:value-type="float" office:value="1811.7619047619" calcext:value-type="float">
            <text:p>1811.7619047619</text:p>
          </table:table-cell>
          <table:table-cell table:formula="of:=IF([.$D$7]&gt;=[.G16];[.G40];[.$M$33])" office:value-type="float" office:value="3209.53968253968" calcext:value-type="float">
            <text:p>3209.53968253968</text:p>
          </table:table-cell>
          <table:table-cell table:formula="of:=IF([.$D$7]&gt;=[.H16];[.H40];[.$M$33])" office:value-type="float" office:value="2457.79365079365" calcext:value-type="float">
            <text:p>2457.79365079365</text:p>
          </table:table-cell>
          <table:table-cell table:formula="of:=IF([.$D$7]&gt;=[.I16];[.I40];[.$M$33])" office:value-type="float" office:value="3197.79365079365" calcext:value-type="float">
            <text:p>3197.79365079365</text:p>
          </table:table-cell>
          <table:table-cell/>
          <table:table-cell table:style-name="ce3" office:value-type="string" calcext:value-type="string">
            <text:p>Atlanta</text:p>
          </table:table-cell>
          <table:table-cell table:style-name="ce8"/>
          <table:table-cell table:style-name="ce18"/>
          <table:table-cell table:style-name="ce20" table:number-columns-repeated="5"/>
          <table:table-cell/>
          <table:table-cell table:style-name="ce3" office:value-type="string" calcext:value-type="string">
            <text:p>Atlanta</text:p>
          </table:table-cell>
          <table:table-cell table:formula="of:=[.V40]*[.M40]" office:value-type="float" office:value="0" calcext:value-type="float">
            <text:p>0</text:p>
          </table:table-cell>
          <table:table-cell table:formula="of:=[.W40]*[.N40]" office:value-type="float" office:value="0" calcext:value-type="float">
            <text:p>0</text:p>
          </table:table-cell>
          <table:table-cell table:formula="of:=[.X40]*[.O40]" office:value-type="float" office:value="0" calcext:value-type="float">
            <text:p>0</text:p>
          </table:table-cell>
          <table:table-cell table:formula="of:=[.Y40]*[.P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40]*[.R40]" office:value-type="float" office:value="0" calcext:value-type="float">
            <text:p>0</text:p>
          </table:table-cell>
          <table:table-cell table:formula="of:=[.AB40]*[.S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oston</text:p>
          </table:table-cell>
          <table:table-cell table:formula="of:=[.$D$9] + [.$D$10]*((2*[.C17])/[.$D$8])" office:value-type="float" office:value="7640.73015873016" calcext:value-type="float">
            <text:p>7640.73015873016</text:p>
          </table:table-cell>
          <table:table-cell table:formula="of:=[.$D$9] + [.$D$10]*((2*[.D17])/[.$D$8])" office:value-type="float" office:value="4263.74603174603" calcext:value-type="float">
            <text:p>4263.74603174603</text:p>
          </table:table-cell>
          <table:table-cell office:value-type="float" office:value="0" calcext:value-type="float">
            <text:p>0</text:p>
          </table:table-cell>
          <table:table-cell table:formula="of:=[.$D$9] + [.$D$10]*((2*[.F17])/[.$D$8])" office:value-type="float" office:value="3576.60317460317" calcext:value-type="float">
            <text:p>3576.60317460317</text:p>
          </table:table-cell>
          <table:table-cell table:formula="of:=[.$D$9] + [.$D$10]*((2*[.G17])/[.$D$8])" office:value-type="float" office:value="4087.55555555556" calcext:value-type="float">
            <text:p>4087.55555555556</text:p>
          </table:table-cell>
          <table:table-cell table:formula="of:=[.$D$9] + [.$D$10]*((2*[.H17])/[.$D$8])" office:value-type="float" office:value="3658.8253968254" calcext:value-type="float">
            <text:p>3658.8253968254</text:p>
          </table:table-cell>
          <table:table-cell table:formula="of:=[.$D$9] + [.$D$10]*((2*[.I17])/[.$D$8])" office:value-type="float" office:value="3009.85714285714" calcext:value-type="float">
            <text:p>3009.85714285714</text:p>
          </table:table-cell>
          <table:table-cell table:number-columns-repeated="2"/>
          <table:table-cell table:style-name="ce3" office:value-type="string" calcext:value-type="string">
            <text:p>Boston</text:p>
          </table:table-cell>
          <table:table-cell table:formula="of:=IF([.$D$7]&gt;=[.C17];[.C41];[.$M$33])" office:value-type="float" office:value="1E+050" calcext:value-type="float">
            <text:p>1E+050</text:p>
          </table:table-cell>
          <table:table-cell table:formula="of:=IF([.$D$7]&gt;=[.D17];[.D41];[.$M$33])" office:value-type="float" office:value="1E+050" calcext:value-type="float">
            <text:p>1E+050</text:p>
          </table:table-cell>
          <table:table-cell office:value-type="float" office:value="0" calcext:value-type="float">
            <text:p>0</text:p>
          </table:table-cell>
          <table:table-cell table:formula="of:=IF([.$D$7]&gt;=[.F17];[.F41];[.$M$33])" office:value-type="float" office:value="3576.60317460317" calcext:value-type="float">
            <text:p>3576.60317460317</text:p>
          </table:table-cell>
          <table:table-cell table:formula="of:=IF([.$D$7]&gt;=[.G17];[.G41];[.$M$33])" office:value-type="float" office:value="4087.55555555556" calcext:value-type="float">
            <text:p>4087.55555555556</text:p>
          </table:table-cell>
          <table:table-cell table:formula="of:=IF([.$D$7]&gt;=[.H17];[.H41];[.$M$33])" office:value-type="float" office:value="3658.8253968254" calcext:value-type="float">
            <text:p>3658.8253968254</text:p>
          </table:table-cell>
          <table:table-cell table:formula="of:=IF([.$D$7]&gt;=[.I17];[.I41];[.$M$33])" office:value-type="float" office:value="3009.85714285714" calcext:value-type="float">
            <text:p>3009.85714285714</text:p>
          </table:table-cell>
          <table:table-cell/>
          <table:table-cell table:style-name="ce3" office:value-type="string" calcext:value-type="string">
            <text:p>Boston</text:p>
          </table:table-cell>
          <table:table-cell table:style-name="ce8"/>
          <table:table-cell table:style-name="ce18" table:number-columns-repeated="2"/>
          <table:table-cell table:style-name="ce20" table:number-columns-repeated="4"/>
          <table:table-cell/>
          <table:table-cell table:style-name="ce3" office:value-type="string" calcext:value-type="string">
            <text:p>Boston</text:p>
          </table:table-cell>
          <table:table-cell table:formula="of:=[.V41]*[.M41]" office:value-type="float" office:value="0" calcext:value-type="float">
            <text:p>0</text:p>
          </table:table-cell>
          <table:table-cell table:formula="of:=[.W41]*[.N41]" office:value-type="float" office:value="0" calcext:value-type="float">
            <text:p>0</text:p>
          </table:table-cell>
          <table:table-cell table:formula="of:=[.X41]*[.O41]" office:value-type="float" office:value="0" calcext:value-type="float">
            <text:p>0</text:p>
          </table:table-cell>
          <table:table-cell table:formula="of:=[.Y41]*[.P41]" office:value-type="float" office:value="0" calcext:value-type="float">
            <text:p>0</text:p>
          </table:table-cell>
          <table:table-cell table:formula="of:=[.Z41]*[.Q41]" office:value-type="float" office:value="0" calcext:value-type="float">
            <text:p>0</text:p>
          </table:table-cell>
          <table:table-cell table:formula="of:=[.AA41]*[.R41]" office:value-type="float" office:value="0" calcext:value-type="float">
            <text:p>0</text:p>
          </table:table-cell>
          <table:table-cell table:formula="of:=[.AB41]*[.S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harlotte</text:p>
          </table:table-cell>
          <table:table-cell table:formula="of:=[.$D$9] + [.$D$10]*((2*[.C18])/[.$D$8])" office:value-type="float" office:value="5925.80952380952" calcext:value-type="float">
            <text:p>5925.80952380952</text:p>
          </table:table-cell>
          <table:table-cell table:formula="of:=[.$D$9] + [.$D$10]*((2*[.D18])/[.$D$8])" office:value-type="float" office:value="1811.7619047619" calcext:value-type="float">
            <text:p>1811.7619047619</text:p>
          </table:table-cell>
          <table:table-cell table:formula="of:=[.$D$9] + [.$D$10]*((2*[.E18])/[.$D$8])" office:value-type="float" office:value="3576.60317460317" calcext:value-type="float">
            <text:p>3576.60317460317</text:p>
          </table:table-cell>
          <table:table-cell office:value-type="float" office:value="0" calcext:value-type="float">
            <text:p>0</text:p>
          </table:table-cell>
          <table:table-cell table:formula="of:=[.$D$9] + [.$D$10]*((2*[.G18])/[.$D$8])" office:value-type="float" office:value="3412.15873015873" calcext:value-type="float">
            <text:p>3412.15873015873</text:p>
          </table:table-cell>
          <table:table-cell table:formula="of:=[.$D$9] + [.$D$10]*((2*[.H18])/[.$D$8])" office:value-type="float" office:value="2537.07936507936" calcext:value-type="float">
            <text:p>2537.07936507936</text:p>
          </table:table-cell>
          <table:table-cell table:formula="of:=[.$D$9] + [.$D$10]*((2*[.I18])/[.$D$8])" office:value-type="float" office:value="2622.2380952381" calcext:value-type="float">
            <text:p>2622.2380952381</text:p>
          </table:table-cell>
          <table:table-cell table:number-columns-repeated="2"/>
          <table:table-cell table:style-name="ce3" office:value-type="string" calcext:value-type="string">
            <text:p>Charlotte</text:p>
          </table:table-cell>
          <table:table-cell table:formula="of:=IF([.$D$7]&gt;=[.C18];[.C42];[.$M$33])" office:value-type="float" office:value="1E+050" calcext:value-type="float">
            <text:p>1E+050</text:p>
          </table:table-cell>
          <table:table-cell table:formula="of:=IF([.$D$7]&gt;=[.D18];[.D42];[.$M$33])" office:value-type="float" office:value="1811.7619047619" calcext:value-type="float">
            <text:p>1811.7619047619</text:p>
          </table:table-cell>
          <table:table-cell table:formula="of:=IF([.$D$7]&gt;=[.E18];[.E42];[.$M$33])" office:value-type="float" office:value="3576.60317460317" calcext:value-type="float">
            <text:p>3576.60317460317</text:p>
          </table:table-cell>
          <table:table-cell office:value-type="float" office:value="0" calcext:value-type="float">
            <text:p>0</text:p>
          </table:table-cell>
          <table:table-cell table:formula="of:=IF([.$D$7]&gt;=[.G18];[.G42];[.$M$33])" office:value-type="float" office:value="3412.15873015873" calcext:value-type="float">
            <text:p>3412.15873015873</text:p>
          </table:table-cell>
          <table:table-cell table:formula="of:=IF([.$D$7]&gt;=[.H18];[.H42];[.$M$33])" office:value-type="float" office:value="2537.07936507936" calcext:value-type="float">
            <text:p>2537.07936507936</text:p>
          </table:table-cell>
          <table:table-cell table:formula="of:=IF([.$D$7]&gt;=[.I18];[.I42];[.$M$33])" office:value-type="float" office:value="2622.2380952381" calcext:value-type="float">
            <text:p>2622.2380952381</text:p>
          </table:table-cell>
          <table:table-cell/>
          <table:table-cell table:style-name="ce3" office:value-type="string" calcext:value-type="string">
            <text:p>Charlotte</text:p>
          </table:table-cell>
          <table:table-cell table:style-name="ce8"/>
          <table:table-cell table:style-name="ce18" table:number-columns-repeated="3"/>
          <table:table-cell table:style-name="ce20" table:number-columns-repeated="3"/>
          <table:table-cell/>
          <table:table-cell table:style-name="ce3" office:value-type="string" calcext:value-type="string">
            <text:p>Charlotte</text:p>
          </table:table-cell>
          <table:table-cell table:formula="of:=[.V42]*[.M42]" office:value-type="float" office:value="0" calcext:value-type="float">
            <text:p>0</text:p>
          </table:table-cell>
          <table:table-cell table:formula="of:=[.W42]*[.N42]" office:value-type="float" office:value="0" calcext:value-type="float">
            <text:p>0</text:p>
          </table:table-cell>
          <table:table-cell table:formula="of:=[.X42]*[.O42]" office:value-type="float" office:value="0" calcext:value-type="float">
            <text:p>0</text:p>
          </table:table-cell>
          <table:table-cell table:formula="of:=[.Y42]*[.P42]" office:value-type="float" office:value="0" calcext:value-type="float">
            <text:p>0</text:p>
          </table:table-cell>
          <table:table-cell table:formula="of:=[.Z42]*[.Q42]" office:value-type="float" office:value="0" calcext:value-type="float">
            <text:p>0</text:p>
          </table:table-cell>
          <table:table-cell table:formula="of:=[.AA42]*[.R42]" office:value-type="float" office:value="0" calcext:value-type="float">
            <text:p>0</text:p>
          </table:table-cell>
          <table:table-cell table:formula="of:=[.AB42]*[.S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hicago</text:p>
          </table:table-cell>
          <table:table-cell table:formula="of:=[.$D$9] + [.$D$10]*((2*[.C19])/[.$D$8])" office:value-type="float" office:value="5027.2380952381" calcext:value-type="float">
            <text:p>5027.2380952381</text:p>
          </table:table-cell>
          <table:table-cell table:formula="of:=[.$D$9] + [.$D$10]*((2*[.D19])/[.$D$8])" office:value-type="float" office:value="3209.53968253968" calcext:value-type="float">
            <text:p>3209.53968253968</text:p>
          </table:table-cell>
          <table:table-cell table:formula="of:=[.$D$9] + [.$D$10]*((2*[.E19])/[.$D$8])" office:value-type="float" office:value="4087.55555555556" calcext:value-type="float">
            <text:p>4087.55555555556</text:p>
          </table:table-cell>
          <table:table-cell table:formula="of:=[.$D$9] + [.$D$10]*((2*[.F19])/[.$D$8])" office:value-type="float" office:value="3412.15873015873" calcext:value-type="float">
            <text:p>3412.15873015873</text:p>
          </table:table-cell>
          <table:table-cell office:value-type="float" office:value="0" calcext:value-type="float">
            <text:p>0</text:p>
          </table:table-cell>
          <table:table-cell table:formula="of:=[.$D$9] + [.$D$10]*((2*[.H19])/[.$D$8])" office:value-type="float" office:value="1985.01587301587" calcext:value-type="float">
            <text:p>1985.01587301587</text:p>
          </table:table-cell>
          <table:table-cell table:formula="of:=[.$D$9] + [.$D$10]*((2*[.I19])/[.$D$8])" office:value-type="float" office:value="2149.46031746032" calcext:value-type="float">
            <text:p>2149.46031746032</text:p>
          </table:table-cell>
          <table:table-cell table:number-columns-repeated="2"/>
          <table:table-cell table:style-name="ce3" office:value-type="string" calcext:value-type="string">
            <text:p>Chicago</text:p>
          </table:table-cell>
          <table:table-cell table:formula="of:=IF([.$D$7]&gt;=[.C19];[.C43];[.$M$33])" office:value-type="float" office:value="1E+050" calcext:value-type="float">
            <text:p>1E+050</text:p>
          </table:table-cell>
          <table:table-cell table:formula="of:=IF([.$D$7]&gt;=[.D19];[.D43];[.$M$33])" office:value-type="float" office:value="3209.53968253968" calcext:value-type="float">
            <text:p>3209.53968253968</text:p>
          </table:table-cell>
          <table:table-cell table:formula="of:=IF([.$D$7]&gt;=[.E19];[.E43];[.$M$33])" office:value-type="float" office:value="4087.55555555556" calcext:value-type="float">
            <text:p>4087.55555555556</text:p>
          </table:table-cell>
          <table:table-cell table:formula="of:=IF([.$D$7]&gt;=[.F19];[.F43];[.$M$33])" office:value-type="float" office:value="3412.15873015873" calcext:value-type="float">
            <text:p>3412.15873015873</text:p>
          </table:table-cell>
          <table:table-cell office:value-type="float" office:value="0" calcext:value-type="float">
            <text:p>0</text:p>
          </table:table-cell>
          <table:table-cell table:formula="of:=IF([.$D$7]&gt;=[.H19];[.H43];[.$M$33])" office:value-type="float" office:value="1985.01587301587" calcext:value-type="float">
            <text:p>1985.01587301587</text:p>
          </table:table-cell>
          <table:table-cell table:formula="of:=IF([.$D$7]&gt;=[.I19];[.I43];[.$M$33])" office:value-type="float" office:value="2149.46031746032" calcext:value-type="float">
            <text:p>2149.46031746032</text:p>
          </table:table-cell>
          <table:table-cell/>
          <table:table-cell table:style-name="ce3" office:value-type="string" calcext:value-type="string">
            <text:p>Chicago</text:p>
          </table:table-cell>
          <table:table-cell table:style-name="ce8"/>
          <table:table-cell table:style-name="ce18" table:number-columns-repeated="4"/>
          <table:table-cell table:style-name="ce20" table:number-columns-repeated="2"/>
          <table:table-cell/>
          <table:table-cell table:style-name="ce3" office:value-type="string" calcext:value-type="string">
            <text:p>Chicago</text:p>
          </table:table-cell>
          <table:table-cell table:formula="of:=[.V43]*[.M43]" office:value-type="float" office:value="0" calcext:value-type="float">
            <text:p>0</text:p>
          </table:table-cell>
          <table:table-cell table:formula="of:=[.W43]*[.N43]" office:value-type="float" office:value="0" calcext:value-type="float">
            <text:p>0</text:p>
          </table:table-cell>
          <table:table-cell table:formula="of:=[.X43]*[.O43]" office:value-type="float" office:value="0" calcext:value-type="float">
            <text:p>0</text:p>
          </table:table-cell>
          <table:table-cell table:formula="of:=[.Y43]*[.P43]" office:value-type="float" office:value="0" calcext:value-type="float">
            <text:p>0</text:p>
          </table:table-cell>
          <table:table-cell table:formula="of:=[.Z43]*[.Q43]" office:value-type="float" office:value="0" calcext:value-type="float">
            <text:p>0</text:p>
          </table:table-cell>
          <table:table-cell table:formula="of:=[.AA43]*[.R43]" office:value-type="float" office:value="0" calcext:value-type="float">
            <text:p>0</text:p>
          </table:table-cell>
          <table:table-cell table:formula="of:=[.AB43]*[.S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incinnati</text:p>
          </table:table-cell>
          <table:table-cell table:formula="of:=[.$D$9] + [.$D$10]*((2*[.C20])/[.$D$8])" office:value-type="float" office:value="5191.68253968254" calcext:value-type="float">
            <text:p>5191.68253968254</text:p>
          </table:table-cell>
          <table:table-cell table:formula="of:=[.$D$9] + [.$D$10]*((2*[.D20])/[.$D$8])" office:value-type="float" office:value="2457.79365079365" calcext:value-type="float">
            <text:p>2457.79365079365</text:p>
          </table:table-cell>
          <table:table-cell table:formula="of:=[.$D$9] + [.$D$10]*((2*[.E20])/[.$D$8])" office:value-type="float" office:value="3658.8253968254" calcext:value-type="float">
            <text:p>3658.8253968254</text:p>
          </table:table-cell>
          <table:table-cell table:formula="of:=[.$D$9] + [.$D$10]*((2*[.F20])/[.$D$8])" office:value-type="float" office:value="2537.07936507936" calcext:value-type="float">
            <text:p>2537.07936507936</text:p>
          </table:table-cell>
          <table:table-cell table:formula="of:=[.$D$9] + [.$D$10]*((2*[.G20])/[.$D$8])" office:value-type="float" office:value="1985.01587301587" calcext:value-type="float">
            <text:p>1985.01587301587</text:p>
          </table:table-cell>
          <table:table-cell office:value-type="float" office:value="0" calcext:value-type="float">
            <text:p>0</text:p>
          </table:table-cell>
          <table:table-cell table:formula="of:=[.$D$9] + [.$D$10]*((2*[.I20])/[.$D$8])" office:value-type="float" office:value="1847" calcext:value-type="float">
            <text:p>1847</text:p>
          </table:table-cell>
          <table:table-cell table:number-columns-repeated="2"/>
          <table:table-cell table:style-name="ce3" office:value-type="string" calcext:value-type="string">
            <text:p>Cincinnati</text:p>
          </table:table-cell>
          <table:table-cell table:formula="of:=IF([.$D$7]&gt;=[.C20];[.C44];[.$M$33])" office:value-type="float" office:value="1E+050" calcext:value-type="float">
            <text:p>1E+050</text:p>
          </table:table-cell>
          <table:table-cell table:formula="of:=IF([.$D$7]&gt;=[.D20];[.D44];[.$M$33])" office:value-type="float" office:value="2457.79365079365" calcext:value-type="float">
            <text:p>2457.79365079365</text:p>
          </table:table-cell>
          <table:table-cell table:formula="of:=IF([.$D$7]&gt;=[.E20];[.E44];[.$M$33])" office:value-type="float" office:value="3658.8253968254" calcext:value-type="float">
            <text:p>3658.8253968254</text:p>
          </table:table-cell>
          <table:table-cell table:formula="of:=IF([.$D$7]&gt;=[.F20];[.F44];[.$M$33])" office:value-type="float" office:value="2537.07936507936" calcext:value-type="float">
            <text:p>2537.07936507936</text:p>
          </table:table-cell>
          <table:table-cell table:formula="of:=IF([.$D$7]&gt;=[.G20];[.G44];[.$M$33])" office:value-type="float" office:value="1985.01587301587" calcext:value-type="float">
            <text:p>1985.01587301587</text:p>
          </table:table-cell>
          <table:table-cell office:value-type="float" office:value="0" calcext:value-type="float">
            <text:p>0</text:p>
          </table:table-cell>
          <table:table-cell table:formula="of:=IF([.$D$7]&gt;=[.I20];[.I44];[.$M$33])" office:value-type="float" office:value="1847" calcext:value-type="float">
            <text:p>1847</text:p>
          </table:table-cell>
          <table:table-cell/>
          <table:table-cell table:style-name="ce3" office:value-type="string" calcext:value-type="string">
            <text:p>Cincinnati</text:p>
          </table:table-cell>
          <table:table-cell table:style-name="ce8"/>
          <table:table-cell table:style-name="ce18" table:number-columns-repeated="5"/>
          <table:table-cell table:style-name="ce20"/>
          <table:table-cell/>
          <table:table-cell table:style-name="ce3" office:value-type="string" calcext:value-type="string">
            <text:p>Cincinnati</text:p>
          </table:table-cell>
          <table:table-cell table:formula="of:=[.V44]*[.M44]" office:value-type="float" office:value="0" calcext:value-type="float">
            <text:p>0</text:p>
          </table:table-cell>
          <table:table-cell table:formula="of:=[.W44]*[.N44]" office:value-type="float" office:value="0" calcext:value-type="float">
            <text:p>0</text:p>
          </table:table-cell>
          <table:table-cell table:formula="of:=[.X44]*[.O44]" office:value-type="float" office:value="0" calcext:value-type="float">
            <text:p>0</text:p>
          </table:table-cell>
          <table:table-cell table:formula="of:=[.Y44]*[.P44]" office:value-type="float" office:value="0" calcext:value-type="float">
            <text:p>0</text:p>
          </table:table-cell>
          <table:table-cell table:formula="of:=[.Z44]*[.Q44]" office:value-type="float" office:value="0" calcext:value-type="float">
            <text:p>0</text:p>
          </table:table-cell>
          <table:table-cell table:formula="of:=[.AA44]*[.R44]" office:value-type="float" office:value="0" calcext:value-type="float">
            <text:p>0</text:p>
          </table:table-cell>
          <table:table-cell table:formula="of:=[.AB44]*[.S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leveland</text:p>
          </table:table-cell>
          <table:table-cell table:formula="of:=[.$D$9] + [.$D$10]*((2*[.C21])/[.$D$8])" office:value-type="float" office:value="5814.22222222222" calcext:value-type="float">
            <text:p>5814.22222222222</text:p>
          </table:table-cell>
          <table:table-cell table:formula="of:=[.$D$9] + [.$D$10]*((2*[.D21])/[.$D$8])" office:value-type="float" office:value="3197.79365079365" calcext:value-type="float">
            <text:p>3197.79365079365</text:p>
          </table:table-cell>
          <table:table-cell table:formula="of:=[.$D$9] + [.$D$10]*((2*[.E21])/[.$D$8])" office:value-type="float" office:value="3009.85714285714" calcext:value-type="float">
            <text:p>3009.85714285714</text:p>
          </table:table-cell>
          <table:table-cell table:formula="of:=[.$D$9] + [.$D$10]*((2*[.F21])/[.$D$8])" office:value-type="float" office:value="2622.2380952381" calcext:value-type="float">
            <text:p>2622.2380952381</text:p>
          </table:table-cell>
          <table:table-cell table:formula="of:=[.$D$9] + [.$D$10]*((2*[.G21])/[.$D$8])" office:value-type="float" office:value="2149.46031746032" calcext:value-type="float">
            <text:p>2149.46031746032</text:p>
          </table:table-cell>
          <table:table-cell table:formula="of:=[.$D$9] + [.$D$10]*((2*[.H21])/[.$D$8])"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Cleveland</text:p>
          </table:table-cell>
          <table:table-cell table:formula="of:=IF([.$D$7]&gt;=[.C21];[.C45];[.$M$33])" office:value-type="float" office:value="1E+050" calcext:value-type="float">
            <text:p>1E+050</text:p>
          </table:table-cell>
          <table:table-cell table:formula="of:=IF([.$D$7]&gt;=[.D21];[.D45];[.$M$33])" office:value-type="float" office:value="3197.79365079365" calcext:value-type="float">
            <text:p>3197.79365079365</text:p>
          </table:table-cell>
          <table:table-cell table:formula="of:=IF([.$D$7]&gt;=[.E21];[.E45];[.$M$33])" office:value-type="float" office:value="3009.85714285714" calcext:value-type="float">
            <text:p>3009.85714285714</text:p>
          </table:table-cell>
          <table:table-cell table:formula="of:=IF([.$D$7]&gt;=[.F21];[.F45];[.$M$33])" office:value-type="float" office:value="2622.2380952381" calcext:value-type="float">
            <text:p>2622.2380952381</text:p>
          </table:table-cell>
          <table:table-cell table:formula="of:=IF([.$D$7]&gt;=[.G21];[.G45];[.$M$33])" office:value-type="float" office:value="2149.46031746032" calcext:value-type="float">
            <text:p>2149.46031746032</text:p>
          </table:table-cell>
          <table:table-cell table:formula="of:=IF([.$D$7]&gt;=[.H21];[.H45];[.$M$33])"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eveland</text:p>
          </table:table-cell>
          <table:table-cell table:style-name="ce8"/>
          <table:table-cell table:style-name="ce18" table:number-columns-repeated="6"/>
          <table:table-cell/>
          <table:table-cell table:style-name="ce3" office:value-type="string" calcext:value-type="string">
            <text:p>Cleveland</text:p>
          </table:table-cell>
          <table:table-cell table:formula="of:=[.V45]*[.M45]" office:value-type="float" office:value="0" calcext:value-type="float">
            <text:p>0</text:p>
          </table:table-cell>
          <table:table-cell table:formula="of:=[.W45]*[.N45]" office:value-type="float" office:value="0" calcext:value-type="float">
            <text:p>0</text:p>
          </table:table-cell>
          <table:table-cell table:formula="of:=[.X45]*[.O45]" office:value-type="float" office:value="0" calcext:value-type="float">
            <text:p>0</text:p>
          </table:table-cell>
          <table:table-cell table:formula="of:=[.Y45]*[.P45]" office:value-type="float" office:value="0" calcext:value-type="float">
            <text:p>0</text:p>
          </table:table-cell>
          <table:table-cell table:formula="of:=[.Z45]*[.Q45]" office:value-type="float" office:value="0" calcext:value-type="float">
            <text:p>0</text:p>
          </table:table-cell>
          <table:table-cell table:formula="of:=[.AA45]*[.R45]" office:value-type="float" office:value="0" calcext:value-type="float">
            <text:p>0</text:p>
          </table:table-cell>
          <table:table-cell table:formula="of:=[.AB45]*[.S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1"/>
          <table:table-cell table:style-name="Default" table:number-columns-repeated="7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bik</text:p>
          </table:table-cell>
          <table:table-cell table:number-columns-repeated="9"/>
          <table:table-cell office:value-type="string" calcext:value-type="string">
            <text:p>bik - Cost of operating medium type B aircraft from city I to city k</text:p>
          </table:table-cell>
          <table:table-cell table:number-columns-repeated="7"/>
          <table:table-cell office:value-type="string" calcext:value-type="string" table:number-columns-spanned="8" table:number-rows-spanned="1">
            <text:p>nik B – number of type B aircraft serving city I to city k and back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nik B * bik</text:p>
          </table:table-cell>
          <table:table-cell table:number-columns-repeated="8"/>
          <table:table-cell table:style-name="ce3"/>
          <table:table-cell table:style-name="ce3" office:value-type="string" calcext:value-type="string">
            <text:p>Cost function 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3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2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2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2"/>
          <table:table-cell table:style-name="ce3" office:value-type="string" calcext:value-type="string">
            <text:p>Z =</text:p>
          </table:table-cell>
          <table:table-cell table:style-name="ce26" table:formula="of:=SUM([.AE39:.AK45])+SUM([.AE49:.AK55])+SUM([.AE59:.AK6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E$9] + [.$E$10]*(2*[.D15])/[.$E$8]" office:value-type="float" office:value="16116.264516129" calcext:value-type="float">
            <text:p>16116.264516129</text:p>
          </table:table-cell>
          <table:table-cell table:formula="of:=[.$E$9] + [.$E$10]*(2*[.E15])/[.$E$8]" office:value-type="float" office:value="21383.1290322581" calcext:value-type="float">
            <text:p>21383.1290322581</text:p>
          </table:table-cell>
          <table:table-cell table:formula="of:=[.$E$9] + [.$E$10]*(2*[.F15])/[.$E$8]" office:value-type="float" office:value="17622.9225806452" calcext:value-type="float">
            <text:p>17622.9225806452</text:p>
          </table:table-cell>
          <table:table-cell table:formula="of:=[.$E$9] + [.$E$10]*(2*[.G15])/[.$E$8]" office:value-type="float" office:value="15652.6774193548" calcext:value-type="float">
            <text:p>15652.6774193548</text:p>
          </table:table-cell>
          <table:table-cell table:formula="of:=[.$E$9] + [.$E$10]*(2*[.H15])/[.$E$8]" office:value-type="float" office:value="16013.2451612903" calcext:value-type="float">
            <text:p>16013.2451612903</text:p>
          </table:table-cell>
          <table:table-cell table:formula="of:=[.$E$9] + [.$E$10]*(2*[.I15])/[.$E$8]" office:value-type="float" office:value="17378.2516129032" calcext:value-type="float">
            <text:p>17378.2516129032</text:p>
          </table:table-cell>
          <table:table-cell table:number-columns-repeated="2"/>
          <table:table-cell table:style-name="ce3" office:value-type="string" calcext:value-type="string">
            <text:p>Albuquerque</text:p>
          </table:table-cell>
          <table:table-cell table:formula="of:=IF([.$E$7]&gt;=[.C15];[.C49];[.$M$33])" office:value-type="float" office:value="0" calcext:value-type="float">
            <text:p>0</text:p>
          </table:table-cell>
          <table:table-cell table:formula="of:=IF([.$E$7]&gt;=[.D15];[.D49];[.$M$33])" office:value-type="float" office:value="16116.264516129" calcext:value-type="float">
            <text:p>16116.264516129</text:p>
          </table:table-cell>
          <table:table-cell table:formula="of:=IF([.$E$7]&gt;=[.E15];[.E49];[.$M$33])" office:value-type="float" office:value="21383.1290322581" calcext:value-type="float">
            <text:p>21383.1290322581</text:p>
          </table:table-cell>
          <table:table-cell table:formula="of:=IF([.$E$7]&gt;=[.F15];[.F49];[.$M$33])" office:value-type="float" office:value="17622.9225806452" calcext:value-type="float">
            <text:p>17622.9225806452</text:p>
          </table:table-cell>
          <table:table-cell table:formula="of:=IF([.$E$7]&gt;=[.G15];[.G49];[.$M$33])" office:value-type="float" office:value="15652.6774193548" calcext:value-type="float">
            <text:p>15652.6774193548</text:p>
          </table:table-cell>
          <table:table-cell table:formula="of:=IF([.$E$7]&gt;=[.H15];[.H49];[.$M$33])" office:value-type="float" office:value="16013.2451612903" calcext:value-type="float">
            <text:p>16013.2451612903</text:p>
          </table:table-cell>
          <table:table-cell table:formula="of:=IF([.$E$7]&gt;=[.I15];[.I49];[.$M$33])" office:value-type="float" office:value="17378.2516129032" calcext:value-type="float">
            <text:p>17378.2516129032</text:p>
          </table:table-cell>
          <table:table-cell/>
          <table:table-cell table:style-name="ce3" office:value-type="string" calcext:value-type="string">
            <text:p>Albuquerque</text:p>
          </table:table-cell>
          <table:table-cell table:style-name="ce18"/>
          <table:table-cell table:style-name="ce20" table:number-columns-repeated="6"/>
          <table:table-cell table:formula="of:=SUM([.V49:.AB54])" office:value-type="float" office:value="0" calcext:value-type="float">
            <text:p>0</text:p>
          </table:table-cell>
          <table:table-cell table:style-name="ce3" office:value-type="string" calcext:value-type="string">
            <text:p>Albuquerque</text:p>
          </table:table-cell>
          <table:table-cell table:formula="of:=[.V49]*[.M49]" office:value-type="float" office:value="0" calcext:value-type="float">
            <text:p>0</text:p>
          </table:table-cell>
          <table:table-cell table:formula="of:=[.W49]*[.N49]" office:value-type="float" office:value="0" calcext:value-type="float">
            <text:p>0</text:p>
          </table:table-cell>
          <table:table-cell table:formula="of:=[.X49]*[.O49]" office:value-type="float" office:value="0" calcext:value-type="float">
            <text:p>0</text:p>
          </table:table-cell>
          <table:table-cell table:formula="of:=[.Y49]*[.P49]" office:value-type="float" office:value="0" calcext:value-type="float">
            <text:p>0</text:p>
          </table:table-cell>
          <table:table-cell table:formula="of:=[.Z49]*[.Q49]" office:value-type="float" office:value="0" calcext:value-type="float">
            <text:p>0</text:p>
          </table:table-cell>
          <table:table-cell table:formula="of:=[.AA49]*[.R49]" office:value-type="float" office:value="0" calcext:value-type="float">
            <text:p>0</text:p>
          </table:table-cell>
          <table:table-cell table:formula="of:=[.AB49]*[.S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tlanta</text:p>
          </table:table-cell>
          <table:table-cell table:formula="of:=[.$E$9] + [.$E$10]*(2*[.C16])/[.$E$8]" office:value-type="float" office:value="16116.264516129" calcext:value-type="float">
            <text:p>16116.264516129</text:p>
          </table:table-cell>
          <table:table-cell office:value-type="float" office:value="0" calcext:value-type="float">
            <text:p>0</text:p>
          </table:table-cell>
          <table:table-cell table:formula="of:=[.$E$9] + [.$E$10]*(2*[.E16])/[.$E$8]" office:value-type="float" office:value="13978.6129032258" calcext:value-type="float">
            <text:p>13978.6129032258</text:p>
          </table:table-cell>
          <table:table-cell table:formula="of:=[.$E$9] + [.$E$10]*(2*[.F16])/[.$E$8]" office:value-type="float" office:value="8602.29032258065" calcext:value-type="float">
            <text:p>8602.29032258065</text:p>
          </table:table-cell>
          <table:table-cell table:formula="of:=[.$E$9] + [.$E$10]*(2*[.G16])/[.$E$8]" office:value-type="float" office:value="11667.1161290323" calcext:value-type="float">
            <text:p>11667.1161290323</text:p>
          </table:table-cell>
          <table:table-cell table:formula="of:=[.$E$9] + [.$E$10]*(2*[.H16])/[.$E$8]" office:value-type="float" office:value="10018.8064516129" calcext:value-type="float">
            <text:p>10018.8064516129</text:p>
          </table:table-cell>
          <table:table-cell table:formula="of:=[.$E$9] + [.$E$10]*(2*[.I16])/[.$E$8]" office:value-type="float" office:value="11641.3612903226" calcext:value-type="float">
            <text:p>11641.3612903226</text:p>
          </table:table-cell>
          <table:table-cell table:number-columns-repeated="2"/>
          <table:table-cell table:style-name="ce3" office:value-type="string" calcext:value-type="string">
            <text:p>Atlanta</text:p>
          </table:table-cell>
          <table:table-cell table:formula="of:=IF([.$E$7]&gt;=[.C16];[.C50];[.$M$33])" office:value-type="float" office:value="16116.264516129" calcext:value-type="float">
            <text:p>16116.264516129</text:p>
          </table:table-cell>
          <table:table-cell table:formula="of:=IF([.$E$7]&gt;=[.D16];[.D50];[.$M$33])" office:value-type="float" office:value="0" calcext:value-type="float">
            <text:p>0</text:p>
          </table:table-cell>
          <table:table-cell table:formula="of:=IF([.$E$7]&gt;=[.E16];[.E50];[.$M$33])" office:value-type="float" office:value="13978.6129032258" calcext:value-type="float">
            <text:p>13978.6129032258</text:p>
          </table:table-cell>
          <table:table-cell table:formula="of:=IF([.$E$7]&gt;=[.F16];[.F50];[.$M$33])" office:value-type="float" office:value="8602.29032258065" calcext:value-type="float">
            <text:p>8602.29032258065</text:p>
          </table:table-cell>
          <table:table-cell table:formula="of:=IF([.$E$7]&gt;=[.G16];[.G50];[.$M$33])" office:value-type="float" office:value="11667.1161290323" calcext:value-type="float">
            <text:p>11667.1161290323</text:p>
          </table:table-cell>
          <table:table-cell table:formula="of:=IF([.$E$7]&gt;=[.H16];[.H50];[.$M$33])" office:value-type="float" office:value="10018.8064516129" calcext:value-type="float">
            <text:p>10018.8064516129</text:p>
          </table:table-cell>
          <table:table-cell table:formula="of:=IF([.$E$7]&gt;=[.I16];[.I50];[.$M$33])" office:value-type="float" office:value="11641.3612903226" calcext:value-type="float">
            <text:p>11641.3612903226</text:p>
          </table:table-cell>
          <table:table-cell/>
          <table:table-cell table:style-name="ce3" office:value-type="string" calcext:value-type="string">
            <text:p>Atlanta</text:p>
          </table:table-cell>
          <table:table-cell table:style-name="ce18" table:number-columns-repeated="2"/>
          <table:table-cell table:style-name="ce20" table:number-columns-repeated="5"/>
          <table:table-cell/>
          <table:table-cell table:style-name="ce3" office:value-type="string" calcext:value-type="string">
            <text:p>Atlanta</text:p>
          </table:table-cell>
          <table:table-cell table:formula="of:=[.V50]*[.M50]" office:value-type="float" office:value="0" calcext:value-type="float">
            <text:p>0</text:p>
          </table:table-cell>
          <table:table-cell table:formula="of:=[.W50]*[.N50]" office:value-type="float" office:value="0" calcext:value-type="float">
            <text:p>0</text:p>
          </table:table-cell>
          <table:table-cell table:formula="of:=[.X50]*[.O50]" office:value-type="float" office:value="0" calcext:value-type="float">
            <text:p>0</text:p>
          </table:table-cell>
          <table:table-cell table:formula="of:=[.Y50]*[.P50]" office:value-type="float" office:value="0" calcext:value-type="float">
            <text:p>0</text:p>
          </table:table-cell>
          <table:table-cell table:formula="of:=[.Z50]*[.Q50]" office:value-type="float" office:value="0" calcext:value-type="float">
            <text:p>0</text:p>
          </table:table-cell>
          <table:table-cell table:formula="of:=[.AA50]*[.R50]" office:value-type="float" office:value="0" calcext:value-type="float">
            <text:p>0</text:p>
          </table:table-cell>
          <table:table-cell table:formula="of:=[.AB50]*[.S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oston</text:p>
          </table:table-cell>
          <table:table-cell table:formula="of:=[.$E$9] + [.$E$10]*(2*[.C17])/[.$E$8]" office:value-type="float" office:value="21383.1290322581" calcext:value-type="float">
            <text:p>21383.1290322581</text:p>
          </table:table-cell>
          <table:table-cell table:formula="of:=[.$E$9] + [.$E$10]*(2*[.D17])/[.$E$8]" office:value-type="float" office:value="13978.6129032258" calcext:value-type="float">
            <text:p>13978.6129032258</text:p>
          </table:table-cell>
          <table:table-cell office:value-type="float" office:value="0" calcext:value-type="float">
            <text:p>0</text:p>
          </table:table-cell>
          <table:table-cell table:formula="of:=[.$E$9] + [.$E$10]*(2*[.F17])/[.$E$8]" office:value-type="float" office:value="12471.9548387097" calcext:value-type="float">
            <text:p>12471.9548387097</text:p>
          </table:table-cell>
          <table:table-cell table:formula="of:=[.$E$9] + [.$E$10]*(2*[.G17])/[.$E$8]" office:value-type="float" office:value="13592.2903225806" calcext:value-type="float">
            <text:p>13592.2903225806</text:p>
          </table:table-cell>
          <table:table-cell table:formula="of:=[.$E$9] + [.$E$10]*(2*[.H17])/[.$E$8]" office:value-type="float" office:value="12652.2387096774" calcext:value-type="float">
            <text:p>12652.2387096774</text:p>
          </table:table-cell>
          <table:table-cell table:formula="of:=[.$E$9] + [.$E$10]*(2*[.I17])/[.$E$8]" office:value-type="float" office:value="11229.2838709677" calcext:value-type="float">
            <text:p>11229.2838709677</text:p>
          </table:table-cell>
          <table:table-cell table:number-columns-repeated="2"/>
          <table:table-cell table:style-name="ce3" office:value-type="string" calcext:value-type="string">
            <text:p>Boston</text:p>
          </table:table-cell>
          <table:table-cell table:formula="of:=IF([.$E$7]&gt;=[.C17];[.C51];[.$M$33])" office:value-type="float" office:value="21383.1290322581" calcext:value-type="float">
            <text:p>21383.1290322581</text:p>
          </table:table-cell>
          <table:table-cell table:formula="of:=IF([.$E$7]&gt;=[.D17];[.D51];[.$M$33])" office:value-type="float" office:value="13978.6129032258" calcext:value-type="float">
            <text:p>13978.6129032258</text:p>
          </table:table-cell>
          <table:table-cell table:formula="of:=IF([.$E$7]&gt;=[.E17];[.E51];[.$M$33])" office:value-type="float" office:value="0" calcext:value-type="float">
            <text:p>0</text:p>
          </table:table-cell>
          <table:table-cell table:formula="of:=IF([.$E$7]&gt;=[.F17];[.F51];[.$M$33])" office:value-type="float" office:value="12471.9548387097" calcext:value-type="float">
            <text:p>12471.9548387097</text:p>
          </table:table-cell>
          <table:table-cell table:formula="of:=IF([.$E$7]&gt;=[.G17];[.G51];[.$M$33])" office:value-type="float" office:value="13592.2903225806" calcext:value-type="float">
            <text:p>13592.2903225806</text:p>
          </table:table-cell>
          <table:table-cell table:formula="of:=IF([.$E$7]&gt;=[.H17];[.H51];[.$M$33])" office:value-type="float" office:value="12652.2387096774" calcext:value-type="float">
            <text:p>12652.2387096774</text:p>
          </table:table-cell>
          <table:table-cell table:formula="of:=IF([.$E$7]&gt;=[.I17];[.I51];[.$M$33])" office:value-type="float" office:value="11229.2838709677" calcext:value-type="float">
            <text:p>11229.2838709677</text:p>
          </table:table-cell>
          <table:table-cell/>
          <table:table-cell table:style-name="ce3" office:value-type="string" calcext:value-type="string">
            <text:p>Boston</text:p>
          </table:table-cell>
          <table:table-cell table:style-name="ce18" table:number-columns-repeated="3"/>
          <table:table-cell table:style-name="ce20" table:number-columns-repeated="4"/>
          <table:table-cell/>
          <table:table-cell table:style-name="ce3" office:value-type="string" calcext:value-type="string">
            <text:p>Boston</text:p>
          </table:table-cell>
          <table:table-cell table:formula="of:=[.V51]*[.M51]" office:value-type="float" office:value="0" calcext:value-type="float">
            <text:p>0</text:p>
          </table:table-cell>
          <table:table-cell table:formula="of:=[.W51]*[.N51]" office:value-type="float" office:value="0" calcext:value-type="float">
            <text:p>0</text:p>
          </table:table-cell>
          <table:table-cell table:formula="of:=[.X51]*[.O51]" office:value-type="float" office:value="0" calcext:value-type="float">
            <text:p>0</text:p>
          </table:table-cell>
          <table:table-cell table:formula="of:=[.Y51]*[.P51]" office:value-type="float" office:value="0" calcext:value-type="float">
            <text:p>0</text:p>
          </table:table-cell>
          <table:table-cell table:formula="of:=[.Z51]*[.Q51]" office:value-type="float" office:value="0" calcext:value-type="float">
            <text:p>0</text:p>
          </table:table-cell>
          <table:table-cell table:formula="of:=[.AA51]*[.R51]" office:value-type="float" office:value="0" calcext:value-type="float">
            <text:p>0</text:p>
          </table:table-cell>
          <table:table-cell table:formula="of:=[.AB51]*[.S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harlotte</text:p>
          </table:table-cell>
          <table:table-cell table:formula="of:=[.$E$9] + [.$E$10]*(2*[.C18])/[.$E$8]" office:value-type="float" office:value="17622.9225806452" calcext:value-type="float">
            <text:p>17622.9225806452</text:p>
          </table:table-cell>
          <table:table-cell table:formula="of:=[.$E$9] + [.$E$10]*(2*[.D18])/[.$E$8]" office:value-type="float" office:value="8602.29032258065" calcext:value-type="float">
            <text:p>8602.29032258065</text:p>
          </table:table-cell>
          <table:table-cell table:formula="of:=[.$E$9] + [.$E$10]*(2*[.E18])/[.$E$8]" office:value-type="float" office:value="12471.9548387097" calcext:value-type="float">
            <text:p>12471.9548387097</text:p>
          </table:table-cell>
          <table:table-cell office:value-type="float" office:value="0" calcext:value-type="float">
            <text:p>0</text:p>
          </table:table-cell>
          <table:table-cell table:formula="of:=[.$E$9] + [.$E$10]*(2*[.G18])/[.$E$8]" office:value-type="float" office:value="12111.3870967742" calcext:value-type="float">
            <text:p>12111.3870967742</text:p>
          </table:table-cell>
          <table:table-cell table:formula="of:=[.$E$9] + [.$E$10]*(2*[.H18])/[.$E$8]" office:value-type="float" office:value="10192.6516129032" calcext:value-type="float">
            <text:p>10192.6516129032</text:p>
          </table:table-cell>
          <table:table-cell table:formula="of:=[.$E$9] + [.$E$10]*(2*[.I18])/[.$E$8]" office:value-type="float" office:value="10379.3741935484" calcext:value-type="float">
            <text:p>10379.3741935484</text:p>
          </table:table-cell>
          <table:table-cell table:number-columns-repeated="2"/>
          <table:table-cell table:style-name="ce3" office:value-type="string" calcext:value-type="string">
            <text:p>Charlotte</text:p>
          </table:table-cell>
          <table:table-cell table:formula="of:=IF([.$E$7]&gt;=[.C18];[.C52];[.$M$33])" office:value-type="float" office:value="17622.9225806452" calcext:value-type="float">
            <text:p>17622.9225806452</text:p>
          </table:table-cell>
          <table:table-cell table:formula="of:=IF([.$E$7]&gt;=[.D18];[.D52];[.$M$33])" office:value-type="float" office:value="8602.29032258065" calcext:value-type="float">
            <text:p>8602.29032258065</text:p>
          </table:table-cell>
          <table:table-cell table:formula="of:=IF([.$E$7]&gt;=[.E18];[.E52];[.$M$33])" office:value-type="float" office:value="12471.9548387097" calcext:value-type="float">
            <text:p>12471.9548387097</text:p>
          </table:table-cell>
          <table:table-cell table:formula="of:=IF([.$E$7]&gt;=[.F18];[.F52];[.$M$33])" office:value-type="float" office:value="0" calcext:value-type="float">
            <text:p>0</text:p>
          </table:table-cell>
          <table:table-cell table:formula="of:=IF([.$E$7]&gt;=[.G18];[.G52];[.$M$33])" office:value-type="float" office:value="12111.3870967742" calcext:value-type="float">
            <text:p>12111.3870967742</text:p>
          </table:table-cell>
          <table:table-cell table:formula="of:=IF([.$E$7]&gt;=[.H18];[.H52];[.$M$33])" office:value-type="float" office:value="10192.6516129032" calcext:value-type="float">
            <text:p>10192.6516129032</text:p>
          </table:table-cell>
          <table:table-cell table:formula="of:=IF([.$E$7]&gt;=[.I18];[.I52];[.$M$33])" office:value-type="float" office:value="10379.3741935484" calcext:value-type="float">
            <text:p>10379.3741935484</text:p>
          </table:table-cell>
          <table:table-cell/>
          <table:table-cell table:style-name="ce3" office:value-type="string" calcext:value-type="string">
            <text:p>Charlotte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3" office:value-type="string" calcext:value-type="string">
            <text:p>Charlotte</text:p>
          </table:table-cell>
          <table:table-cell table:formula="of:=[.V52]*[.M52]" office:value-type="float" office:value="0" calcext:value-type="float">
            <text:p>0</text:p>
          </table:table-cell>
          <table:table-cell table:formula="of:=[.W52]*[.N52]" office:value-type="float" office:value="0" calcext:value-type="float">
            <text:p>0</text:p>
          </table:table-cell>
          <table:table-cell table:formula="of:=[.X52]*[.O52]" office:value-type="float" office:value="0" calcext:value-type="float">
            <text:p>0</text:p>
          </table:table-cell>
          <table:table-cell table:formula="of:=[.Y52]*[.P52]" office:value-type="float" office:value="0" calcext:value-type="float">
            <text:p>0</text:p>
          </table:table-cell>
          <table:table-cell table:formula="of:=[.Z52]*[.Q52]" office:value-type="float" office:value="0" calcext:value-type="float">
            <text:p>0</text:p>
          </table:table-cell>
          <table:table-cell table:formula="of:=[.AA52]*[.R52]" office:value-type="float" office:value="0" calcext:value-type="float">
            <text:p>0</text:p>
          </table:table-cell>
          <table:table-cell table:formula="of:=[.AB52]*[.S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hicago</text:p>
          </table:table-cell>
          <table:table-cell table:formula="of:=[.$E$9] + [.$E$10]*(2*[.C19])/[.$E$8]" office:value-type="float" office:value="15652.6774193548" calcext:value-type="float">
            <text:p>15652.6774193548</text:p>
          </table:table-cell>
          <table:table-cell table:formula="of:=[.$E$9] + [.$E$10]*(2*[.D19])/[.$E$8]" office:value-type="float" office:value="11667.1161290323" calcext:value-type="float">
            <text:p>11667.1161290323</text:p>
          </table:table-cell>
          <table:table-cell table:formula="of:=[.$E$9] + [.$E$10]*(2*[.E19])/[.$E$8]" office:value-type="float" office:value="13592.2903225806" calcext:value-type="float">
            <text:p>13592.2903225806</text:p>
          </table:table-cell>
          <table:table-cell table:formula="of:=[.$E$9] + [.$E$10]*(2*[.F19])/[.$E$8]" office:value-type="float" office:value="12111.3870967742" calcext:value-type="float">
            <text:p>12111.3870967742</text:p>
          </table:table-cell>
          <table:table-cell office:value-type="float" office:value="0" calcext:value-type="float">
            <text:p>0</text:p>
          </table:table-cell>
          <table:table-cell table:formula="of:=[.$E$9] + [.$E$10]*(2*[.H19])/[.$E$8]" office:value-type="float" office:value="8982.17419354839" calcext:value-type="float">
            <text:p>8982.17419354839</text:p>
          </table:table-cell>
          <table:table-cell table:formula="of:=[.$E$9] + [.$E$10]*(2*[.I19])/[.$E$8]" office:value-type="float" office:value="9342.74193548387" calcext:value-type="float">
            <text:p>9342.74193548387</text:p>
          </table:table-cell>
          <table:table-cell table:number-columns-repeated="2"/>
          <table:table-cell table:style-name="ce3" office:value-type="string" calcext:value-type="string">
            <text:p>Chicago</text:p>
          </table:table-cell>
          <table:table-cell table:formula="of:=IF([.$E$7]&gt;=[.C19];[.C53];[.$M$33])" office:value-type="float" office:value="15652.6774193548" calcext:value-type="float">
            <text:p>15652.6774193548</text:p>
          </table:table-cell>
          <table:table-cell table:formula="of:=IF([.$E$7]&gt;=[.D19];[.D53];[.$M$33])" office:value-type="float" office:value="11667.1161290323" calcext:value-type="float">
            <text:p>11667.1161290323</text:p>
          </table:table-cell>
          <table:table-cell table:formula="of:=IF([.$E$7]&gt;=[.E19];[.E53];[.$M$33])" office:value-type="float" office:value="13592.2903225806" calcext:value-type="float">
            <text:p>13592.2903225806</text:p>
          </table:table-cell>
          <table:table-cell table:formula="of:=IF([.$E$7]&gt;=[.F19];[.F53];[.$M$33])" office:value-type="float" office:value="12111.3870967742" calcext:value-type="float">
            <text:p>12111.3870967742</text:p>
          </table:table-cell>
          <table:table-cell table:formula="of:=IF([.$E$7]&gt;=[.G19];[.G53];[.$M$33])" office:value-type="float" office:value="0" calcext:value-type="float">
            <text:p>0</text:p>
          </table:table-cell>
          <table:table-cell table:formula="of:=IF([.$E$7]&gt;=[.H19];[.H53];[.$M$33])" office:value-type="float" office:value="8982.17419354839" calcext:value-type="float">
            <text:p>8982.17419354839</text:p>
          </table:table-cell>
          <table:table-cell table:formula="of:=IF([.$E$7]&gt;=[.I19];[.I53];[.$M$33])" office:value-type="float" office:value="9342.74193548387" calcext:value-type="float">
            <text:p>9342.74193548387</text:p>
          </table:table-cell>
          <table:table-cell/>
          <table:table-cell table:style-name="ce3" office:value-type="string" calcext:value-type="string">
            <text:p>Chicago</text:p>
          </table:table-cell>
          <table:table-cell table:style-name="ce18" table:number-columns-repeated="5"/>
          <table:table-cell table:style-name="ce20" table:number-columns-repeated="2"/>
          <table:table-cell/>
          <table:table-cell table:style-name="ce3" office:value-type="string" calcext:value-type="string">
            <text:p>Chicago</text:p>
          </table:table-cell>
          <table:table-cell table:formula="of:=[.V53]*[.M53]" office:value-type="float" office:value="0" calcext:value-type="float">
            <text:p>0</text:p>
          </table:table-cell>
          <table:table-cell table:formula="of:=[.W53]*[.N53]" office:value-type="float" office:value="0" calcext:value-type="float">
            <text:p>0</text:p>
          </table:table-cell>
          <table:table-cell table:formula="of:=[.X53]*[.O53]" office:value-type="float" office:value="0" calcext:value-type="float">
            <text:p>0</text:p>
          </table:table-cell>
          <table:table-cell table:formula="of:=[.Y53]*[.P53]" office:value-type="float" office:value="0" calcext:value-type="float">
            <text:p>0</text:p>
          </table:table-cell>
          <table:table-cell table:formula="of:=[.Z53]*[.Q53]" office:value-type="float" office:value="0" calcext:value-type="float">
            <text:p>0</text:p>
          </table:table-cell>
          <table:table-cell table:formula="of:=[.AA53]*[.R53]" office:value-type="float" office:value="0" calcext:value-type="float">
            <text:p>0</text:p>
          </table:table-cell>
          <table:table-cell table:formula="of:=[.AB53]*[.S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incinnati</text:p>
          </table:table-cell>
          <table:table-cell table:formula="of:=[.$E$9] + [.$E$10]*(2*[.C20])/[.$E$8]" office:value-type="float" office:value="16013.2451612903" calcext:value-type="float">
            <text:p>16013.2451612903</text:p>
          </table:table-cell>
          <table:table-cell table:formula="of:=[.$E$9] + [.$E$10]*(2*[.D20])/[.$E$8]" office:value-type="float" office:value="10018.8064516129" calcext:value-type="float">
            <text:p>10018.8064516129</text:p>
          </table:table-cell>
          <table:table-cell table:formula="of:=[.$E$9] + [.$E$10]*(2*[.E20])/[.$E$8]" office:value-type="float" office:value="12652.2387096774" calcext:value-type="float">
            <text:p>12652.2387096774</text:p>
          </table:table-cell>
          <table:table-cell table:formula="of:=[.$E$9] + [.$E$10]*(2*[.F20])/[.$E$8]" office:value-type="float" office:value="10192.6516129032" calcext:value-type="float">
            <text:p>10192.6516129032</text:p>
          </table:table-cell>
          <table:table-cell table:formula="of:=[.$E$9] + [.$E$10]*(2*[.G20])/[.$E$8]" office:value-type="float" office:value="8982.17419354839" calcext:value-type="float">
            <text:p>8982.17419354839</text:p>
          </table:table-cell>
          <table:table-cell office:value-type="float" office:value="0" calcext:value-type="float">
            <text:p>0</text:p>
          </table:table-cell>
          <table:table-cell table:formula="of:=[.$E$9] + [.$E$10]*(2*[.I20])/[.$E$8]" office:value-type="float" office:value="8679.55483870968" calcext:value-type="float">
            <text:p>8679.55483870968</text:p>
          </table:table-cell>
          <table:table-cell table:number-columns-repeated="2"/>
          <table:table-cell table:style-name="ce3" office:value-type="string" calcext:value-type="string">
            <text:p>Cincinnati</text:p>
          </table:table-cell>
          <table:table-cell table:formula="of:=IF([.$E$7]&gt;=[.C20];[.C54];[.$M$33])" office:value-type="float" office:value="16013.2451612903" calcext:value-type="float">
            <text:p>16013.2451612903</text:p>
          </table:table-cell>
          <table:table-cell table:formula="of:=IF([.$E$7]&gt;=[.D20];[.D54];[.$M$33])" office:value-type="float" office:value="10018.8064516129" calcext:value-type="float">
            <text:p>10018.8064516129</text:p>
          </table:table-cell>
          <table:table-cell table:formula="of:=IF([.$E$7]&gt;=[.E20];[.E54];[.$M$33])" office:value-type="float" office:value="12652.2387096774" calcext:value-type="float">
            <text:p>12652.2387096774</text:p>
          </table:table-cell>
          <table:table-cell table:formula="of:=IF([.$E$7]&gt;=[.F20];[.F54];[.$M$33])" office:value-type="float" office:value="10192.6516129032" calcext:value-type="float">
            <text:p>10192.6516129032</text:p>
          </table:table-cell>
          <table:table-cell table:formula="of:=IF([.$E$7]&gt;=[.G20];[.G54];[.$M$33])" office:value-type="float" office:value="8982.17419354839" calcext:value-type="float">
            <text:p>8982.17419354839</text:p>
          </table:table-cell>
          <table:table-cell table:formula="of:=IF([.$E$7]&gt;=[.H20];[.H54];[.$M$33])" office:value-type="float" office:value="0" calcext:value-type="float">
            <text:p>0</text:p>
          </table:table-cell>
          <table:table-cell table:formula="of:=IF([.$E$7]&gt;=[.I20];[.I54];[.$M$33])" office:value-type="float" office:value="8679.55483870968" calcext:value-type="float">
            <text:p>8679.55483870968</text:p>
          </table:table-cell>
          <table:table-cell/>
          <table:table-cell table:style-name="ce3" office:value-type="string" calcext:value-type="string">
            <text:p>Cincinnati</text:p>
          </table:table-cell>
          <table:table-cell table:style-name="ce18" table:number-columns-repeated="6"/>
          <table:table-cell table:style-name="ce20"/>
          <table:table-cell/>
          <table:table-cell table:style-name="ce3" office:value-type="string" calcext:value-type="string">
            <text:p>Cincinnati</text:p>
          </table:table-cell>
          <table:table-cell table:formula="of:=[.V54]*[.M54]" office:value-type="float" office:value="0" calcext:value-type="float">
            <text:p>0</text:p>
          </table:table-cell>
          <table:table-cell table:formula="of:=[.W54]*[.N54]" office:value-type="float" office:value="0" calcext:value-type="float">
            <text:p>0</text:p>
          </table:table-cell>
          <table:table-cell table:formula="of:=[.X54]*[.O54]" office:value-type="float" office:value="0" calcext:value-type="float">
            <text:p>0</text:p>
          </table:table-cell>
          <table:table-cell table:formula="of:=[.Y54]*[.P54]" office:value-type="float" office:value="0" calcext:value-type="float">
            <text:p>0</text:p>
          </table:table-cell>
          <table:table-cell table:formula="of:=[.Z54]*[.Q54]" office:value-type="float" office:value="0" calcext:value-type="float">
            <text:p>0</text:p>
          </table:table-cell>
          <table:table-cell table:formula="of:=[.AA54]*[.R54]" office:value-type="float" office:value="0" calcext:value-type="float">
            <text:p>0</text:p>
          </table:table-cell>
          <table:table-cell table:formula="of:=[.AB54]*[.S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leveland</text:p>
          </table:table-cell>
          <table:table-cell table:formula="of:=[.$E$9] + [.$E$10]*(2*[.C21])/[.$E$8]" office:value-type="float" office:value="17378.2516129032" calcext:value-type="float">
            <text:p>17378.2516129032</text:p>
          </table:table-cell>
          <table:table-cell table:formula="of:=[.$E$9] + [.$E$10]*(2*[.D21])/[.$E$8]" office:value-type="float" office:value="11641.3612903226" calcext:value-type="float">
            <text:p>11641.3612903226</text:p>
          </table:table-cell>
          <table:table-cell table:formula="of:=[.$E$9] + [.$E$10]*(2*[.E21])/[.$E$8]" office:value-type="float" office:value="11229.2838709677" calcext:value-type="float">
            <text:p>11229.2838709677</text:p>
          </table:table-cell>
          <table:table-cell table:formula="of:=[.$E$9] + [.$E$10]*(2*[.F21])/[.$E$8]" office:value-type="float" office:value="10379.3741935484" calcext:value-type="float">
            <text:p>10379.3741935484</text:p>
          </table:table-cell>
          <table:table-cell table:formula="of:=[.$E$9] + [.$E$10]*(2*[.G21])/[.$E$8]" office:value-type="float" office:value="9342.74193548387" calcext:value-type="float">
            <text:p>9342.74193548387</text:p>
          </table:table-cell>
          <table:table-cell table:formula="of:=[.$E$9] + [.$E$10]*(2*[.H21])/[.$E$8]" office:value-type="float" office:value="8679.55483870968" calcext:value-type="float">
            <text:p>8679.554838709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Cleveland</text:p>
          </table:table-cell>
          <table:table-cell table:formula="of:=IF([.$E$7]&gt;=[.C21];[.C55];[.$M$33])" office:value-type="float" office:value="17378.2516129032" calcext:value-type="float">
            <text:p>17378.2516129032</text:p>
          </table:table-cell>
          <table:table-cell table:formula="of:=IF([.$E$7]&gt;=[.D21];[.D55];[.$M$33])" office:value-type="float" office:value="11641.3612903226" calcext:value-type="float">
            <text:p>11641.3612903226</text:p>
          </table:table-cell>
          <table:table-cell table:formula="of:=IF([.$E$7]&gt;=[.E21];[.E55];[.$M$33])" office:value-type="float" office:value="11229.2838709677" calcext:value-type="float">
            <text:p>11229.2838709677</text:p>
          </table:table-cell>
          <table:table-cell table:formula="of:=IF([.$E$7]&gt;=[.F21];[.F55];[.$M$33])" office:value-type="float" office:value="10379.3741935484" calcext:value-type="float">
            <text:p>10379.3741935484</text:p>
          </table:table-cell>
          <table:table-cell table:formula="of:=IF([.$E$7]&gt;=[.G21];[.G55];[.$M$33])" office:value-type="float" office:value="9342.74193548387" calcext:value-type="float">
            <text:p>9342.74193548387</text:p>
          </table:table-cell>
          <table:table-cell table:formula="of:=IF([.$E$7]&gt;=[.H21];[.H55];[.$M$33])" office:value-type="float" office:value="8679.55483870968" calcext:value-type="float">
            <text:p>8679.55483870968</text:p>
          </table:table-cell>
          <table:table-cell table:formula="of:=IF([.$E$7]&gt;=[.I21];[.I55];[.$M$33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eveland</text:p>
          </table:table-cell>
          <table:table-cell table:style-name="ce18" table:number-columns-repeated="7"/>
          <table:table-cell/>
          <table:table-cell table:style-name="ce3" office:value-type="string" calcext:value-type="string">
            <text:p>Cleveland</text:p>
          </table:table-cell>
          <table:table-cell table:formula="of:=[.V55]*[.M55]" office:value-type="float" office:value="0" calcext:value-type="float">
            <text:p>0</text:p>
          </table:table-cell>
          <table:table-cell table:formula="of:=[.W55]*[.N55]" office:value-type="float" office:value="0" calcext:value-type="float">
            <text:p>0</text:p>
          </table:table-cell>
          <table:table-cell table:formula="of:=[.X55]*[.O55]" office:value-type="float" office:value="0" calcext:value-type="float">
            <text:p>0</text:p>
          </table:table-cell>
          <table:table-cell table:formula="of:=[.Y55]*[.P55]" office:value-type="float" office:value="0" calcext:value-type="float">
            <text:p>0</text:p>
          </table:table-cell>
          <table:table-cell table:formula="of:=[.Z55]*[.Q55]" office:value-type="float" office:value="0" calcext:value-type="float">
            <text:p>0</text:p>
          </table:table-cell>
          <table:table-cell table:formula="of:=[.AA55]*[.R55]" office:value-type="float" office:value="0" calcext:value-type="float">
            <text:p>0</text:p>
          </table:table-cell>
          <table:table-cell table:formula="of:=[.AB55]*[.S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cik</text:p>
          </table:table-cell>
          <table:table-cell table:number-columns-repeated="9"/>
          <table:table-cell office:value-type="string" calcext:value-type="string">
            <text:p>cik - Cost of operating big type C aircraft from city I to city k</text:p>
          </table:table-cell>
          <table:table-cell table:number-columns-repeated="7"/>
          <table:table-cell office:value-type="string" calcext:value-type="string" table:number-columns-spanned="8" table:number-rows-spanned="1">
            <text:p>nik C – number of type C aircraft serving city I to city k and back</text:p>
          </table:table-cell>
          <table:covered-table-cell table:number-columns-repeated="7"/>
          <table:table-cell table:number-columns-repeated="2"/>
          <table:table-cell office:value-type="string" calcext:value-type="string">
            <text:p>nik C * cik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3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2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2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F$9]+[.$F$10]*((2*[.D15])/[.$F$8])" office:value-type="float" office:value="28531.1102661597" calcext:value-type="float">
            <text:p>28531.1102661597</text:p>
          </table:table-cell>
          <table:table-cell table:formula="of:=[.$F$9]+[.$F$10]*((2*[.E15])/[.$F$8])" office:value-type="float" office:value="36543.1558935361" calcext:value-type="float">
            <text:p>36543.1558935361</text:p>
          </table:table-cell>
          <table:table-cell table:formula="of:=[.$F$9]+[.$F$10]*((2*[.F15])/[.$F$8])" office:value-type="float" office:value="30823.0646387833" calcext:value-type="float">
            <text:p>30823.0646387833</text:p>
          </table:table-cell>
          <table:table-cell table:formula="of:=[.$F$9]+[.$F$10]*((2*[.G15])/[.$F$8])" office:value-type="float" office:value="27825.8935361217" calcext:value-type="float">
            <text:p>27825.8935361217</text:p>
          </table:table-cell>
          <table:table-cell table:formula="of:=[.$F$9]+[.$F$10]*((2*[.H15])/[.$F$8])" office:value-type="float" office:value="28374.3954372624" calcext:value-type="float">
            <text:p>28374.3954372624</text:p>
          </table:table-cell>
          <table:table-cell table:formula="of:=[.$F$9]+[.$F$10]*((2*[.I15])/[.$F$8])" office:value-type="float" office:value="30450.8669201521" calcext:value-type="float">
            <text:p>30450.8669201521</text:p>
          </table:table-cell>
          <table:table-cell table:number-columns-repeated="2"/>
          <table:table-cell table:style-name="ce3" office:value-type="string" calcext:value-type="string">
            <text:p>Albuquerque</text:p>
          </table:table-cell>
          <table:table-cell table:formula="of:=IF([.$F$7]&gt;=[.C15];[.C59];[.$M$33])" office:value-type="float" office:value="0" calcext:value-type="float">
            <text:p>0</text:p>
          </table:table-cell>
          <table:table-cell table:formula="of:=IF([.$F$7]&gt;=[.D15];[.D59];[.$M$33])" office:value-type="float" office:value="28531.1102661597" calcext:value-type="float">
            <text:p>28531.1102661597</text:p>
          </table:table-cell>
          <table:table-cell table:formula="of:=IF([.$F$7]&gt;=[.E15];[.E59];[.$M$33])" office:value-type="float" office:value="36543.1558935361" calcext:value-type="float">
            <text:p>36543.1558935361</text:p>
          </table:table-cell>
          <table:table-cell table:formula="of:=IF([.$F$7]&gt;=[.F15];[.F59];[.$M$33])" office:value-type="float" office:value="30823.0646387833" calcext:value-type="float">
            <text:p>30823.0646387833</text:p>
          </table:table-cell>
          <table:table-cell table:formula="of:=IF([.$F$7]&gt;=[.G15];[.G59];[.$M$33])" office:value-type="float" office:value="27825.8935361217" calcext:value-type="float">
            <text:p>27825.8935361217</text:p>
          </table:table-cell>
          <table:table-cell table:formula="of:=IF([.$F$7]&gt;=[.H15];[.H59];[.$M$33])" office:value-type="float" office:value="28374.3954372624" calcext:value-type="float">
            <text:p>28374.3954372624</text:p>
          </table:table-cell>
          <table:table-cell table:formula="of:=IF([.$F$7]&gt;=[.I15];[.I59];[.$M$33])" office:value-type="float" office:value="30450.8669201521" calcext:value-type="float">
            <text:p>30450.8669201521</text:p>
          </table:table-cell>
          <table:table-cell/>
          <table:table-cell table:style-name="ce3" office:value-type="string" calcext:value-type="string">
            <text:p>Albuquerque</text:p>
          </table:table-cell>
          <table:table-cell table:style-name="ce18"/>
          <table:table-cell table:style-name="ce20" table:number-columns-repeated="6"/>
          <table:table-cell table:formula="of:=SUM([.V59:.AB64])" office:value-type="float" office:value="0" calcext:value-type="float">
            <text:p>0</text:p>
          </table:table-cell>
          <table:table-cell table:style-name="ce3" office:value-type="string" calcext:value-type="string">
            <text:p>Albuquerque</text:p>
          </table:table-cell>
          <table:table-cell table:formula="of:=[.V59]*[.M59]" office:value-type="float" office:value="0" calcext:value-type="float">
            <text:p>0</text:p>
          </table:table-cell>
          <table:table-cell table:formula="of:=[.W59]*[.N59]" office:value-type="float" office:value="0" calcext:value-type="float">
            <text:p>0</text:p>
          </table:table-cell>
          <table:table-cell table:formula="of:=[.X59]*[.O59]" office:value-type="float" office:value="0" calcext:value-type="float">
            <text:p>0</text:p>
          </table:table-cell>
          <table:table-cell table:formula="of:=[.Y59]*[.P59]" office:value-type="float" office:value="0" calcext:value-type="float">
            <text:p>0</text:p>
          </table:table-cell>
          <table:table-cell table:formula="of:=[.Z59]*[.Q59]" office:value-type="float" office:value="0" calcext:value-type="float">
            <text:p>0</text:p>
          </table:table-cell>
          <table:table-cell table:formula="of:=[.AA59]*[.R59]" office:value-type="float" office:value="0" calcext:value-type="float">
            <text:p>0</text:p>
          </table:table-cell>
          <table:table-cell table:formula="of:=[.AB59]*[.S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Atlanta</text:p>
          </table:table-cell>
          <table:table-cell table:formula="of:=[.$F$9]+[.$F$10]*((2*[.C16])/[.$F$8])" office:value-type="float" office:value="28531.1102661597" calcext:value-type="float">
            <text:p>28531.1102661597</text:p>
          </table:table-cell>
          <table:table-cell office:value-type="float" office:value="0" calcext:value-type="float">
            <text:p>0</text:p>
          </table:table-cell>
          <table:table-cell table:formula="of:=[.$F$9]+[.$F$10]*((2*[.E16])/[.$F$8])" office:value-type="float" office:value="25279.2775665399" calcext:value-type="float">
            <text:p>25279.2775665399</text:p>
          </table:table-cell>
          <table:table-cell table:formula="of:=[.$F$9]+[.$F$10]*((2*[.F16])/[.$F$8])" office:value-type="float" office:value="17100.7224334601" calcext:value-type="float">
            <text:p>17100.7224334601</text:p>
          </table:table-cell>
          <table:table-cell table:formula="of:=[.$F$9]+[.$F$10]*((2*[.G16])/[.$F$8])" office:value-type="float" office:value="21762.9885931559" calcext:value-type="float">
            <text:p>21762.9885931559</text:p>
          </table:table-cell>
          <table:table-cell table:formula="of:=[.$F$9]+[.$F$10]*((2*[.H16])/[.$F$8])" office:value-type="float" office:value="19255.5513307985" calcext:value-type="float">
            <text:p>19255.5513307985</text:p>
          </table:table-cell>
          <table:table-cell table:formula="of:=[.$F$9]+[.$F$10]*((2*[.I16])/[.$F$8])" office:value-type="float" office:value="21723.8098859316" calcext:value-type="float">
            <text:p>21723.8098859316</text:p>
          </table:table-cell>
          <table:table-cell table:number-columns-repeated="2"/>
          <table:table-cell table:style-name="ce3" office:value-type="string" calcext:value-type="string">
            <text:p>Atlanta</text:p>
          </table:table-cell>
          <table:table-cell table:formula="of:=IF([.$F$7]&gt;=[.C16];[.C60];[.$M$33])" office:value-type="float" office:value="28531.1102661597" calcext:value-type="float">
            <text:p>28531.1102661597</text:p>
          </table:table-cell>
          <table:table-cell table:formula="of:=IF([.$F$7]&gt;=[.D16];[.D60];[.$M$33])" office:value-type="float" office:value="0" calcext:value-type="float">
            <text:p>0</text:p>
          </table:table-cell>
          <table:table-cell table:formula="of:=IF([.$F$7]&gt;=[.E16];[.E60];[.$M$33])" office:value-type="float" office:value="25279.2775665399" calcext:value-type="float">
            <text:p>25279.2775665399</text:p>
          </table:table-cell>
          <table:table-cell table:formula="of:=IF([.$F$7]&gt;=[.F16];[.F60];[.$M$33])" office:value-type="float" office:value="17100.7224334601" calcext:value-type="float">
            <text:p>17100.7224334601</text:p>
          </table:table-cell>
          <table:table-cell table:formula="of:=IF([.$F$7]&gt;=[.G16];[.G60];[.$M$33])" office:value-type="float" office:value="21762.9885931559" calcext:value-type="float">
            <text:p>21762.9885931559</text:p>
          </table:table-cell>
          <table:table-cell table:formula="of:=IF([.$F$7]&gt;=[.H16];[.H60];[.$M$33])" office:value-type="float" office:value="19255.5513307985" calcext:value-type="float">
            <text:p>19255.5513307985</text:p>
          </table:table-cell>
          <table:table-cell table:formula="of:=IF([.$F$7]&gt;=[.I16];[.I60];[.$M$33])" office:value-type="float" office:value="21723.8098859316" calcext:value-type="float">
            <text:p>21723.8098859316</text:p>
          </table:table-cell>
          <table:table-cell/>
          <table:table-cell table:style-name="ce3" office:value-type="string" calcext:value-type="string">
            <text:p>Atlanta</text:p>
          </table:table-cell>
          <table:table-cell table:style-name="ce18" table:number-columns-repeated="2"/>
          <table:table-cell table:style-name="ce20" table:number-columns-repeated="5"/>
          <table:table-cell/>
          <table:table-cell table:style-name="ce3" office:value-type="string" calcext:value-type="string">
            <text:p>Atlanta</text:p>
          </table:table-cell>
          <table:table-cell table:formula="of:=[.V60]*[.M60]" office:value-type="float" office:value="0" calcext:value-type="float">
            <text:p>0</text:p>
          </table:table-cell>
          <table:table-cell table:formula="of:=[.W60]*[.N60]" office:value-type="float" office:value="0" calcext:value-type="float">
            <text:p>0</text:p>
          </table:table-cell>
          <table:table-cell table:formula="of:=[.X60]*[.O60]" office:value-type="float" office:value="0" calcext:value-type="float">
            <text:p>0</text:p>
          </table:table-cell>
          <table:table-cell table:formula="of:=[.Y60]*[.P60]" office:value-type="float" office:value="0" calcext:value-type="float">
            <text:p>0</text:p>
          </table:table-cell>
          <table:table-cell table:formula="of:=[.Z60]*[.Q60]" office:value-type="float" office:value="0" calcext:value-type="float">
            <text:p>0</text:p>
          </table:table-cell>
          <table:table-cell table:formula="of:=[.AA60]*[.R60]" office:value-type="float" office:value="0" calcext:value-type="float">
            <text:p>0</text:p>
          </table:table-cell>
          <table:table-cell table:formula="of:=[.AB60]*[.S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oston</text:p>
          </table:table-cell>
          <table:table-cell table:formula="of:=[.$F$9]+[.$F$10]*((2*[.C17])/[.$F$8])" office:value-type="float" office:value="36543.1558935361" calcext:value-type="float">
            <text:p>36543.1558935361</text:p>
          </table:table-cell>
          <table:table-cell table:formula="of:=[.$F$9]+[.$F$10]*((2*[.D17])/[.$F$8])" office:value-type="float" office:value="25279.2775665399" calcext:value-type="float">
            <text:p>25279.2775665399</text:p>
          </table:table-cell>
          <table:table-cell office:value-type="float" office:value="0" calcext:value-type="float">
            <text:p>0</text:p>
          </table:table-cell>
          <table:table-cell table:formula="of:=[.$F$9]+[.$F$10]*((2*[.F17])/[.$F$8])" office:value-type="float" office:value="22987.3231939163" calcext:value-type="float">
            <text:p>22987.3231939163</text:p>
          </table:table-cell>
          <table:table-cell table:formula="of:=[.$F$9]+[.$F$10]*((2*[.G17])/[.$F$8])" office:value-type="float" office:value="24691.5969581749" calcext:value-type="float">
            <text:p>24691.5969581749</text:p>
          </table:table-cell>
          <table:table-cell table:formula="of:=[.$F$9]+[.$F$10]*((2*[.H17])/[.$F$8])" office:value-type="float" office:value="23261.5741444867" calcext:value-type="float">
            <text:p>23261.5741444867</text:p>
          </table:table-cell>
          <table:table-cell table:formula="of:=[.$F$9]+[.$F$10]*((2*[.I17])/[.$F$8])" office:value-type="float" office:value="21096.9505703422" calcext:value-type="float">
            <text:p>21096.9505703422</text:p>
          </table:table-cell>
          <table:table-cell table:number-columns-repeated="2"/>
          <table:table-cell table:style-name="ce3" office:value-type="string" calcext:value-type="string">
            <text:p>Boston</text:p>
          </table:table-cell>
          <table:table-cell table:formula="of:=IF([.$F$7]&gt;=[.C17];[.C61];[.$M$33])" office:value-type="float" office:value="36543.1558935361" calcext:value-type="float">
            <text:p>36543.1558935361</text:p>
          </table:table-cell>
          <table:table-cell table:formula="of:=IF([.$F$7]&gt;=[.D17];[.D61];[.$M$33])" office:value-type="float" office:value="25279.2775665399" calcext:value-type="float">
            <text:p>25279.2775665399</text:p>
          </table:table-cell>
          <table:table-cell table:formula="of:=IF([.$F$7]&gt;=[.E17];[.E61];[.$M$33])" office:value-type="float" office:value="0" calcext:value-type="float">
            <text:p>0</text:p>
          </table:table-cell>
          <table:table-cell table:formula="of:=IF([.$F$7]&gt;=[.F17];[.F61];[.$M$33])" office:value-type="float" office:value="22987.3231939163" calcext:value-type="float">
            <text:p>22987.3231939163</text:p>
          </table:table-cell>
          <table:table-cell table:formula="of:=IF([.$F$7]&gt;=[.G17];[.G61];[.$M$33])" office:value-type="float" office:value="24691.5969581749" calcext:value-type="float">
            <text:p>24691.5969581749</text:p>
          </table:table-cell>
          <table:table-cell table:formula="of:=IF([.$F$7]&gt;=[.H17];[.H61];[.$M$33])" office:value-type="float" office:value="23261.5741444867" calcext:value-type="float">
            <text:p>23261.5741444867</text:p>
          </table:table-cell>
          <table:table-cell table:formula="of:=IF([.$F$7]&gt;=[.I17];[.I61];[.$M$33])" office:value-type="float" office:value="21096.9505703422" calcext:value-type="float">
            <text:p>21096.9505703422</text:p>
          </table:table-cell>
          <table:table-cell/>
          <table:table-cell table:style-name="ce3" office:value-type="string" calcext:value-type="string">
            <text:p>Boston</text:p>
          </table:table-cell>
          <table:table-cell table:style-name="ce18" table:number-columns-repeated="3"/>
          <table:table-cell table:style-name="ce20" table:number-columns-repeated="4"/>
          <table:table-cell/>
          <table:table-cell table:style-name="ce3" office:value-type="string" calcext:value-type="string">
            <text:p>Boston</text:p>
          </table:table-cell>
          <table:table-cell table:formula="of:=[.V61]*[.M61]" office:value-type="float" office:value="0" calcext:value-type="float">
            <text:p>0</text:p>
          </table:table-cell>
          <table:table-cell table:formula="of:=[.W61]*[.N61]" office:value-type="float" office:value="0" calcext:value-type="float">
            <text:p>0</text:p>
          </table:table-cell>
          <table:table-cell table:formula="of:=[.X61]*[.O61]" office:value-type="float" office:value="0" calcext:value-type="float">
            <text:p>0</text:p>
          </table:table-cell>
          <table:table-cell table:formula="of:=[.Y61]*[.P61]" office:value-type="float" office:value="0" calcext:value-type="float">
            <text:p>0</text:p>
          </table:table-cell>
          <table:table-cell table:formula="of:=[.Z61]*[.Q61]" office:value-type="float" office:value="0" calcext:value-type="float">
            <text:p>0</text:p>
          </table:table-cell>
          <table:table-cell table:formula="of:=[.AA61]*[.R61]" office:value-type="float" office:value="0" calcext:value-type="float">
            <text:p>0</text:p>
          </table:table-cell>
          <table:table-cell table:formula="of:=[.AB61]*[.S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harlotte</text:p>
          </table:table-cell>
          <table:table-cell table:formula="of:=[.$F$9]+[.$F$10]*((2*[.C18])/[.$F$8])" office:value-type="float" office:value="30823.0646387833" calcext:value-type="float">
            <text:p>30823.0646387833</text:p>
          </table:table-cell>
          <table:table-cell table:formula="of:=[.$F$9]+[.$F$10]*((2*[.D18])/[.$F$8])" office:value-type="float" office:value="17100.7224334601" calcext:value-type="float">
            <text:p>17100.7224334601</text:p>
          </table:table-cell>
          <table:table-cell table:formula="of:=[.$F$9]+[.$F$10]*((2*[.E18])/[.$F$8])" office:value-type="float" office:value="22987.3231939163" calcext:value-type="float">
            <text:p>22987.3231939163</text:p>
          </table:table-cell>
          <table:table-cell office:value-type="float" office:value="0" calcext:value-type="float">
            <text:p>0</text:p>
          </table:table-cell>
          <table:table-cell table:formula="of:=[.$F$9]+[.$F$10]*((2*[.G18])/[.$F$8])" office:value-type="float" office:value="22438.8212927757" calcext:value-type="float">
            <text:p>22438.8212927757</text:p>
          </table:table-cell>
          <table:table-cell table:formula="of:=[.$F$9]+[.$F$10]*((2*[.H18])/[.$F$8])" office:value-type="float" office:value="19520.0076045627" calcext:value-type="float">
            <text:p>19520.0076045627</text:p>
          </table:table-cell>
          <table:table-cell table:formula="of:=[.$F$9]+[.$F$10]*((2*[.I18])/[.$F$8])" office:value-type="float" office:value="19804.0532319392" calcext:value-type="float">
            <text:p>19804.0532319392</text:p>
          </table:table-cell>
          <table:table-cell table:number-columns-repeated="2"/>
          <table:table-cell table:style-name="ce3" office:value-type="string" calcext:value-type="string">
            <text:p>Charlotte</text:p>
          </table:table-cell>
          <table:table-cell table:formula="of:=IF([.$F$7]&gt;=[.C18];[.C62];[.$M$33])" office:value-type="float" office:value="30823.0646387833" calcext:value-type="float">
            <text:p>30823.0646387833</text:p>
          </table:table-cell>
          <table:table-cell table:formula="of:=IF([.$F$7]&gt;=[.D18];[.D62];[.$M$33])" office:value-type="float" office:value="17100.7224334601" calcext:value-type="float">
            <text:p>17100.7224334601</text:p>
          </table:table-cell>
          <table:table-cell table:formula="of:=IF([.$F$7]&gt;=[.E18];[.E62];[.$M$33])" office:value-type="float" office:value="22987.3231939163" calcext:value-type="float">
            <text:p>22987.3231939163</text:p>
          </table:table-cell>
          <table:table-cell table:formula="of:=IF([.$F$7]&gt;=[.F18];[.F62];[.$M$33])" office:value-type="float" office:value="0" calcext:value-type="float">
            <text:p>0</text:p>
          </table:table-cell>
          <table:table-cell table:formula="of:=IF([.$F$7]&gt;=[.G18];[.G62];[.$M$33])" office:value-type="float" office:value="22438.8212927757" calcext:value-type="float">
            <text:p>22438.8212927757</text:p>
          </table:table-cell>
          <table:table-cell table:formula="of:=IF([.$F$7]&gt;=[.H18];[.H62];[.$M$33])" office:value-type="float" office:value="19520.0076045627" calcext:value-type="float">
            <text:p>19520.0076045627</text:p>
          </table:table-cell>
          <table:table-cell table:formula="of:=IF([.$F$7]&gt;=[.I18];[.I62];[.$M$33])" office:value-type="float" office:value="19804.0532319392" calcext:value-type="float">
            <text:p>19804.0532319392</text:p>
          </table:table-cell>
          <table:table-cell/>
          <table:table-cell table:style-name="ce3" office:value-type="string" calcext:value-type="string">
            <text:p>Charlotte</text:p>
          </table:table-cell>
          <table:table-cell table:style-name="ce18" table:number-columns-repeated="4"/>
          <table:table-cell table:style-name="ce20" table:number-columns-repeated="3"/>
          <table:table-cell/>
          <table:table-cell table:style-name="ce3" office:value-type="string" calcext:value-type="string">
            <text:p>Charlotte</text:p>
          </table:table-cell>
          <table:table-cell table:formula="of:=[.V62]*[.M62]" office:value-type="float" office:value="0" calcext:value-type="float">
            <text:p>0</text:p>
          </table:table-cell>
          <table:table-cell table:formula="of:=[.W62]*[.N62]" office:value-type="float" office:value="0" calcext:value-type="float">
            <text:p>0</text:p>
          </table:table-cell>
          <table:table-cell table:formula="of:=[.X62]*[.O62]" office:value-type="float" office:value="0" calcext:value-type="float">
            <text:p>0</text:p>
          </table:table-cell>
          <table:table-cell table:formula="of:=[.Y62]*[.P62]" office:value-type="float" office:value="0" calcext:value-type="float">
            <text:p>0</text:p>
          </table:table-cell>
          <table:table-cell table:formula="of:=[.Z62]*[.Q62]" office:value-type="float" office:value="0" calcext:value-type="float">
            <text:p>0</text:p>
          </table:table-cell>
          <table:table-cell table:formula="of:=[.AA62]*[.R62]" office:value-type="float" office:value="0" calcext:value-type="float">
            <text:p>0</text:p>
          </table:table-cell>
          <table:table-cell table:formula="of:=[.AB62]*[.S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hicago</text:p>
          </table:table-cell>
          <table:table-cell table:formula="of:=[.$F$9]+[.$F$10]*((2*[.C19])/[.$F$8])" office:value-type="float" office:value="27825.8935361217" calcext:value-type="float">
            <text:p>27825.8935361217</text:p>
          </table:table-cell>
          <table:table-cell table:formula="of:=[.$F$9]+[.$F$10]*((2*[.D19])/[.$F$8])" office:value-type="float" office:value="21762.9885931559" calcext:value-type="float">
            <text:p>21762.9885931559</text:p>
          </table:table-cell>
          <table:table-cell table:formula="of:=[.$F$9]+[.$F$10]*((2*[.E19])/[.$F$8])" office:value-type="float" office:value="24691.5969581749" calcext:value-type="float">
            <text:p>24691.5969581749</text:p>
          </table:table-cell>
          <table:table-cell table:formula="of:=[.$F$9]+[.$F$10]*((2*[.F19])/[.$F$8])" office:value-type="float" office:value="22438.8212927757" calcext:value-type="float">
            <text:p>22438.8212927757</text:p>
          </table:table-cell>
          <table:table-cell office:value-type="float" office:value="0" calcext:value-type="float">
            <text:p>0</text:p>
          </table:table-cell>
          <table:table-cell table:formula="of:=[.$F$9]+[.$F$10]*((2*[.H19])/[.$F$8])" office:value-type="float" office:value="17678.608365019" calcext:value-type="float">
            <text:p>17678.608365019</text:p>
          </table:table-cell>
          <table:table-cell table:formula="of:=[.$F$9]+[.$F$10]*((2*[.I19])/[.$F$8])" office:value-type="float" office:value="18227.1102661597" calcext:value-type="float">
            <text:p>18227.1102661597</text:p>
          </table:table-cell>
          <table:table-cell table:number-columns-repeated="2"/>
          <table:table-cell table:style-name="ce3" office:value-type="string" calcext:value-type="string">
            <text:p>Chicago</text:p>
          </table:table-cell>
          <table:table-cell table:formula="of:=IF([.$F$7]&gt;=[.C19];[.C63];[.$M$33])" office:value-type="float" office:value="27825.8935361217" calcext:value-type="float">
            <text:p>27825.8935361217</text:p>
          </table:table-cell>
          <table:table-cell table:formula="of:=IF([.$F$7]&gt;=[.D19];[.D63];[.$M$33])" office:value-type="float" office:value="21762.9885931559" calcext:value-type="float">
            <text:p>21762.9885931559</text:p>
          </table:table-cell>
          <table:table-cell table:formula="of:=IF([.$F$7]&gt;=[.E19];[.E63];[.$M$33])" office:value-type="float" office:value="24691.5969581749" calcext:value-type="float">
            <text:p>24691.5969581749</text:p>
          </table:table-cell>
          <table:table-cell table:formula="of:=IF([.$F$7]&gt;=[.F19];[.F63];[.$M$33])" office:value-type="float" office:value="22438.8212927757" calcext:value-type="float">
            <text:p>22438.8212927757</text:p>
          </table:table-cell>
          <table:table-cell table:formula="of:=IF([.$F$7]&gt;=[.G19];[.G63];[.$M$33])" office:value-type="float" office:value="0" calcext:value-type="float">
            <text:p>0</text:p>
          </table:table-cell>
          <table:table-cell table:formula="of:=IF([.$F$7]&gt;=[.H19];[.H63];[.$M$33])" office:value-type="float" office:value="17678.608365019" calcext:value-type="float">
            <text:p>17678.608365019</text:p>
          </table:table-cell>
          <table:table-cell table:formula="of:=IF([.$F$7]&gt;=[.I19];[.I63];[.$M$33])" office:value-type="float" office:value="18227.1102661597" calcext:value-type="float">
            <text:p>18227.1102661597</text:p>
          </table:table-cell>
          <table:table-cell/>
          <table:table-cell table:style-name="ce3" office:value-type="string" calcext:value-type="string">
            <text:p>Chicago</text:p>
          </table:table-cell>
          <table:table-cell table:style-name="ce18" table:number-columns-repeated="5"/>
          <table:table-cell table:style-name="ce20" table:number-columns-repeated="2"/>
          <table:table-cell/>
          <table:table-cell table:style-name="ce3" office:value-type="string" calcext:value-type="string">
            <text:p>Chicago</text:p>
          </table:table-cell>
          <table:table-cell table:formula="of:=[.V63]*[.M63]" office:value-type="float" office:value="0" calcext:value-type="float">
            <text:p>0</text:p>
          </table:table-cell>
          <table:table-cell table:formula="of:=[.W63]*[.N63]" office:value-type="float" office:value="0" calcext:value-type="float">
            <text:p>0</text:p>
          </table:table-cell>
          <table:table-cell table:formula="of:=[.X63]*[.O63]" office:value-type="float" office:value="0" calcext:value-type="float">
            <text:p>0</text:p>
          </table:table-cell>
          <table:table-cell table:formula="of:=[.Y63]*[.P63]" office:value-type="float" office:value="0" calcext:value-type="float">
            <text:p>0</text:p>
          </table:table-cell>
          <table:table-cell table:formula="of:=[.Z63]*[.Q63]" office:value-type="float" office:value="0" calcext:value-type="float">
            <text:p>0</text:p>
          </table:table-cell>
          <table:table-cell table:formula="of:=[.AA63]*[.R63]" office:value-type="float" office:value="0" calcext:value-type="float">
            <text:p>0</text:p>
          </table:table-cell>
          <table:table-cell table:formula="of:=[.AB63]*[.S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incinnati</text:p>
          </table:table-cell>
          <table:table-cell table:formula="of:=[.$F$9]+[.$F$10]*((2*[.C20])/[.$F$8])" office:value-type="float" office:value="28374.3954372624" calcext:value-type="float">
            <text:p>28374.3954372624</text:p>
          </table:table-cell>
          <table:table-cell table:formula="of:=[.$F$9]+[.$F$10]*((2*[.D20])/[.$F$8])" office:value-type="float" office:value="19255.5513307985" calcext:value-type="float">
            <text:p>19255.5513307985</text:p>
          </table:table-cell>
          <table:table-cell table:formula="of:=[.$F$9]+[.$F$10]*((2*[.E20])/[.$F$8])" office:value-type="float" office:value="23261.5741444867" calcext:value-type="float">
            <text:p>23261.5741444867</text:p>
          </table:table-cell>
          <table:table-cell table:formula="of:=[.$F$9]+[.$F$10]*((2*[.F20])/[.$F$8])" office:value-type="float" office:value="19520.0076045627" calcext:value-type="float">
            <text:p>19520.0076045627</text:p>
          </table:table-cell>
          <table:table-cell table:formula="of:=[.$F$9]+[.$F$10]*((2*[.G20])/[.$F$8])" office:value-type="float" office:value="17678.608365019" calcext:value-type="float">
            <text:p>17678.608365019</text:p>
          </table:table-cell>
          <table:table-cell office:value-type="float" office:value="0" calcext:value-type="float">
            <text:p>0</text:p>
          </table:table-cell>
          <table:table-cell table:formula="of:=[.$F$9]+[.$F$10]*((2*[.I20])/[.$F$8])" office:value-type="float" office:value="17218.2585551331" calcext:value-type="float">
            <text:p>17218.2585551331</text:p>
          </table:table-cell>
          <table:table-cell table:number-columns-repeated="2"/>
          <table:table-cell table:style-name="ce3" office:value-type="string" calcext:value-type="string">
            <text:p>Cincinnati</text:p>
          </table:table-cell>
          <table:table-cell table:formula="of:=IF([.$F$7]&gt;=[.C20];[.C64];[.$M$33])" office:value-type="float" office:value="28374.3954372624" calcext:value-type="float">
            <text:p>28374.3954372624</text:p>
          </table:table-cell>
          <table:table-cell table:formula="of:=IF([.$F$7]&gt;=[.D20];[.D64];[.$M$33])" office:value-type="float" office:value="19255.5513307985" calcext:value-type="float">
            <text:p>19255.5513307985</text:p>
          </table:table-cell>
          <table:table-cell table:formula="of:=IF([.$F$7]&gt;=[.E20];[.E64];[.$M$33])" office:value-type="float" office:value="23261.5741444867" calcext:value-type="float">
            <text:p>23261.5741444867</text:p>
          </table:table-cell>
          <table:table-cell table:formula="of:=IF([.$F$7]&gt;=[.F20];[.F64];[.$M$33])" office:value-type="float" office:value="19520.0076045627" calcext:value-type="float">
            <text:p>19520.0076045627</text:p>
          </table:table-cell>
          <table:table-cell table:formula="of:=IF([.$F$7]&gt;=[.G20];[.G64];[.$M$33])" office:value-type="float" office:value="17678.608365019" calcext:value-type="float">
            <text:p>17678.608365019</text:p>
          </table:table-cell>
          <table:table-cell table:formula="of:=IF([.$F$7]&gt;=[.H20];[.H64];[.$M$33])" office:value-type="float" office:value="0" calcext:value-type="float">
            <text:p>0</text:p>
          </table:table-cell>
          <table:table-cell table:formula="of:=IF([.$F$7]&gt;=[.I20];[.I64];[.$M$33])" office:value-type="float" office:value="17218.2585551331" calcext:value-type="float">
            <text:p>17218.2585551331</text:p>
          </table:table-cell>
          <table:table-cell/>
          <table:table-cell table:style-name="ce3" office:value-type="string" calcext:value-type="string">
            <text:p>Cincinnati</text:p>
          </table:table-cell>
          <table:table-cell table:style-name="ce18" table:number-columns-repeated="6"/>
          <table:table-cell table:style-name="ce20"/>
          <table:table-cell/>
          <table:table-cell table:style-name="ce3" office:value-type="string" calcext:value-type="string">
            <text:p>Cincinnati</text:p>
          </table:table-cell>
          <table:table-cell table:formula="of:=[.V64]*[.M64]" office:value-type="float" office:value="0" calcext:value-type="float">
            <text:p>0</text:p>
          </table:table-cell>
          <table:table-cell table:formula="of:=[.W64]*[.N64]" office:value-type="float" office:value="0" calcext:value-type="float">
            <text:p>0</text:p>
          </table:table-cell>
          <table:table-cell table:formula="of:=[.X64]*[.O64]" office:value-type="float" office:value="0" calcext:value-type="float">
            <text:p>0</text:p>
          </table:table-cell>
          <table:table-cell table:formula="of:=[.Y64]*[.P64]" office:value-type="float" office:value="0" calcext:value-type="float">
            <text:p>0</text:p>
          </table:table-cell>
          <table:table-cell table:formula="of:=[.Z64]*[.Q64]" office:value-type="float" office:value="0" calcext:value-type="float">
            <text:p>0</text:p>
          </table:table-cell>
          <table:table-cell table:formula="of:=[.AA64]*[.R64]" office:value-type="float" office:value="0" calcext:value-type="float">
            <text:p>0</text:p>
          </table:table-cell>
          <table:table-cell table:formula="of:=[.AB64]*[.S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leveland</text:p>
          </table:table-cell>
          <table:table-cell table:formula="of:=[.$F$9]+[.$F$10]*((2*[.C21])/[.$F$8])" office:value-type="float" office:value="30450.8669201521" calcext:value-type="float">
            <text:p>30450.8669201521</text:p>
          </table:table-cell>
          <table:table-cell table:formula="of:=[.$F$9]+[.$F$10]*((2*[.D21])/[.$F$8])" office:value-type="float" office:value="21723.8098859316" calcext:value-type="float">
            <text:p>21723.8098859316</text:p>
          </table:table-cell>
          <table:table-cell table:formula="of:=[.$F$9]+[.$F$10]*((2*[.E21])/[.$F$8])" office:value-type="float" office:value="21096.9505703422" calcext:value-type="float">
            <text:p>21096.9505703422</text:p>
          </table:table-cell>
          <table:table-cell table:formula="of:=[.$F$9]+[.$F$10]*((2*[.F21])/[.$F$8])" office:value-type="float" office:value="19804.0532319392" calcext:value-type="float">
            <text:p>19804.0532319392</text:p>
          </table:table-cell>
          <table:table-cell table:formula="of:=[.$F$9]+[.$F$10]*((2*[.G21])/[.$F$8])" office:value-type="float" office:value="18227.1102661597" calcext:value-type="float">
            <text:p>18227.1102661597</text:p>
          </table:table-cell>
          <table:table-cell table:formula="of:=[.$F$9]+[.$F$10]*((2*[.H21])/[.$F$8])" office:value-type="float" office:value="17218.2585551331" calcext:value-type="float">
            <text:p>17218.2585551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Cleveland</text:p>
          </table:table-cell>
          <table:table-cell table:formula="of:=IF([.$F$7]&gt;=[.C21];[.C65];[.$M$33])" office:value-type="float" office:value="30450.8669201521" calcext:value-type="float">
            <text:p>30450.8669201521</text:p>
          </table:table-cell>
          <table:table-cell table:formula="of:=IF([.$F$7]&gt;=[.D21];[.D65];[.$M$33])" office:value-type="float" office:value="21723.8098859316" calcext:value-type="float">
            <text:p>21723.8098859316</text:p>
          </table:table-cell>
          <table:table-cell table:formula="of:=IF([.$F$7]&gt;=[.E21];[.E65];[.$M$33])" office:value-type="float" office:value="21096.9505703422" calcext:value-type="float">
            <text:p>21096.9505703422</text:p>
          </table:table-cell>
          <table:table-cell table:formula="of:=IF([.$F$7]&gt;=[.F21];[.F65];[.$M$33])" office:value-type="float" office:value="19804.0532319392" calcext:value-type="float">
            <text:p>19804.0532319392</text:p>
          </table:table-cell>
          <table:table-cell table:formula="of:=IF([.$F$7]&gt;=[.G21];[.G65];[.$M$33])" office:value-type="float" office:value="18227.1102661597" calcext:value-type="float">
            <text:p>18227.1102661597</text:p>
          </table:table-cell>
          <table:table-cell table:formula="of:=IF([.$F$7]&gt;=[.H21];[.H65];[.$M$33])" office:value-type="float" office:value="17218.2585551331" calcext:value-type="float">
            <text:p>17218.2585551331</text:p>
          </table:table-cell>
          <table:table-cell table:formula="of:=IF([.$F$7]&gt;=[.I21];[.I65];[.$M$33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leveland</text:p>
          </table:table-cell>
          <table:table-cell table:style-name="ce18" table:number-columns-repeated="7"/>
          <table:table-cell/>
          <table:table-cell table:style-name="ce3" office:value-type="string" calcext:value-type="string">
            <text:p>Cleveland</text:p>
          </table:table-cell>
          <table:table-cell table:formula="of:=[.V65]*[.M65]" office:value-type="float" office:value="0" calcext:value-type="float">
            <text:p>0</text:p>
          </table:table-cell>
          <table:table-cell table:formula="of:=[.W65]*[.N65]" office:value-type="float" office:value="0" calcext:value-type="float">
            <text:p>0</text:p>
          </table:table-cell>
          <table:table-cell table:formula="of:=[.X65]*[.O65]" office:value-type="float" office:value="0" calcext:value-type="float">
            <text:p>0</text:p>
          </table:table-cell>
          <table:table-cell table:formula="of:=[.Y65]*[.P65]" office:value-type="float" office:value="0" calcext:value-type="float">
            <text:p>0</text:p>
          </table:table-cell>
          <table:table-cell table:formula="of:=[.Z65]*[.Q65]" office:value-type="float" office:value="0" calcext:value-type="float">
            <text:p>0</text:p>
          </table:table-cell>
          <table:table-cell table:formula="of:=[.AA65]*[.R65]" office:value-type="float" office:value="0" calcext:value-type="float">
            <text:p>0</text:p>
          </table:table-cell>
          <table:table-cell table:formula="of:=[.AB65]*[.S65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number-columns-repeated="20"/>
          <table:table-cell office:value-type="string" calcext:value-type="string" table:number-columns-spanned="8" table:number-rows-spanned="1">
            <text:p>Gik – available cargo capacity form city I to k on each leg</text:p>
          </table:table-cell>
          <table:covered-table-cell table:number-columns-repeated="7"/>
          <table:table-cell/>
          <table:table-cell office:value-type="string" calcext:value-type="string" table:number-columns-spanned="8" table:number-rows-spanned="1">
            <text:p>Xijk – lbs of parceles actually shipped from I to j through city k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21"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style-name="ce16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Albuquerque</text:p>
          </table:table-cell>
          <table:table-cell table:style-name="ce3" office:value-type="string" calcext:value-type="string">
            <text:p>Atlanta</text:p>
          </table:table-cell>
          <table:table-cell table:style-name="ce3" office:value-type="string" calcext:value-type="string">
            <text:p>Boston</text:p>
          </table:table-cell>
          <table:table-cell table:style-name="ce3" office:value-type="string" calcext:value-type="string">
            <text:p>Charlotte</text:p>
          </table:table-cell>
          <table:table-cell table:style-name="ce3" office:value-type="string" calcext:value-type="string">
            <text:p>Chicago</text:p>
          </table:table-cell>
          <table:table-cell table:style-name="ce3" office:value-type="string" calcext:value-type="string">
            <text:p>Cincinati</text:p>
          </table:table-cell>
          <table:table-cell table:style-name="ce3" office:value-type="string" calcext:value-type="string">
            <text:p>Cleveland</text:p>
          </table:table-cell>
          <table:table-cell table:style-name="ce16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 calcext:value-type="string">
            <text:p>Albuquerque</text:p>
          </table:table-cell>
          <table:table-cell table:style-name="ce3" table:formula="of:=[.V39]*[.$D$6] +[.V49]*[.$E$6] + [.V59]*[.$F$6]" office:value-type="float" office:value="0" calcext:value-type="float">
            <text:p>0</text:p>
          </table:table-cell>
          <table:table-cell table:style-name="ce3" table:formula="of:=[.W39]*[.$D$6] +[.W49]*[.$E$6] + [.W59]*[.$F$6]" office:value-type="float" office:value="0" calcext:value-type="float">
            <text:p>0</text:p>
          </table:table-cell>
          <table:table-cell table:style-name="ce3" table:formula="of:=[.X39]*[.$D$6] +[.X49]*[.$E$6] + [.X59]*[.$F$6]" office:value-type="float" office:value="0" calcext:value-type="float">
            <text:p>0</text:p>
          </table:table-cell>
          <table:table-cell table:style-name="ce3" table:formula="of:=[.Y39]*[.$D$6] +[.Y49]*[.$E$6] + [.Y59]*[.$F$6]" office:value-type="float" office:value="0" calcext:value-type="float">
            <text:p>0</text:p>
          </table:table-cell>
          <table:table-cell table:style-name="ce3" table:formula="of:=[.Z39]*[.$D$6] +[.Z49]*[.$E$6] + [.Z59]*[.$F$6]" office:value-type="float" office:value="0" calcext:value-type="float">
            <text:p>0</text:p>
          </table:table-cell>
          <table:table-cell table:style-name="ce3" table:formula="of:=[.AA39]*[.$D$6] +[.AA49]*[.$E$6] + [.AA59]*[.$F$6]" office:value-type="float" office:value="0" calcext:value-type="float">
            <text:p>0</text:p>
          </table:table-cell>
          <table:table-cell table:style-name="ce3" table:formula="of:=[.AB39]*[.$D$6] +[.AB49]*[.$E$6] + [.AB59]*[.$F$6]" office:value-type="float" office:value="0" calcext:value-type="float">
            <text:p>0</text:p>
          </table:table-cell>
          <table:table-cell table:style-name="ce22" table:formula="of:=SUM([.V71:.AB71])" office:value-type="float" office:value="0" calcext:value-type="float">
            <text:p>0</text:p>
          </table:table-cell>
          <table:table-cell table:style-name="ce3" office:value-type="string" calcext:value-type="string">
            <text:p>Albuquerque</text:p>
          </table:table-cell>
          <table:table-cell table:style-name="ce24" table:number-columns-repeated="7"/>
          <table:table-cell table:style-name="ce22" table:formula="of:=SUM([.AE71:.AK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 calcext:value-type="string">
            <text:p>Atlanta</text:p>
          </table:table-cell>
          <table:table-cell table:style-name="ce3" table:formula="of:=[.V40]*[.$D$6] +[.V50]*[.$E$6] + [.V60]*[.$F$6]" office:value-type="float" office:value="0" calcext:value-type="float">
            <text:p>0</text:p>
          </table:table-cell>
          <table:table-cell table:style-name="ce3" table:formula="of:=[.W40]*[.$D$6] +[.W50]*[.$E$6] + [.W60]*[.$F$6]" office:value-type="float" office:value="0" calcext:value-type="float">
            <text:p>0</text:p>
          </table:table-cell>
          <table:table-cell table:style-name="ce3" table:formula="of:=[.X40]*[.$D$6] +[.X50]*[.$E$6] + [.X60]*[.$F$6]" office:value-type="float" office:value="0" calcext:value-type="float">
            <text:p>0</text:p>
          </table:table-cell>
          <table:table-cell table:style-name="ce3" table:formula="of:=[.Y40]*[.$D$6] +[.Y50]*[.$E$6] + [.Y60]*[.$F$6]" office:value-type="float" office:value="0" calcext:value-type="float">
            <text:p>0</text:p>
          </table:table-cell>
          <table:table-cell table:style-name="ce3" table:formula="of:=[.Z40]*[.$D$6] +[.Z50]*[.$E$6] + [.Z60]*[.$F$6]" office:value-type="float" office:value="0" calcext:value-type="float">
            <text:p>0</text:p>
          </table:table-cell>
          <table:table-cell table:style-name="ce3" table:formula="of:=[.AA40]*[.$D$6] +[.AA50]*[.$E$6] + [.AA60]*[.$F$6]" office:value-type="float" office:value="0" calcext:value-type="float">
            <text:p>0</text:p>
          </table:table-cell>
          <table:table-cell table:style-name="ce3" table:formula="of:=[.AB40]*[.$D$6] +[.AB50]*[.$E$6] + [.AB60]*[.$F$6]" office:value-type="float" office:value="0" calcext:value-type="float">
            <text:p>0</text:p>
          </table:table-cell>
          <table:table-cell table:style-name="ce22" table:formula="of:=SUM([.V72:.AB72])" office:value-type="float" office:value="0" calcext:value-type="float">
            <text:p>0</text:p>
          </table:table-cell>
          <table:table-cell table:style-name="ce3" office:value-type="string" calcext:value-type="string">
            <text:p>Atlanta</text:p>
          </table:table-cell>
          <table:table-cell table:style-name="ce3"/>
          <table:table-cell table:style-name="ce24" table:number-columns-repeated="6"/>
          <table:table-cell table:style-name="ce22" table:formula="of:=SUM([.AE72:.AK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 calcext:value-type="string">
            <text:p>Boston</text:p>
          </table:table-cell>
          <table:table-cell table:style-name="ce3" table:formula="of:=[.V41]*[.$D$6] +[.V51]*[.$E$6] + [.V61]*[.$F$6]" office:value-type="float" office:value="0" calcext:value-type="float">
            <text:p>0</text:p>
          </table:table-cell>
          <table:table-cell table:style-name="ce3" table:formula="of:=[.W41]*[.$D$6] +[.W51]*[.$E$6] + [.W61]*[.$F$6]" office:value-type="float" office:value="0" calcext:value-type="float">
            <text:p>0</text:p>
          </table:table-cell>
          <table:table-cell table:style-name="ce3" table:formula="of:=[.X41]*[.$D$6] +[.X51]*[.$E$6] + [.X61]*[.$F$6]" office:value-type="float" office:value="0" calcext:value-type="float">
            <text:p>0</text:p>
          </table:table-cell>
          <table:table-cell table:style-name="ce3" table:formula="of:=[.Y41]*[.$D$6] +[.Y51]*[.$E$6] + [.Y61]*[.$F$6]" office:value-type="float" office:value="0" calcext:value-type="float">
            <text:p>0</text:p>
          </table:table-cell>
          <table:table-cell table:style-name="ce3" table:formula="of:=[.Z41]*[.$D$6] +[.Z51]*[.$E$6] + [.Z61]*[.$F$6]" office:value-type="float" office:value="0" calcext:value-type="float">
            <text:p>0</text:p>
          </table:table-cell>
          <table:table-cell table:style-name="ce3" table:formula="of:=[.AA41]*[.$D$6] +[.AA51]*[.$E$6] + [.AA61]*[.$F$6]" office:value-type="float" office:value="0" calcext:value-type="float">
            <text:p>0</text:p>
          </table:table-cell>
          <table:table-cell table:style-name="ce3" table:formula="of:=[.AB41]*[.$D$6] +[.AB51]*[.$E$6] + [.AB61]*[.$F$6]" office:value-type="float" office:value="0" calcext:value-type="float">
            <text:p>0</text:p>
          </table:table-cell>
          <table:table-cell table:style-name="ce22" table:formula="of:=SUM([.V73:.AB73])" office:value-type="float" office:value="0" calcext:value-type="float">
            <text:p>0</text:p>
          </table:table-cell>
          <table:table-cell table:style-name="ce3" office:value-type="string" calcext:value-type="string">
            <text:p>Boston</text:p>
          </table:table-cell>
          <table:table-cell table:style-name="ce3" table:number-columns-repeated="2"/>
          <table:table-cell table:style-name="ce24" table:number-columns-repeated="5"/>
          <table:table-cell table:style-name="ce22" table:formula="of:=SUM([.AE73:.AK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 calcext:value-type="string">
            <text:p>Charlotte</text:p>
          </table:table-cell>
          <table:table-cell table:style-name="ce3" table:formula="of:=[.V42]*[.$D$6] +[.V52]*[.$E$6] + [.V62]*[.$F$6]" office:value-type="float" office:value="0" calcext:value-type="float">
            <text:p>0</text:p>
          </table:table-cell>
          <table:table-cell table:style-name="ce3" table:formula="of:=[.W42]*[.$D$6] +[.W52]*[.$E$6] + [.W62]*[.$F$6]" office:value-type="float" office:value="0" calcext:value-type="float">
            <text:p>0</text:p>
          </table:table-cell>
          <table:table-cell table:style-name="ce3" table:formula="of:=[.X42]*[.$D$6] +[.X52]*[.$E$6] + [.X62]*[.$F$6]" office:value-type="float" office:value="0" calcext:value-type="float">
            <text:p>0</text:p>
          </table:table-cell>
          <table:table-cell table:style-name="ce3" table:formula="of:=[.Y42]*[.$D$6] +[.Y52]*[.$E$6] + [.Y62]*[.$F$6]" office:value-type="float" office:value="0" calcext:value-type="float">
            <text:p>0</text:p>
          </table:table-cell>
          <table:table-cell table:style-name="ce3" table:formula="of:=[.Z42]*[.$D$6] +[.Z52]*[.$E$6] + [.Z62]*[.$F$6]" office:value-type="float" office:value="0" calcext:value-type="float">
            <text:p>0</text:p>
          </table:table-cell>
          <table:table-cell table:style-name="ce3" table:formula="of:=[.AA42]*[.$D$6] +[.AA52]*[.$E$6] + [.AA62]*[.$F$6]" office:value-type="float" office:value="0" calcext:value-type="float">
            <text:p>0</text:p>
          </table:table-cell>
          <table:table-cell table:style-name="ce3" table:formula="of:=[.AB42]*[.$D$6] +[.AB52]*[.$E$6] + [.AB62]*[.$F$6]" office:value-type="float" office:value="0" calcext:value-type="float">
            <text:p>0</text:p>
          </table:table-cell>
          <table:table-cell table:style-name="ce22" table:formula="of:=SUM([.V74:.AB74])" office:value-type="float" office:value="0" calcext:value-type="float">
            <text:p>0</text:p>
          </table:table-cell>
          <table:table-cell table:style-name="ce3" office:value-type="string" calcext:value-type="string">
            <text:p>Charlotte</text:p>
          </table:table-cell>
          <table:table-cell table:style-name="ce3" table:number-columns-repeated="3"/>
          <table:table-cell table:style-name="ce24" table:number-columns-repeated="4"/>
          <table:table-cell table:style-name="ce22" table:formula="of:=SUM([.AE74:.AK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 calcext:value-type="string">
            <text:p>Chicago</text:p>
          </table:table-cell>
          <table:table-cell table:style-name="ce3" table:formula="of:=[.V43]*[.$D$6] +[.V53]*[.$E$6] + [.V63]*[.$F$6]" office:value-type="float" office:value="0" calcext:value-type="float">
            <text:p>0</text:p>
          </table:table-cell>
          <table:table-cell table:style-name="ce3" table:formula="of:=[.W43]*[.$D$6] +[.W53]*[.$E$6] + [.W63]*[.$F$6]" office:value-type="float" office:value="0" calcext:value-type="float">
            <text:p>0</text:p>
          </table:table-cell>
          <table:table-cell table:style-name="ce3" table:formula="of:=[.X43]*[.$D$6] +[.X53]*[.$E$6] + [.X63]*[.$F$6]" office:value-type="float" office:value="0" calcext:value-type="float">
            <text:p>0</text:p>
          </table:table-cell>
          <table:table-cell table:style-name="ce3" table:formula="of:=[.Y43]*[.$D$6] +[.Y53]*[.$E$6] + [.Y63]*[.$F$6]" office:value-type="float" office:value="0" calcext:value-type="float">
            <text:p>0</text:p>
          </table:table-cell>
          <table:table-cell table:style-name="ce3" table:formula="of:=[.Z43]*[.$D$6] +[.Z53]*[.$E$6] + [.Z63]*[.$F$6]" office:value-type="float" office:value="0" calcext:value-type="float">
            <text:p>0</text:p>
          </table:table-cell>
          <table:table-cell table:style-name="ce3" table:formula="of:=[.AA43]*[.$D$6] +[.AA53]*[.$E$6] + [.AA63]*[.$F$6]" office:value-type="float" office:value="0" calcext:value-type="float">
            <text:p>0</text:p>
          </table:table-cell>
          <table:table-cell table:style-name="ce3" table:formula="of:=[.AB43]*[.$D$6] +[.AB53]*[.$E$6] + [.AB63]*[.$F$6]" office:value-type="float" office:value="0" calcext:value-type="float">
            <text:p>0</text:p>
          </table:table-cell>
          <table:table-cell table:style-name="ce22" table:formula="of:=SUM([.V75:.AB75])" office:value-type="float" office:value="0" calcext:value-type="float">
            <text:p>0</text:p>
          </table:table-cell>
          <table:table-cell table:style-name="ce3" office:value-type="string" calcext:value-type="string">
            <text:p>Chicago</text:p>
          </table:table-cell>
          <table:table-cell table:style-name="ce3" table:number-columns-repeated="4"/>
          <table:table-cell table:style-name="ce24" table:number-columns-repeated="3"/>
          <table:table-cell table:style-name="ce22" table:formula="of:=SUM([.AE75:.AK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 calcext:value-type="string">
            <text:p>Cincinnati</text:p>
          </table:table-cell>
          <table:table-cell table:style-name="ce3" table:formula="of:=[.V44]*[.$D$6] +[.V54]*[.$E$6] + [.V64]*[.$F$6]" office:value-type="float" office:value="0" calcext:value-type="float">
            <text:p>0</text:p>
          </table:table-cell>
          <table:table-cell table:style-name="ce3" table:formula="of:=[.W44]*[.$D$6] +[.W54]*[.$E$6] + [.W64]*[.$F$6]" office:value-type="float" office:value="0" calcext:value-type="float">
            <text:p>0</text:p>
          </table:table-cell>
          <table:table-cell table:style-name="ce3" table:formula="of:=[.X44]*[.$D$6] +[.X54]*[.$E$6] + [.X64]*[.$F$6]" office:value-type="float" office:value="0" calcext:value-type="float">
            <text:p>0</text:p>
          </table:table-cell>
          <table:table-cell table:style-name="ce3" table:formula="of:=[.Y44]*[.$D$6] +[.Y54]*[.$E$6] + [.Y64]*[.$F$6]" office:value-type="float" office:value="0" calcext:value-type="float">
            <text:p>0</text:p>
          </table:table-cell>
          <table:table-cell table:style-name="ce3" table:formula="of:=[.Z44]*[.$D$6] +[.Z54]*[.$E$6] + [.Z64]*[.$F$6]" office:value-type="float" office:value="0" calcext:value-type="float">
            <text:p>0</text:p>
          </table:table-cell>
          <table:table-cell table:style-name="ce3" table:formula="of:=[.AA44]*[.$D$6] +[.AA54]*[.$E$6] + [.AA64]*[.$F$6]" office:value-type="float" office:value="0" calcext:value-type="float">
            <text:p>0</text:p>
          </table:table-cell>
          <table:table-cell table:style-name="ce3" table:formula="of:=[.AB44]*[.$D$6] +[.AB54]*[.$E$6] + [.AB64]*[.$F$6]" office:value-type="float" office:value="0" calcext:value-type="float">
            <text:p>0</text:p>
          </table:table-cell>
          <table:table-cell table:style-name="ce22" table:formula="of:=SUM([.V76:.AB76])" office:value-type="float" office:value="0" calcext:value-type="float">
            <text:p>0</text:p>
          </table:table-cell>
          <table:table-cell table:style-name="ce3" office:value-type="string" calcext:value-type="string">
            <text:p>Cincinnati</text:p>
          </table:table-cell>
          <table:table-cell table:style-name="ce3" table:number-columns-repeated="5"/>
          <table:table-cell table:style-name="ce24" table:number-columns-repeated="2"/>
          <table:table-cell table:style-name="ce22" table:formula="of:=SUM([.AE76:.AK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3" office:value-type="string" calcext:value-type="string">
            <text:p>Cleveland</text:p>
          </table:table-cell>
          <table:table-cell table:style-name="ce3" table:formula="of:=[.V45]*[.$D$6] +[.V55]*[.$E$6] + [.V65]*[.$F$6]" office:value-type="float" office:value="0" calcext:value-type="float">
            <text:p>0</text:p>
          </table:table-cell>
          <table:table-cell table:style-name="ce3" table:formula="of:=[.W45]*[.$D$6] +[.W55]*[.$E$6] + [.W65]*[.$F$6]" office:value-type="float" office:value="0" calcext:value-type="float">
            <text:p>0</text:p>
          </table:table-cell>
          <table:table-cell table:style-name="ce3" table:formula="of:=[.X45]*[.$D$6] +[.X55]*[.$E$6] + [.X65]*[.$F$6]" office:value-type="float" office:value="0" calcext:value-type="float">
            <text:p>0</text:p>
          </table:table-cell>
          <table:table-cell table:style-name="ce3" table:formula="of:=[.Y45]*[.$D$6] +[.Y55]*[.$E$6] + [.Y65]*[.$F$6]" office:value-type="float" office:value="0" calcext:value-type="float">
            <text:p>0</text:p>
          </table:table-cell>
          <table:table-cell table:style-name="ce3" table:formula="of:=[.Z45]*[.$D$6] +[.Z55]*[.$E$6] + [.Z65]*[.$F$6]" office:value-type="float" office:value="0" calcext:value-type="float">
            <text:p>0</text:p>
          </table:table-cell>
          <table:table-cell table:style-name="ce3" table:formula="of:=[.AA45]*[.$D$6] +[.AA55]*[.$E$6] + [.AA65]*[.$F$6]" office:value-type="float" office:value="0" calcext:value-type="float">
            <text:p>0</text:p>
          </table:table-cell>
          <table:table-cell table:style-name="ce3" table:formula="of:=[.AB45]*[.$D$6] +[.AB55]*[.$E$6] + [.AB65]*[.$F$6]" office:value-type="float" office:value="0" calcext:value-type="float">
            <text:p>0</text:p>
          </table:table-cell>
          <table:table-cell table:style-name="ce23" table:formula="of:=SUM([.V77:.AB77])" office:value-type="float" office:value="0" calcext:value-type="float">
            <text:p>0</text:p>
          </table:table-cell>
          <table:table-cell table:style-name="ce3" office:value-type="string" calcext:value-type="string">
            <text:p>Cleveland</text:p>
          </table:table-cell>
          <table:table-cell table:style-name="ce3" table:number-columns-repeated="6"/>
          <table:table-cell table:style-name="ce24"/>
          <table:table-cell table:style-name="ce23" table:formula="of:=SUM([.AE77:.AK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6" office:value-type="string" calcext:value-type="string">
            <text:p>Total</text:p>
          </table:table-cell>
          <table:table-cell table:style-name="ce19" table:formula="of:=SUM([.V71:.V77])" office:value-type="float" office:value="0" calcext:value-type="float">
            <text:p>0</text:p>
          </table:table-cell>
          <table:table-cell table:style-name="ce19" table:formula="of:=SUM([.W71:.W77])" office:value-type="float" office:value="0" calcext:value-type="float">
            <text:p>0</text:p>
          </table:table-cell>
          <table:table-cell table:style-name="ce19" table:formula="of:=SUM([.X71:.X77])" office:value-type="float" office:value="0" calcext:value-type="float">
            <text:p>0</text:p>
          </table:table-cell>
          <table:table-cell table:style-name="ce19" table:formula="of:=SUM([.Y71:.Y77])" office:value-type="float" office:value="0" calcext:value-type="float">
            <text:p>0</text:p>
          </table:table-cell>
          <table:table-cell table:style-name="ce19" table:formula="of:=SUM([.Z71:.Z77])" office:value-type="float" office:value="0" calcext:value-type="float">
            <text:p>0</text:p>
          </table:table-cell>
          <table:table-cell table:style-name="ce19" table:formula="of:=SUM([.AA71:.AA77])" office:value-type="float" office:value="0" calcext:value-type="float">
            <text:p>0</text:p>
          </table:table-cell>
          <table:table-cell table:style-name="ce21" table:formula="of:=SUM([.AB71:.AB77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Total</text:p>
          </table:table-cell>
          <table:table-cell table:style-name="ce25" table:formula="of:=SUM([.AE71:.AE77])" office:value-type="float" office:value="0" calcext:value-type="float">
            <text:p>0</text:p>
          </table:table-cell>
          <table:table-cell table:style-name="ce19" table:formula="of:=SUM([.AF71:.AF77])" office:value-type="float" office:value="0" calcext:value-type="float">
            <text:p>0</text:p>
          </table:table-cell>
          <table:table-cell table:style-name="ce19" table:formula="of:=SUM([.AG71:.AG77])" office:value-type="float" office:value="0" calcext:value-type="float">
            <text:p>0</text:p>
          </table:table-cell>
          <table:table-cell table:style-name="ce19" table:formula="of:=SUM([.AH71:.AH77])" office:value-type="float" office:value="0" calcext:value-type="float">
            <text:p>0</text:p>
          </table:table-cell>
          <table:table-cell table:style-name="ce19" table:formula="of:=SUM([.AI71:.AI77])" office:value-type="float" office:value="0" calcext:value-type="float">
            <text:p>0</text:p>
          </table:table-cell>
          <table:table-cell table:style-name="ce19" table:formula="of:=SUM([.AJ71:.AJ77])" office:value-type="float" office:value="0" calcext:value-type="float">
            <text:p>0</text:p>
          </table:table-cell>
          <table:table-cell table:style-name="ce21" table:formula="of:=SUM([.AK71:.AK77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49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largest cities" table:style-name="ta1">
        <table:table-column table:style-name="co3" table:number-columns-repeated="41" table:default-cell-style-name="Default"/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2"/>
          <table:table-cell table:style-name="ce8" office:value-type="string" calcext:value-type="string">
            <text:p>Parameter</text:p>
          </table:table-cell>
          <table:table-cell table:style-name="ce8" office:value-type="string" calcext:value-type="string">
            <text:p>Plane A</text:p>
          </table:table-cell>
          <table:table-cell table:style-name="ce8" office:value-type="string" calcext:value-type="string">
            <text:p>Plane B</text:p>
          </table:table-cell>
          <table:table-cell table:style-name="ce8" office:value-type="string" calcext:value-type="string">
            <text:p>Plane C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 calcext:value-type="string">
            <text:p>Capacity w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float" office:value="72210" calcext:value-type="float">
            <text:p>72210</text:p>
          </table:table-cell>
          <table:table-cell table:style-name="ce8" office:value-type="float" office:value="202100" calcext:value-type="float">
            <text:p>20210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 calcext:value-type="string">
            <text:p>Range r</text:p>
          </table:table-cell>
          <table:table-cell table:style-name="ce8" office:value-type="float" office:value="1063" calcext:value-type="float">
            <text:p>1063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3950" calcext:value-type="float">
            <text:p>395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 calcext:value-type="string">
            <text:p>Velocity v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465" calcext:value-type="float">
            <text:p>465</text:p>
          </table:table-cell>
          <table:table-cell table:style-name="ce8" office:value-type="float" office:value="526" calcext:value-type="float">
            <text:p>526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 calcext:value-type="string">
            <text:p>Fixed Cost f</text:p>
          </table:table-cell>
          <table:table-cell table:style-name="ce8" office:value-type="float" office:value="1107" calcext:value-type="float">
            <text:p>1107</text:p>
          </table:table-cell>
          <table:table-cell table:style-name="ce8" office:value-type="float" office:value="7057" calcext:value-type="float">
            <text:p>7057</text:p>
          </table:table-cell>
          <table:table-cell table:style-name="ce8" office:value-type="float" office:value="14750" calcext:value-type="float">
            <text:p>14750</text:p>
          </table:table-cell>
          <table:table-cell table:number-columns-repeated="35"/>
        </table:table-row>
        <table:table-row table:style-name="ro1">
          <table:table-cell table:number-columns-repeated="2"/>
          <table:table-cell table:style-name="ce8" office:value-type="string" calcext:value-type="string">
            <text:p>Linear Cost m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1497" calcext:value-type="float">
            <text:p>1497</text:p>
          </table:table-cell>
          <table:table-cell table:style-name="ce8" office:value-type="float" office:value="2576" calcext:value-type="float">
            <text:p>2576</text:p>
          </table:table-cell>
          <table:table-cell table:number-columns-repeated="35"/>
        </table:table-row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Dik - <text:s/>distances between city I to city k</text:p>
          </table:table-cell>
          <table:covered-table-cell table:number-columns-repeated="7" table:style-name="ce8"/>
          <table:table-cell table:number-columns-repeated="32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 calcext:value-type="string">
            <text:p>Albuquerqu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407" calcext:value-type="float">
            <text:p>1407</text:p>
          </table:table-cell>
          <table:table-cell table:style-name="ce8" office:value-type="float" office:value="2225" calcext:value-type="float">
            <text:p>2225</text:p>
          </table:table-cell>
          <table:table-cell table:style-name="ce8" office:value-type="float" office:value="1641" calcext:value-type="float">
            <text:p>1641</text:p>
          </table:table-cell>
          <table:table-cell table:style-name="ce8" office:value-type="float" office:value="1335" calcext:value-type="float">
            <text:p>1335</text:p>
          </table:table-cell>
          <table:table-cell table:style-name="ce8" office:value-type="float" office:value="1391" calcext:value-type="float">
            <text:p>1391</text:p>
          </table:table-cell>
          <table:table-cell table:style-name="ce8" office:value-type="float" office:value="1603" calcext:value-type="float">
            <text:p>1603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 calcext:value-type="string">
            <text:p>Atlanta</text:p>
          </table:table-cell>
          <table:table-cell table:style-name="ce8" office:value-type="float" office:value="1407" calcext:value-type="float">
            <text:p>14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75" calcext:value-type="float">
            <text:p>1075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712" calcext:value-type="float">
            <text:p>712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 calcext:value-type="string">
            <text:p>Boston</text:p>
          </table:table-cell>
          <table:table-cell table:style-name="ce8" office:value-type="float" office:value="2225" calcext:value-type="float">
            <text:p>2225</text:p>
          </table:table-cell>
          <table:table-cell table:style-name="ce8" office:value-type="float" office:value="1075" calcext:value-type="float">
            <text:p>107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41" calcext:value-type="float">
            <text:p>841</text:p>
          </table:table-cell>
          <table:table-cell table:style-name="ce8" office:value-type="float" office:value="1015" calcext:value-type="float">
            <text:p>1015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648" calcext:value-type="float">
            <text:p>648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 calcext:value-type="string">
            <text:p>Charlotte</text:p>
          </table:table-cell>
          <table:table-cell table:style-name="ce8" office:value-type="float" office:value="1641" calcext:value-type="float">
            <text:p>1641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841" calcext:value-type="float">
            <text:p>84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516" calcext:value-type="float">
            <text:p>516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 calcext:value-type="string">
            <text:p>Chicago</text:p>
          </table:table-cell>
          <table:table-cell table:style-name="ce8" office:value-type="float" office:value="1335" calcext:value-type="float">
            <text:p>1335</text:p>
          </table:table-cell>
          <table:table-cell table:style-name="ce8" office:value-type="float" office:value="716" calcext:value-type="float">
            <text:p>716</text:p>
          </table:table-cell>
          <table:table-cell table:style-name="ce8" office:value-type="float" office:value="1015" calcext:value-type="float">
            <text:p>1015</text:p>
          </table:table-cell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355" calcext:value-type="float">
            <text:p>355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 calcext:value-type="string">
            <text:p>Cincinnati</text:p>
          </table:table-cell>
          <table:table-cell table:style-name="ce8" office:value-type="float" office:value="1391" calcext:value-type="float">
            <text:p>1391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2" calcext:value-type="float">
            <text:p>252</text:p>
          </table:table-cell>
          <table:table-cell table:number-columns-repeated="32"/>
        </table:table-row>
        <table:table-row table:style-name="ro1">
          <table:table-cell/>
          <table:table-cell table:style-name="ce8" office:value-type="string" calcext:value-type="string">
            <text:p>Cleveland</text:p>
          </table:table-cell>
          <table:table-cell table:style-name="ce8" office:value-type="float" office:value="1603" calcext:value-type="float">
            <text:p>1603</text:p>
          </table:table-cell>
          <table:table-cell table:style-name="ce8" office:value-type="float" office:value="712" calcext:value-type="float">
            <text:p>712</text:p>
          </table:table-cell>
          <table:table-cell table:style-name="ce8" office:value-type="float" office:value="648" calcext:value-type="float">
            <text:p>648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55" calcext:value-type="float">
            <text:p>355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2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7" office:value-type="string" calcext:value-type="string" table:number-columns-spanned="8" table:number-rows-spanned="1">
            <text:p>Pij lbs of parcels needed to be delivered from city I to city j</text:p>
          </table:table-cell>
          <table:covered-table-cell table:number-columns-repeated="7" table:style-name="ce8"/>
          <table:table-cell table:number-columns-repeated="32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office:value-type="string" calcext:value-type="string">
            <text:p>Demanda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 calcext:value-type="string">
            <text:p>Albuquerqu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356" calcext:value-type="float">
            <text:p>2356</text:p>
          </table:table-cell>
          <table:table-cell table:style-name="ce8" office:value-type="float" office:value="2051" calcext:value-type="float">
            <text:p>2051</text:p>
          </table:table-cell>
          <table:table-cell table:style-name="ce8" office:value-type="float" office:value="673" calcext:value-type="float">
            <text:p>673</text:p>
          </table:table-cell>
          <table:table-cell table:style-name="ce8" office:value-type="float" office:value="4572" calcext:value-type="float">
            <text:p>457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747" calcext:value-type="float">
            <text:p>747</text:p>
          </table:table-cell>
          <table:table-cell table:formula="of:=SUM([.C28:.I28])" office:value-type="float" office:value="10613" calcext:value-type="float">
            <text:p>10613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 calcext:value-type="string">
            <text:p>Atlanta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4045" calcext:value-type="float">
            <text:p>14045</text:p>
          </table:table-cell>
          <table:table-cell table:style-name="ce8" office:value-type="float" office:value="4610" calcext:value-type="float">
            <text:p>4610</text:p>
          </table:table-cell>
          <table:table-cell table:style-name="ce8" office:value-type="float" office:value="31313" calcext:value-type="float">
            <text:p>31313</text:p>
          </table:table-cell>
          <table:table-cell table:style-name="ce8" office:value-type="float" office:value="1465" calcext:value-type="float">
            <text:p>1465</text:p>
          </table:table-cell>
          <table:table-cell table:style-name="ce8" office:value-type="float" office:value="5112" calcext:value-type="float">
            <text:p>5112</text:p>
          </table:table-cell>
          <table:table-cell table:formula="of:=SUM([.C29:.I29])" office:value-type="float" office:value="56545" calcext:value-type="float">
            <text:p>56545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 calcext:value-type="string">
            <text:p>Boston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4014" calcext:value-type="float">
            <text:p>4014</text:p>
          </table:table-cell>
          <table:table-cell table:style-name="ce8" office:value-type="float" office:value="27261" calcext:value-type="float">
            <text:p>27261</text:p>
          </table:table-cell>
          <table:table-cell table:style-name="ce8" office:value-type="float" office:value="1276" calcext:value-type="float">
            <text:p>1276</text:p>
          </table:table-cell>
          <table:table-cell table:style-name="ce8" office:value-type="float" office:value="4451" calcext:value-type="float">
            <text:p>4451</text:p>
          </table:table-cell>
          <table:table-cell table:formula="of:=SUM([.C30:.I30])" office:value-type="float" office:value="37002" calcext:value-type="float">
            <text:p>37002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 calcext:value-type="string">
            <text:p>Charlotte</text:p>
          </table:table-cell>
          <table:table-cell table:style-name="ce8" table:number-columns-repeated="3"/>
          <table:table-cell table:style-name="ce8" office:value-type="float" office:value="0" calcext:value-type="float">
            <text:p>0</text:p>
          </table:table-cell>
          <table:table-cell table:style-name="ce8" office:value-type="float" office:value="8948" calcext:value-type="float">
            <text:p>8948</text:p>
          </table:table-cell>
          <table:table-cell table:style-name="ce8" office:value-type="float" office:value="419" calcext:value-type="float">
            <text:p>419</text:p>
          </table:table-cell>
          <table:table-cell table:style-name="ce8" office:value-type="float" office:value="1461" calcext:value-type="float">
            <text:p>1461</text:p>
          </table:table-cell>
          <table:table-cell table:formula="of:=SUM([.C31:.I31])" office:value-type="float" office:value="10828" calcext:value-type="float">
            <text:p>10828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 calcext:value-type="string">
            <text:p>Chicago</text:p>
          </table:table-cell>
          <table:table-cell table:style-name="ce8"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2844" calcext:value-type="float">
            <text:p>2844</text:p>
          </table:table-cell>
          <table:table-cell table:style-name="ce8" office:value-type="float" office:value="9923" calcext:value-type="float">
            <text:p>9923</text:p>
          </table:table-cell>
          <table:table-cell table:formula="of:=SUM([.C32:.I32])" office:value-type="float" office:value="12767" calcext:value-type="float">
            <text:p>12767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 calcext:value-type="string">
            <text:p>Cincinnati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office:value-type="float" office:value="464" calcext:value-type="float">
            <text:p>464</text:p>
          </table:table-cell>
          <table:table-cell table:formula="of:=SUM([.C33:.I33])" office:value-type="float" office:value="464" calcext:value-type="float">
            <text:p>464</text:p>
          </table:table-cell>
          <table:table-cell table:number-columns-repeated="31"/>
        </table:table-row>
        <table:table-row table:style-name="ro1">
          <table:table-cell/>
          <table:table-cell table:style-name="ce8" office:value-type="string" calcext:value-type="string">
            <text:p>Cleveland</text:p>
          </table:table-cell>
          <table:table-cell table:style-name="ce8" table:number-columns-repeated="6"/>
          <table:table-cell table:style-name="ce8" office:value-type="float" office:value="0" calcext:value-type="float">
            <text:p>0</text:p>
          </table:table-cell>
          <table:table-cell table:formula="of:=SUM([.C34:.I34])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aik</text:p>
          </table:table-cell>
          <table:table-cell table:number-columns-repeated="9"/>
          <table:table-cell office:value-type="string" calcext:value-type="string">
            <text:p>aik - Cost of operating small type A aircraft from city I to city k</text:p>
          </table:table-cell>
          <table:table-cell table:number-columns-repeated="8"/>
          <table:table-cell office:value-type="string" calcext:value-type="string">
            <text:p>nik A – number of type A aircraft serving city I to city k and back</text:p>
          </table:table-cell>
          <table:table-cell table:number-columns-repeated="8"/>
          <table:table-cell office:value-type="string" calcext:value-type="string">
            <text:p>nik A * ai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3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D$9] + [.$D$10]*(2*[.D15])/[.$D$8]" office:value-type="float" office:value="5238.66666666667" calcext:value-type="float">
            <text:p>5238.66666666667</text:p>
          </table:table-cell>
          <table:table-cell table:formula="of:=[.$D$9] + [.$D$10]*(2*[.E15])/[.$D$8]" office:value-type="float" office:value="7640.73015873016" calcext:value-type="float">
            <text:p>7640.73015873016</text:p>
          </table:table-cell>
          <table:table-cell table:formula="of:=[.$D$9] + [.$D$10]*(2*[.F15])/[.$D$8]" office:value-type="float" office:value="5925.80952380952" calcext:value-type="float">
            <text:p>5925.80952380952</text:p>
          </table:table-cell>
          <table:table-cell table:formula="of:=[.$D$9] + [.$D$10]*(2*[.G15])/[.$D$8]" office:value-type="float" office:value="5027.2380952381" calcext:value-type="float">
            <text:p>5027.2380952381</text:p>
          </table:table-cell>
          <table:table-cell table:formula="of:=[.$D$9] + [.$D$10]*(2*[.H15])/[.$D$8]" office:value-type="float" office:value="5191.68253968254" calcext:value-type="float">
            <text:p>5191.68253968254</text:p>
          </table:table-cell>
          <table:table-cell table:formula="of:=[.$D$9] + [.$D$10]*(2*[.I15])/[.$D$8]" office:value-type="float" office:value="5814.22222222222" calcext:value-type="float">
            <text:p>5814.22222222222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formula="of:=IF([.$D$7]&gt;=[.C15];[.C39];0)" office:value-type="float" office:value="0" calcext:value-type="float">
            <text:p>0</text:p>
          </table:table-cell>
          <table:table-cell table:formula="of:=IF([.$D$7]&gt;=[.D15];[.D39];0)" office:value-type="float" office:value="0" calcext:value-type="float">
            <text:p>0</text:p>
          </table:table-cell>
          <table:table-cell table:formula="of:=IF([.$D$7]&gt;=[.E15];[.E39];0)" office:value-type="float" office:value="0" calcext:value-type="float">
            <text:p>0</text:p>
          </table:table-cell>
          <table:table-cell table:formula="of:=IF([.$D$7]&gt;=[.F15];[.F39];0)" office:value-type="float" office:value="0" calcext:value-type="float">
            <text:p>0</text:p>
          </table:table-cell>
          <table:table-cell table:formula="of:=IF([.$D$7]&gt;=[.G15];[.G39];0)" office:value-type="float" office:value="0" calcext:value-type="float">
            <text:p>0</text:p>
          </table:table-cell>
          <table:table-cell table:formula="of:=IF([.$D$7]&gt;=[.H15];[.H39];0)" office:value-type="float" office:value="0" calcext:value-type="float">
            <text:p>0</text:p>
          </table:table-cell>
          <table:table-cell table:formula="of:=IF([.$D$7]&gt;=[.I15];[.I39];0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lbuquerque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lbuquerque</text:p>
          </table:table-cell>
          <table:table-cell table:formula="of:=[.V39]*[.M39]" office:value-type="float" office:value="0" calcext:value-type="float">
            <text:p>0</text:p>
          </table:table-cell>
          <table:table-cell table:formula="of:=[.W39]*[.N39]" office:value-type="float" office:value="0" calcext:value-type="float">
            <text:p>0</text:p>
          </table:table-cell>
          <table:table-cell table:formula="of:=[.X39]*[.O39]" office:value-type="float" office:value="0" calcext:value-type="float">
            <text:p>0</text:p>
          </table:table-cell>
          <table:table-cell table:formula="of:=[.Y39]*[.P39]" office:value-type="float" office:value="0" calcext:value-type="float">
            <text:p>0</text:p>
          </table:table-cell>
          <table:table-cell table:formula="of:=[.Z39]*[.Q39]" office:value-type="float" office:value="0" calcext:value-type="float">
            <text:p>0</text:p>
          </table:table-cell>
          <table:table-cell table:formula="of:=[.AA39]*[.R39]" office:value-type="float" office:value="0" calcext:value-type="float">
            <text:p>0</text:p>
          </table:table-cell>
          <table:table-cell table:formula="of:=[.AB39]*[.S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Atlanta</text:p>
          </table:table-cell>
          <table:table-cell table:formula="of:=[.$D$9] + [.$D$10]*(2*[.C16])/[.$D$8]" office:value-type="float" office:value="5238.66666666667" calcext:value-type="float">
            <text:p>5238.66666666667</text:p>
          </table:table-cell>
          <table:table-cell office:value-type="float" office:value="0" calcext:value-type="float">
            <text:p>0</text:p>
          </table:table-cell>
          <table:table-cell table:formula="of:=[.$D$9] + [.$D$10]*(2*[.E16])/[.$D$8]" office:value-type="float" office:value="4263.74603174603" calcext:value-type="float">
            <text:p>4263.74603174603</text:p>
          </table:table-cell>
          <table:table-cell table:formula="of:=[.$D$9] + [.$D$10]*(2*[.F16])/[.$D$8]" office:value-type="float" office:value="1811.76190476191" calcext:value-type="float">
            <text:p>1811.76190476191</text:p>
          </table:table-cell>
          <table:table-cell table:formula="of:=[.$D$9] + [.$D$10]*(2*[.G16])/[.$D$8]" office:value-type="float" office:value="3209.53968253968" calcext:value-type="float">
            <text:p>3209.53968253968</text:p>
          </table:table-cell>
          <table:table-cell table:formula="of:=[.$D$9] + [.$D$10]*(2*[.H16])/[.$D$8]" office:value-type="float" office:value="2457.79365079365" calcext:value-type="float">
            <text:p>2457.79365079365</text:p>
          </table:table-cell>
          <table:table-cell table:formula="of:=[.$D$9] + [.$D$10]*(2*[.I16])/[.$D$8]" office:value-type="float" office:value="3197.79365079365" calcext:value-type="float">
            <text:p>3197.79365079365</text:p>
          </table:table-cell>
          <table:table-cell table:number-columns-repeated="2"/>
          <table:table-cell table:style-name="ce8" office:value-type="string" calcext:value-type="string">
            <text:p>Atlanta</text:p>
          </table:table-cell>
          <table:table-cell table:formula="of:=IF([.$D$7]&gt;=[.C16];[.C40];0)" office:value-type="float" office:value="0" calcext:value-type="float">
            <text:p>0</text:p>
          </table:table-cell>
          <table:table-cell table:formula="of:=IF([.$D$7]&gt;=[.D16];[.D40];0)" office:value-type="float" office:value="0" calcext:value-type="float">
            <text:p>0</text:p>
          </table:table-cell>
          <table:table-cell table:formula="of:=IF([.$D$7]&gt;=[.E16];[.E40];0)" office:value-type="float" office:value="0" calcext:value-type="float">
            <text:p>0</text:p>
          </table:table-cell>
          <table:table-cell table:formula="of:=IF([.$D$7]&gt;=[.F16];[.F40];0)" office:value-type="float" office:value="1811.76190476191" calcext:value-type="float">
            <text:p>1811.76190476191</text:p>
          </table:table-cell>
          <table:table-cell table:formula="of:=IF([.$D$7]&gt;=[.G16];[.G40];0)" office:value-type="float" office:value="3209.53968253968" calcext:value-type="float">
            <text:p>3209.53968253968</text:p>
          </table:table-cell>
          <table:table-cell table:formula="of:=IF([.$D$7]&gt;=[.H16];[.H40];0)" office:value-type="float" office:value="2457.79365079365" calcext:value-type="float">
            <text:p>2457.79365079365</text:p>
          </table:table-cell>
          <table:table-cell table:formula="of:=IF([.$D$7]&gt;=[.I16];[.I40];0)" office:value-type="float" office:value="3197.79365079365" calcext:value-type="float">
            <text:p>3197.79365079365</text:p>
          </table:table-cell>
          <table:table-cell/>
          <table:table-cell table:style-name="ce8" office:value-type="string" calcext:value-type="string">
            <text:p>Atlanta</text:p>
          </table:table-cell>
          <table:table-cell table:style-name="ce9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tlanta</text:p>
          </table:table-cell>
          <table:table-cell table:formula="of:=[.V40]*[.M40]" office:value-type="float" office:value="0" calcext:value-type="float">
            <text:p>0</text:p>
          </table:table-cell>
          <table:table-cell table:formula="of:=[.W40]*[.N40]" office:value-type="float" office:value="0" calcext:value-type="float">
            <text:p>0</text:p>
          </table:table-cell>
          <table:table-cell table:formula="of:=[.X40]*[.O40]" office:value-type="float" office:value="0" calcext:value-type="float">
            <text:p>0</text:p>
          </table:table-cell>
          <table:table-cell table:formula="of:=[.Y40]*[.P40]" office:value-type="float" office:value="0" calcext:value-type="float">
            <text:p>0</text:p>
          </table:table-cell>
          <table:table-cell table:formula="of:=[.Z40]*[.Q40]" office:value-type="float" office:value="0" calcext:value-type="float">
            <text:p>0</text:p>
          </table:table-cell>
          <table:table-cell table:formula="of:=[.AA40]*[.R40]" office:value-type="float" office:value="0" calcext:value-type="float">
            <text:p>0</text:p>
          </table:table-cell>
          <table:table-cell table:formula="of:=[.AB40]*[.S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oston</text:p>
          </table:table-cell>
          <table:table-cell table:formula="of:=[.$D$9] + [.$D$10]*(2*[.C17])/[.$D$8]" office:value-type="float" office:value="7640.73015873016" calcext:value-type="float">
            <text:p>7640.73015873016</text:p>
          </table:table-cell>
          <table:table-cell table:formula="of:=[.$D$9] + [.$D$10]*(2*[.D17])/[.$D$8]" office:value-type="float" office:value="4263.74603174603" calcext:value-type="float">
            <text:p>4263.74603174603</text:p>
          </table:table-cell>
          <table:table-cell office:value-type="float" office:value="0" calcext:value-type="float">
            <text:p>0</text:p>
          </table:table-cell>
          <table:table-cell table:formula="of:=[.$D$9] + [.$D$10]*(2*[.F17])/[.$D$8]" office:value-type="float" office:value="3576.60317460317" calcext:value-type="float">
            <text:p>3576.60317460317</text:p>
          </table:table-cell>
          <table:table-cell table:formula="of:=[.$D$9] + [.$D$10]*(2*[.G17])/[.$D$8]" office:value-type="float" office:value="4087.55555555556" calcext:value-type="float">
            <text:p>4087.55555555556</text:p>
          </table:table-cell>
          <table:table-cell table:formula="of:=[.$D$9] + [.$D$10]*(2*[.H17])/[.$D$8]" office:value-type="float" office:value="3658.8253968254" calcext:value-type="float">
            <text:p>3658.8253968254</text:p>
          </table:table-cell>
          <table:table-cell table:formula="of:=[.$D$9] + [.$D$10]*(2*[.I17])/[.$D$8]" office:value-type="float" office:value="3009.85714285714" calcext:value-type="float">
            <text:p>3009.85714285714</text:p>
          </table:table-cell>
          <table:table-cell table:number-columns-repeated="2"/>
          <table:table-cell table:style-name="ce8" office:value-type="string" calcext:value-type="string">
            <text:p>Boston</text:p>
          </table:table-cell>
          <table:table-cell table:formula="of:=IF([.$D$7]&gt;=[.C17];[.C41];0)" office:value-type="float" office:value="0" calcext:value-type="float">
            <text:p>0</text:p>
          </table:table-cell>
          <table:table-cell table:formula="of:=IF([.$D$7]&gt;=[.D17];[.D41];0)" office:value-type="float" office:value="0" calcext:value-type="float">
            <text:p>0</text:p>
          </table:table-cell>
          <table:table-cell table:formula="of:=IF([.$D$7]&gt;=[.E17];[.E41];0)" office:value-type="float" office:value="0" calcext:value-type="float">
            <text:p>0</text:p>
          </table:table-cell>
          <table:table-cell table:formula="of:=IF([.$D$7]&gt;=[.F17];[.F41];0)" office:value-type="float" office:value="3576.60317460317" calcext:value-type="float">
            <text:p>3576.60317460317</text:p>
          </table:table-cell>
          <table:table-cell table:formula="of:=IF([.$D$7]&gt;=[.G17];[.G41];0)" office:value-type="float" office:value="4087.55555555556" calcext:value-type="float">
            <text:p>4087.55555555556</text:p>
          </table:table-cell>
          <table:table-cell table:formula="of:=IF([.$D$7]&gt;=[.H17];[.H41];0)" office:value-type="float" office:value="3658.8253968254" calcext:value-type="float">
            <text:p>3658.8253968254</text:p>
          </table:table-cell>
          <table:table-cell table:formula="of:=IF([.$D$7]&gt;=[.I17];[.I41];0)" office:value-type="float" office:value="3009.85714285714" calcext:value-type="float">
            <text:p>3009.85714285714</text:p>
          </table:table-cell>
          <table:table-cell/>
          <table:table-cell table:style-name="ce8" office:value-type="string" calcext:value-type="string">
            <text:p>Boston</text:p>
          </table:table-cell>
          <table:table-cell table:style-name="ce9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Boston</text:p>
          </table:table-cell>
          <table:table-cell table:formula="of:=[.V41]*[.M41]" office:value-type="float" office:value="0" calcext:value-type="float">
            <text:p>0</text:p>
          </table:table-cell>
          <table:table-cell table:formula="of:=[.W41]*[.N41]" office:value-type="float" office:value="0" calcext:value-type="float">
            <text:p>0</text:p>
          </table:table-cell>
          <table:table-cell table:formula="of:=[.X41]*[.O41]" office:value-type="float" office:value="0" calcext:value-type="float">
            <text:p>0</text:p>
          </table:table-cell>
          <table:table-cell table:formula="of:=[.Y41]*[.P41]" office:value-type="float" office:value="0" calcext:value-type="float">
            <text:p>0</text:p>
          </table:table-cell>
          <table:table-cell table:formula="of:=[.Z41]*[.Q41]" office:value-type="float" office:value="0" calcext:value-type="float">
            <text:p>0</text:p>
          </table:table-cell>
          <table:table-cell table:formula="of:=[.AA41]*[.R41]" office:value-type="float" office:value="0" calcext:value-type="float">
            <text:p>0</text:p>
          </table:table-cell>
          <table:table-cell table:formula="of:=[.AB41]*[.S4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harlotte</text:p>
          </table:table-cell>
          <table:table-cell table:formula="of:=[.$D$9] + [.$D$10]*(2*[.C18])/[.$D$8]" office:value-type="float" office:value="5925.80952380952" calcext:value-type="float">
            <text:p>5925.80952380952</text:p>
          </table:table-cell>
          <table:table-cell table:formula="of:=[.$D$9] + [.$D$10]*(2*[.D18])/[.$D$8]" office:value-type="float" office:value="1811.76190476191" calcext:value-type="float">
            <text:p>1811.76190476191</text:p>
          </table:table-cell>
          <table:table-cell table:formula="of:=[.$D$9] + [.$D$10]*(2*[.E18])/[.$D$8]" office:value-type="float" office:value="3576.60317460317" calcext:value-type="float">
            <text:p>3576.60317460317</text:p>
          </table:table-cell>
          <table:table-cell office:value-type="float" office:value="0" calcext:value-type="float">
            <text:p>0</text:p>
          </table:table-cell>
          <table:table-cell table:formula="of:=[.$D$9] + [.$D$10]*(2*[.G18])/[.$D$8]" office:value-type="float" office:value="3412.15873015873" calcext:value-type="float">
            <text:p>3412.15873015873</text:p>
          </table:table-cell>
          <table:table-cell table:formula="of:=[.$D$9] + [.$D$10]*(2*[.H18])/[.$D$8]" office:value-type="float" office:value="2537.07936507936" calcext:value-type="float">
            <text:p>2537.07936507936</text:p>
          </table:table-cell>
          <table:table-cell table:formula="of:=[.$D$9] + [.$D$10]*(2*[.I18])/[.$D$8]" office:value-type="float" office:value="2622.2380952381" calcext:value-type="float">
            <text:p>2622.2380952381</text:p>
          </table:table-cell>
          <table:table-cell table:number-columns-repeated="2"/>
          <table:table-cell table:style-name="ce8" office:value-type="string" calcext:value-type="string">
            <text:p>Charlotte</text:p>
          </table:table-cell>
          <table:table-cell table:formula="of:=IF([.$D$7]&gt;=[.C18];[.C42];0)" office:value-type="float" office:value="0" calcext:value-type="float">
            <text:p>0</text:p>
          </table:table-cell>
          <table:table-cell table:formula="of:=IF([.$D$7]&gt;=[.D18];[.D42];0)" office:value-type="float" office:value="1811.76190476191" calcext:value-type="float">
            <text:p>1811.76190476191</text:p>
          </table:table-cell>
          <table:table-cell table:formula="of:=IF([.$D$7]&gt;=[.E18];[.E42];0)" office:value-type="float" office:value="3576.60317460317" calcext:value-type="float">
            <text:p>3576.60317460317</text:p>
          </table:table-cell>
          <table:table-cell table:formula="of:=IF([.$D$7]&gt;=[.F18];[.F42];0)" office:value-type="float" office:value="0" calcext:value-type="float">
            <text:p>0</text:p>
          </table:table-cell>
          <table:table-cell table:formula="of:=IF([.$D$7]&gt;=[.G18];[.G42];0)" office:value-type="float" office:value="3412.15873015873" calcext:value-type="float">
            <text:p>3412.15873015873</text:p>
          </table:table-cell>
          <table:table-cell table:formula="of:=IF([.$D$7]&gt;=[.H18];[.H42];0)" office:value-type="float" office:value="2537.07936507936" calcext:value-type="float">
            <text:p>2537.07936507936</text:p>
          </table:table-cell>
          <table:table-cell table:formula="of:=IF([.$D$7]&gt;=[.I18];[.I42];0)" office:value-type="float" office:value="2622.2380952381" calcext:value-type="float">
            <text:p>2622.2380952381</text:p>
          </table:table-cell>
          <table:table-cell/>
          <table:table-cell table:style-name="ce8" office:value-type="string" calcext:value-type="string">
            <text:p>Charlotte</text:p>
          </table:table-cell>
          <table:table-cell table:style-name="ce9" table:number-columns-repeated="4"/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harlotte</text:p>
          </table:table-cell>
          <table:table-cell table:formula="of:=[.V42]*[.M42]" office:value-type="float" office:value="0" calcext:value-type="float">
            <text:p>0</text:p>
          </table:table-cell>
          <table:table-cell table:formula="of:=[.W42]*[.N42]" office:value-type="float" office:value="0" calcext:value-type="float">
            <text:p>0</text:p>
          </table:table-cell>
          <table:table-cell table:formula="of:=[.X42]*[.O42]" office:value-type="float" office:value="0" calcext:value-type="float">
            <text:p>0</text:p>
          </table:table-cell>
          <table:table-cell table:formula="of:=[.Y42]*[.P42]" office:value-type="float" office:value="0" calcext:value-type="float">
            <text:p>0</text:p>
          </table:table-cell>
          <table:table-cell table:formula="of:=[.Z42]*[.Q42]" office:value-type="float" office:value="0" calcext:value-type="float">
            <text:p>0</text:p>
          </table:table-cell>
          <table:table-cell table:formula="of:=[.AA42]*[.R42]" office:value-type="float" office:value="0" calcext:value-type="float">
            <text:p>0</text:p>
          </table:table-cell>
          <table:table-cell table:formula="of:=[.AB42]*[.S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hicago</text:p>
          </table:table-cell>
          <table:table-cell table:formula="of:=[.$D$9] + [.$D$10]*(2*[.C19])/[.$D$8]" office:value-type="float" office:value="5027.2380952381" calcext:value-type="float">
            <text:p>5027.2380952381</text:p>
          </table:table-cell>
          <table:table-cell table:formula="of:=[.$D$9] + [.$D$10]*(2*[.D19])/[.$D$8]" office:value-type="float" office:value="3209.53968253968" calcext:value-type="float">
            <text:p>3209.53968253968</text:p>
          </table:table-cell>
          <table:table-cell table:formula="of:=[.$D$9] + [.$D$10]*(2*[.E19])/[.$D$8]" office:value-type="float" office:value="4087.55555555556" calcext:value-type="float">
            <text:p>4087.55555555556</text:p>
          </table:table-cell>
          <table:table-cell table:formula="of:=[.$D$9] + [.$D$10]*(2*[.F19])/[.$D$8]" office:value-type="float" office:value="3412.15873015873" calcext:value-type="float">
            <text:p>3412.15873015873</text:p>
          </table:table-cell>
          <table:table-cell office:value-type="float" office:value="0" calcext:value-type="float">
            <text:p>0</text:p>
          </table:table-cell>
          <table:table-cell table:formula="of:=[.$D$9] + [.$D$10]*(2*[.H19])/[.$D$8]" office:value-type="float" office:value="1985.01587301587" calcext:value-type="float">
            <text:p>1985.01587301587</text:p>
          </table:table-cell>
          <table:table-cell table:formula="of:=[.$D$9] + [.$D$10]*(2*[.I19])/[.$D$8]" office:value-type="float" office:value="2149.46031746032" calcext:value-type="float">
            <text:p>2149.46031746032</text:p>
          </table:table-cell>
          <table:table-cell table:number-columns-repeated="2"/>
          <table:table-cell table:style-name="ce8" office:value-type="string" calcext:value-type="string">
            <text:p>Chicago</text:p>
          </table:table-cell>
          <table:table-cell table:formula="of:=IF([.$D$7]&gt;=[.C19];[.C43];0)" office:value-type="float" office:value="0" calcext:value-type="float">
            <text:p>0</text:p>
          </table:table-cell>
          <table:table-cell table:formula="of:=IF([.$D$7]&gt;=[.D19];[.D43];0)" office:value-type="float" office:value="3209.53968253968" calcext:value-type="float">
            <text:p>3209.53968253968</text:p>
          </table:table-cell>
          <table:table-cell table:formula="of:=IF([.$D$7]&gt;=[.E19];[.E43];0)" office:value-type="float" office:value="4087.55555555556" calcext:value-type="float">
            <text:p>4087.55555555556</text:p>
          </table:table-cell>
          <table:table-cell table:formula="of:=IF([.$D$7]&gt;=[.F19];[.F43];0)" office:value-type="float" office:value="3412.15873015873" calcext:value-type="float">
            <text:p>3412.15873015873</text:p>
          </table:table-cell>
          <table:table-cell table:formula="of:=IF([.$D$7]&gt;=[.G19];[.G43];0)" office:value-type="float" office:value="0" calcext:value-type="float">
            <text:p>0</text:p>
          </table:table-cell>
          <table:table-cell table:formula="of:=IF([.$D$7]&gt;=[.H19];[.H43];0)" office:value-type="float" office:value="1985.01587301587" calcext:value-type="float">
            <text:p>1985.01587301587</text:p>
          </table:table-cell>
          <table:table-cell table:formula="of:=IF([.$D$7]&gt;=[.I19];[.I43];0)" office:value-type="float" office:value="2149.46031746032" calcext:value-type="float">
            <text:p>2149.46031746032</text:p>
          </table:table-cell>
          <table:table-cell/>
          <table:table-cell table:style-name="ce8" office:value-type="string" calcext:value-type="string">
            <text:p>Chicago</text:p>
          </table:table-cell>
          <table:table-cell table:style-name="ce9" table:number-columns-repeated="5"/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hicago</text:p>
          </table:table-cell>
          <table:table-cell table:formula="of:=[.V43]*[.M43]" office:value-type="float" office:value="0" calcext:value-type="float">
            <text:p>0</text:p>
          </table:table-cell>
          <table:table-cell table:formula="of:=[.W43]*[.N43]" office:value-type="float" office:value="0" calcext:value-type="float">
            <text:p>0</text:p>
          </table:table-cell>
          <table:table-cell table:formula="of:=[.X43]*[.O43]" office:value-type="float" office:value="0" calcext:value-type="float">
            <text:p>0</text:p>
          </table:table-cell>
          <table:table-cell table:formula="of:=[.Y43]*[.P43]" office:value-type="float" office:value="0" calcext:value-type="float">
            <text:p>0</text:p>
          </table:table-cell>
          <table:table-cell table:formula="of:=[.Z43]*[.Q43]" office:value-type="float" office:value="0" calcext:value-type="float">
            <text:p>0</text:p>
          </table:table-cell>
          <table:table-cell table:formula="of:=[.AA43]*[.R43]" office:value-type="float" office:value="0" calcext:value-type="float">
            <text:p>0</text:p>
          </table:table-cell>
          <table:table-cell table:formula="of:=[.AB43]*[.S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incinnati</text:p>
          </table:table-cell>
          <table:table-cell table:formula="of:=[.$D$9] + [.$D$10]*(2*[.C20])/[.$D$8]" office:value-type="float" office:value="5191.68253968254" calcext:value-type="float">
            <text:p>5191.68253968254</text:p>
          </table:table-cell>
          <table:table-cell table:formula="of:=[.$D$9] + [.$D$10]*(2*[.D20])/[.$D$8]" office:value-type="float" office:value="2457.79365079365" calcext:value-type="float">
            <text:p>2457.79365079365</text:p>
          </table:table-cell>
          <table:table-cell table:formula="of:=[.$D$9] + [.$D$10]*(2*[.E20])/[.$D$8]" office:value-type="float" office:value="3658.8253968254" calcext:value-type="float">
            <text:p>3658.8253968254</text:p>
          </table:table-cell>
          <table:table-cell table:formula="of:=[.$D$9] + [.$D$10]*(2*[.F20])/[.$D$8]" office:value-type="float" office:value="2537.07936507936" calcext:value-type="float">
            <text:p>2537.07936507936</text:p>
          </table:table-cell>
          <table:table-cell table:formula="of:=[.$D$9] + [.$D$10]*(2*[.G20])/[.$D$8]" office:value-type="float" office:value="1985.01587301587" calcext:value-type="float">
            <text:p>1985.01587301587</text:p>
          </table:table-cell>
          <table:table-cell office:value-type="float" office:value="0" calcext:value-type="float">
            <text:p>0</text:p>
          </table:table-cell>
          <table:table-cell table:formula="of:=[.$D$9] + [.$D$10]*(2*[.I20])/[.$D$8]" office:value-type="float" office:value="1847" calcext:value-type="float">
            <text:p>1847</text:p>
          </table:table-cell>
          <table:table-cell table:number-columns-repeated="2"/>
          <table:table-cell table:style-name="ce8" office:value-type="string" calcext:value-type="string">
            <text:p>Cincinnati</text:p>
          </table:table-cell>
          <table:table-cell table:formula="of:=IF([.$D$7]&gt;=[.C20];[.C44];0)" office:value-type="float" office:value="0" calcext:value-type="float">
            <text:p>0</text:p>
          </table:table-cell>
          <table:table-cell table:formula="of:=IF([.$D$7]&gt;=[.D20];[.D44];0)" office:value-type="float" office:value="2457.79365079365" calcext:value-type="float">
            <text:p>2457.79365079365</text:p>
          </table:table-cell>
          <table:table-cell table:formula="of:=IF([.$D$7]&gt;=[.E20];[.E44];0)" office:value-type="float" office:value="3658.8253968254" calcext:value-type="float">
            <text:p>3658.8253968254</text:p>
          </table:table-cell>
          <table:table-cell table:formula="of:=IF([.$D$7]&gt;=[.F20];[.F44];0)" office:value-type="float" office:value="2537.07936507936" calcext:value-type="float">
            <text:p>2537.07936507936</text:p>
          </table:table-cell>
          <table:table-cell table:formula="of:=IF([.$D$7]&gt;=[.G20];[.G44];0)" office:value-type="float" office:value="1985.01587301587" calcext:value-type="float">
            <text:p>1985.01587301587</text:p>
          </table:table-cell>
          <table:table-cell table:formula="of:=IF([.$D$7]&gt;=[.H20];[.H44];0)" office:value-type="float" office:value="0" calcext:value-type="float">
            <text:p>0</text:p>
          </table:table-cell>
          <table:table-cell table:formula="of:=IF([.$D$7]&gt;=[.I20];[.I44];0)" office:value-type="float" office:value="1847" calcext:value-type="float">
            <text:p>1847</text:p>
          </table:table-cell>
          <table:table-cell/>
          <table:table-cell table:style-name="ce8" office:value-type="string" calcext:value-type="string">
            <text:p>Cincinnati</text:p>
          </table:table-cell>
          <table:table-cell table:style-name="ce9" table:number-columns-repeated="6"/>
          <table:table-cell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incinnati</text:p>
          </table:table-cell>
          <table:table-cell table:formula="of:=[.V44]*[.M44]" office:value-type="float" office:value="0" calcext:value-type="float">
            <text:p>0</text:p>
          </table:table-cell>
          <table:table-cell table:formula="of:=[.W44]*[.N44]" office:value-type="float" office:value="0" calcext:value-type="float">
            <text:p>0</text:p>
          </table:table-cell>
          <table:table-cell table:formula="of:=[.X44]*[.O44]" office:value-type="float" office:value="0" calcext:value-type="float">
            <text:p>0</text:p>
          </table:table-cell>
          <table:table-cell table:formula="of:=[.Y44]*[.P44]" office:value-type="float" office:value="0" calcext:value-type="float">
            <text:p>0</text:p>
          </table:table-cell>
          <table:table-cell table:formula="of:=[.Z44]*[.Q44]" office:value-type="float" office:value="0" calcext:value-type="float">
            <text:p>0</text:p>
          </table:table-cell>
          <table:table-cell table:formula="of:=[.AA44]*[.R44]" office:value-type="float" office:value="0" calcext:value-type="float">
            <text:p>0</text:p>
          </table:table-cell>
          <table:table-cell table:formula="of:=[.AB44]*[.S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leveland</text:p>
          </table:table-cell>
          <table:table-cell table:formula="of:=[.$D$9] + [.$D$10]*(2*[.C21])/[.$D$8]" office:value-type="float" office:value="5814.22222222222" calcext:value-type="float">
            <text:p>5814.22222222222</text:p>
          </table:table-cell>
          <table:table-cell table:formula="of:=[.$D$9] + [.$D$10]*(2*[.D21])/[.$D$8]" office:value-type="float" office:value="3197.79365079365" calcext:value-type="float">
            <text:p>3197.79365079365</text:p>
          </table:table-cell>
          <table:table-cell table:formula="of:=[.$D$9] + [.$D$10]*(2*[.E21])/[.$D$8]" office:value-type="float" office:value="3009.85714285714" calcext:value-type="float">
            <text:p>3009.85714285714</text:p>
          </table:table-cell>
          <table:table-cell table:formula="of:=[.$D$9] + [.$D$10]*(2*[.F21])/[.$D$8]" office:value-type="float" office:value="2622.2380952381" calcext:value-type="float">
            <text:p>2622.2380952381</text:p>
          </table:table-cell>
          <table:table-cell table:formula="of:=[.$D$9] + [.$D$10]*(2*[.G21])/[.$D$8]" office:value-type="float" office:value="2149.46031746032" calcext:value-type="float">
            <text:p>2149.46031746032</text:p>
          </table:table-cell>
          <table:table-cell table:formula="of:=[.$D$9] + [.$D$10]*(2*[.H21])/[.$D$8]"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leveland</text:p>
          </table:table-cell>
          <table:table-cell table:formula="of:=IF([.$D$7]&gt;=[.C21];[.C45];0)" office:value-type="float" office:value="0" calcext:value-type="float">
            <text:p>0</text:p>
          </table:table-cell>
          <table:table-cell table:formula="of:=IF([.$D$7]&gt;=[.D21];[.D45];0)" office:value-type="float" office:value="3197.79365079365" calcext:value-type="float">
            <text:p>3197.79365079365</text:p>
          </table:table-cell>
          <table:table-cell table:formula="of:=IF([.$D$7]&gt;=[.E21];[.E45];0)" office:value-type="float" office:value="3009.85714285714" calcext:value-type="float">
            <text:p>3009.85714285714</text:p>
          </table:table-cell>
          <table:table-cell table:formula="of:=IF([.$D$7]&gt;=[.F21];[.F45];0)" office:value-type="float" office:value="2622.2380952381" calcext:value-type="float">
            <text:p>2622.2380952381</text:p>
          </table:table-cell>
          <table:table-cell table:formula="of:=IF([.$D$7]&gt;=[.G21];[.G45];0)" office:value-type="float" office:value="2149.46031746032" calcext:value-type="float">
            <text:p>2149.46031746032</text:p>
          </table:table-cell>
          <table:table-cell table:formula="of:=IF([.$D$7]&gt;=[.H21];[.H45];0)" office:value-type="float" office:value="1847" calcext:value-type="float">
            <text:p>1847</text:p>
          </table:table-cell>
          <table:table-cell table:formula="of:=IF([.$D$7]&gt;=[.I21];[.I45];0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leveland</text:p>
          </table:table-cell>
          <table:table-cell table:style-name="ce9" table:number-columns-repeated="7"/>
          <table:table-cell/>
          <table:table-cell table:style-name="ce8" office:value-type="string" calcext:value-type="string">
            <text:p>Cleveland</text:p>
          </table:table-cell>
          <table:table-cell table:formula="of:=[.V45]*[.M45]" office:value-type="float" office:value="0" calcext:value-type="float">
            <text:p>0</text:p>
          </table:table-cell>
          <table:table-cell table:formula="of:=[.W45]*[.N45]" office:value-type="float" office:value="0" calcext:value-type="float">
            <text:p>0</text:p>
          </table:table-cell>
          <table:table-cell table:formula="of:=[.X45]*[.O45]" office:value-type="float" office:value="0" calcext:value-type="float">
            <text:p>0</text:p>
          </table:table-cell>
          <table:table-cell table:formula="of:=[.Y45]*[.P45]" office:value-type="float" office:value="0" calcext:value-type="float">
            <text:p>0</text:p>
          </table:table-cell>
          <table:table-cell table:formula="of:=[.Z45]*[.Q45]" office:value-type="float" office:value="0" calcext:value-type="float">
            <text:p>0</text:p>
          </table:table-cell>
          <table:table-cell table:formula="of:=[.AA45]*[.R45]" office:value-type="float" office:value="0" calcext:value-type="float">
            <text:p>0</text:p>
          </table:table-cell>
          <table:table-cell table:formula="of:=[.AB45]*[.S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bik</text:p>
          </table:table-cell>
          <table:table-cell table:number-columns-repeated="9"/>
          <table:table-cell office:value-type="string" calcext:value-type="string">
            <text:p>bik - Cost of operating medium type B aircraft from city I to city k</text:p>
          </table:table-cell>
          <table:table-cell table:number-columns-repeated="8"/>
          <table:table-cell office:value-type="string" calcext:value-type="string">
            <text:p>nik B – number of type B aircraft serving city I to city k and back</text:p>
          </table:table-cell>
          <table:table-cell table:number-columns-repeated="8"/>
          <table:table-cell office:value-type="string" calcext:value-type="string">
            <text:p>nik B * bik</text:p>
          </table:table-cell>
          <table:table-cell table:number-columns-repeated="9"/>
          <table:table-cell office:value-type="string" calcext:value-type="string">
            <text:p>Cost function 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3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2"/>
          <table:table-cell office:value-type="string" calcext:value-type="string">
            <text:p>Z =</text:p>
          </table:table-cell>
          <table:table-cell table:formula="of:=SUM([.AE39:.AK45])+SUM([.AE49:.AK55])+SUM([.AE59:.AK65])" office:value-type="float" office:value="39083.664516129" calcext:value-type="float">
            <text:p>39083.664516129</text:p>
          </table:table-cell>
        </table:table-row>
        <table:table-row table:style-name="ro1">
          <table:table-cell/>
          <table:table-cell table:style-name="ce8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E$9] + [.$E$10]*(2*[.D15])/[.$E$8]" office:value-type="float" office:value="16116.264516129" calcext:value-type="float">
            <text:p>16116.264516129</text:p>
          </table:table-cell>
          <table:table-cell table:formula="of:=[.$E$9] + [.$E$10]*(2*[.E15])/[.$E$8]" office:value-type="float" office:value="21383.1290322581" calcext:value-type="float">
            <text:p>21383.1290322581</text:p>
          </table:table-cell>
          <table:table-cell table:formula="of:=[.$E$9] + [.$E$10]*(2*[.F15])/[.$E$8]" office:value-type="float" office:value="17622.9225806452" calcext:value-type="float">
            <text:p>17622.9225806452</text:p>
          </table:table-cell>
          <table:table-cell table:formula="of:=[.$E$9] + [.$E$10]*(2*[.G15])/[.$E$8]" office:value-type="float" office:value="15652.6774193548" calcext:value-type="float">
            <text:p>15652.6774193548</text:p>
          </table:table-cell>
          <table:table-cell table:formula="of:=[.$E$9] + [.$E$10]*(2*[.H15])/[.$E$8]" office:value-type="float" office:value="16013.2451612903" calcext:value-type="float">
            <text:p>16013.2451612903</text:p>
          </table:table-cell>
          <table:table-cell table:formula="of:=[.$E$9] + [.$E$10]*(2*[.I15])/[.$E$8]" office:value-type="float" office:value="17378.2516129032" calcext:value-type="float">
            <text:p>17378.2516129032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formula="of:=IF([.$E$7]&gt;=[.C15];[.C49];0)" office:value-type="float" office:value="0" calcext:value-type="float">
            <text:p>0</text:p>
          </table:table-cell>
          <table:table-cell table:formula="of:=IF([.$E$7]&gt;=[.D15];[.D49];0)" office:value-type="float" office:value="16116.264516129" calcext:value-type="float">
            <text:p>16116.264516129</text:p>
          </table:table-cell>
          <table:table-cell table:formula="of:=IF([.$E$7]&gt;=[.E15];[.E49];0)" office:value-type="float" office:value="21383.1290322581" calcext:value-type="float">
            <text:p>21383.1290322581</text:p>
          </table:table-cell>
          <table:table-cell table:formula="of:=IF([.$E$7]&gt;=[.F15];[.F49];0)" office:value-type="float" office:value="17622.9225806452" calcext:value-type="float">
            <text:p>17622.9225806452</text:p>
          </table:table-cell>
          <table:table-cell table:formula="of:=IF([.$E$7]&gt;=[.G15];[.G49];0)" office:value-type="float" office:value="15652.6774193548" calcext:value-type="float">
            <text:p>15652.6774193548</text:p>
          </table:table-cell>
          <table:table-cell table:formula="of:=IF([.$E$7]&gt;=[.H15];[.H49];0)" office:value-type="float" office:value="16013.2451612903" calcext:value-type="float">
            <text:p>16013.2451612903</text:p>
          </table:table-cell>
          <table:table-cell table:formula="of:=IF([.$E$7]&gt;=[.I15];[.I49];0)" office:value-type="float" office:value="17378.2516129032" calcext:value-type="float">
            <text:p>17378.2516129032</text:p>
          </table:table-cell>
          <table:table-cell/>
          <table:table-cell table:style-name="ce8" office:value-type="string" calcext:value-type="string">
            <text:p>Albuquerque</text:p>
          </table:table-cell>
          <table:table-cell table:style-name="ce9"/>
          <table:table-cell table:number-columns-repeated="6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lbuquerque</text:p>
          </table:table-cell>
          <table:table-cell table:formula="of:=[.V49]*[.M49]" office:value-type="float" office:value="0" calcext:value-type="float">
            <text:p>0</text:p>
          </table:table-cell>
          <table:table-cell table:formula="of:=[.W49]*[.N49]" office:value-type="float" office:value="0" calcext:value-type="float">
            <text:p>0</text:p>
          </table:table-cell>
          <table:table-cell table:formula="of:=[.X49]*[.O49]" office:value-type="float" office:value="0" calcext:value-type="float">
            <text:p>0</text:p>
          </table:table-cell>
          <table:table-cell table:formula="of:=[.Y49]*[.P49]" office:value-type="float" office:value="0" calcext:value-type="float">
            <text:p>0</text:p>
          </table:table-cell>
          <table:table-cell table:formula="of:=[.Z49]*[.Q49]" office:value-type="float" office:value="0" calcext:value-type="float">
            <text:p>0</text:p>
          </table:table-cell>
          <table:table-cell table:formula="of:=[.AA49]*[.R49]" office:value-type="float" office:value="0" calcext:value-type="float">
            <text:p>0</text:p>
          </table:table-cell>
          <table:table-cell table:formula="of:=[.AB49]*[.S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Atlanta</text:p>
          </table:table-cell>
          <table:table-cell table:formula="of:=[.$E$9] + [.$E$10]*(2*[.C16])/[.$E$8]" office:value-type="float" office:value="16116.264516129" calcext:value-type="float">
            <text:p>16116.264516129</text:p>
          </table:table-cell>
          <table:table-cell office:value-type="float" office:value="0" calcext:value-type="float">
            <text:p>0</text:p>
          </table:table-cell>
          <table:table-cell table:formula="of:=[.$E$9] + [.$E$10]*(2*[.E16])/[.$E$8]" office:value-type="float" office:value="13978.6129032258" calcext:value-type="float">
            <text:p>13978.6129032258</text:p>
          </table:table-cell>
          <table:table-cell table:formula="of:=[.$E$9] + [.$E$10]*(2*[.F16])/[.$E$8]" office:value-type="float" office:value="8602.29032258065" calcext:value-type="float">
            <text:p>8602.29032258065</text:p>
          </table:table-cell>
          <table:table-cell table:formula="of:=[.$E$9] + [.$E$10]*(2*[.G16])/[.$E$8]" office:value-type="float" office:value="11667.1161290323" calcext:value-type="float">
            <text:p>11667.1161290323</text:p>
          </table:table-cell>
          <table:table-cell table:formula="of:=[.$E$9] + [.$E$10]*(2*[.H16])/[.$E$8]" office:value-type="float" office:value="10018.8064516129" calcext:value-type="float">
            <text:p>10018.8064516129</text:p>
          </table:table-cell>
          <table:table-cell table:formula="of:=[.$E$9] + [.$E$10]*(2*[.I16])/[.$E$8]" office:value-type="float" office:value="11641.3612903226" calcext:value-type="float">
            <text:p>11641.3612903226</text:p>
          </table:table-cell>
          <table:table-cell table:number-columns-repeated="2"/>
          <table:table-cell table:style-name="ce8" office:value-type="string" calcext:value-type="string">
            <text:p>Atlanta</text:p>
          </table:table-cell>
          <table:table-cell table:formula="of:=IF([.$E$7]&gt;=[.C16];[.C50];0)" office:value-type="float" office:value="16116.264516129" calcext:value-type="float">
            <text:p>16116.264516129</text:p>
          </table:table-cell>
          <table:table-cell table:formula="of:=IF([.$E$7]&gt;=[.D16];[.D50];0)" office:value-type="float" office:value="0" calcext:value-type="float">
            <text:p>0</text:p>
          </table:table-cell>
          <table:table-cell table:formula="of:=IF([.$E$7]&gt;=[.E16];[.E50];0)" office:value-type="float" office:value="13978.6129032258" calcext:value-type="float">
            <text:p>13978.6129032258</text:p>
          </table:table-cell>
          <table:table-cell table:formula="of:=IF([.$E$7]&gt;=[.F16];[.F50];0)" office:value-type="float" office:value="8602.29032258065" calcext:value-type="float">
            <text:p>8602.29032258065</text:p>
          </table:table-cell>
          <table:table-cell table:formula="of:=IF([.$E$7]&gt;=[.G16];[.G50];0)" office:value-type="float" office:value="11667.1161290323" calcext:value-type="float">
            <text:p>11667.1161290323</text:p>
          </table:table-cell>
          <table:table-cell table:formula="of:=IF([.$E$7]&gt;=[.H16];[.H50];0)" office:value-type="float" office:value="10018.8064516129" calcext:value-type="float">
            <text:p>10018.8064516129</text:p>
          </table:table-cell>
          <table:table-cell table:formula="of:=IF([.$E$7]&gt;=[.I16];[.I50];0)" office:value-type="float" office:value="11641.3612903226" calcext:value-type="float">
            <text:p>11641.3612903226</text:p>
          </table:table-cell>
          <table:table-cell/>
          <table:table-cell table:style-name="ce8" office:value-type="string" calcext:value-type="string">
            <text:p>Atlanta</text:p>
          </table:table-cell>
          <table:table-cell table:style-name="ce9" table:number-columns-repeated="2"/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tlanta</text:p>
          </table:table-cell>
          <table:table-cell table:formula="of:=[.V50]*[.M50]" office:value-type="float" office:value="0" calcext:value-type="float">
            <text:p>0</text:p>
          </table:table-cell>
          <table:table-cell table:formula="of:=[.W50]*[.N50]" office:value-type="float" office:value="0" calcext:value-type="float">
            <text:p>0</text:p>
          </table:table-cell>
          <table:table-cell table:formula="of:=[.X50]*[.O50]" office:value-type="float" office:value="0" calcext:value-type="float">
            <text:p>0</text:p>
          </table:table-cell>
          <table:table-cell table:formula="of:=[.Y50]*[.P50]" office:value-type="float" office:value="0" calcext:value-type="float">
            <text:p>0</text:p>
          </table:table-cell>
          <table:table-cell table:formula="of:=[.Z50]*[.Q50]" office:value-type="float" office:value="0" calcext:value-type="float">
            <text:p>0</text:p>
          </table:table-cell>
          <table:table-cell table:formula="of:=[.AA50]*[.R50]" office:value-type="float" office:value="0" calcext:value-type="float">
            <text:p>0</text:p>
          </table:table-cell>
          <table:table-cell table:formula="of:=[.AB50]*[.S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oston</text:p>
          </table:table-cell>
          <table:table-cell table:formula="of:=[.$E$9] + [.$E$10]*(2*[.C17])/[.$E$8]" office:value-type="float" office:value="21383.1290322581" calcext:value-type="float">
            <text:p>21383.1290322581</text:p>
          </table:table-cell>
          <table:table-cell table:formula="of:=[.$E$9] + [.$E$10]*(2*[.D17])/[.$E$8]" office:value-type="float" office:value="13978.6129032258" calcext:value-type="float">
            <text:p>13978.6129032258</text:p>
          </table:table-cell>
          <table:table-cell office:value-type="float" office:value="0" calcext:value-type="float">
            <text:p>0</text:p>
          </table:table-cell>
          <table:table-cell table:formula="of:=[.$E$9] + [.$E$10]*(2*[.F17])/[.$E$8]" office:value-type="float" office:value="12471.9548387097" calcext:value-type="float">
            <text:p>12471.9548387097</text:p>
          </table:table-cell>
          <table:table-cell table:formula="of:=[.$E$9] + [.$E$10]*(2*[.G17])/[.$E$8]" office:value-type="float" office:value="13592.2903225806" calcext:value-type="float">
            <text:p>13592.2903225806</text:p>
          </table:table-cell>
          <table:table-cell table:formula="of:=[.$E$9] + [.$E$10]*(2*[.H17])/[.$E$8]" office:value-type="float" office:value="12652.2387096774" calcext:value-type="float">
            <text:p>12652.2387096774</text:p>
          </table:table-cell>
          <table:table-cell table:formula="of:=[.$E$9] + [.$E$10]*(2*[.I17])/[.$E$8]" office:value-type="float" office:value="11229.2838709677" calcext:value-type="float">
            <text:p>11229.2838709677</text:p>
          </table:table-cell>
          <table:table-cell table:number-columns-repeated="2"/>
          <table:table-cell table:style-name="ce8" office:value-type="string" calcext:value-type="string">
            <text:p>Boston</text:p>
          </table:table-cell>
          <table:table-cell table:formula="of:=IF([.$E$7]&gt;=[.C17];[.C51];0)" office:value-type="float" office:value="21383.1290322581" calcext:value-type="float">
            <text:p>21383.1290322581</text:p>
          </table:table-cell>
          <table:table-cell table:formula="of:=IF([.$E$7]&gt;=[.D17];[.D51];0)" office:value-type="float" office:value="13978.6129032258" calcext:value-type="float">
            <text:p>13978.6129032258</text:p>
          </table:table-cell>
          <table:table-cell table:formula="of:=IF([.$E$7]&gt;=[.E17];[.E51];0)" office:value-type="float" office:value="0" calcext:value-type="float">
            <text:p>0</text:p>
          </table:table-cell>
          <table:table-cell table:formula="of:=IF([.$E$7]&gt;=[.F17];[.F51];0)" office:value-type="float" office:value="12471.9548387097" calcext:value-type="float">
            <text:p>12471.9548387097</text:p>
          </table:table-cell>
          <table:table-cell table:formula="of:=IF([.$E$7]&gt;=[.G17];[.G51];0)" office:value-type="float" office:value="13592.2903225806" calcext:value-type="float">
            <text:p>13592.2903225806</text:p>
          </table:table-cell>
          <table:table-cell table:formula="of:=IF([.$E$7]&gt;=[.H17];[.H51];0)" office:value-type="float" office:value="12652.2387096774" calcext:value-type="float">
            <text:p>12652.2387096774</text:p>
          </table:table-cell>
          <table:table-cell table:formula="of:=IF([.$E$7]&gt;=[.I17];[.I51];0)" office:value-type="float" office:value="11229.2838709677" calcext:value-type="float">
            <text:p>11229.2838709677</text:p>
          </table:table-cell>
          <table:table-cell/>
          <table:table-cell table:style-name="ce8" office:value-type="string" calcext:value-type="string">
            <text:p>Boston</text:p>
          </table:table-cell>
          <table:table-cell table:style-name="ce9" table:number-columns-repeated="3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Boston</text:p>
          </table:table-cell>
          <table:table-cell table:formula="of:=[.V51]*[.M51]" office:value-type="float" office:value="0" calcext:value-type="float">
            <text:p>0</text:p>
          </table:table-cell>
          <table:table-cell table:formula="of:=[.W51]*[.N51]" office:value-type="float" office:value="0" calcext:value-type="float">
            <text:p>0</text:p>
          </table:table-cell>
          <table:table-cell table:formula="of:=[.X51]*[.O51]" office:value-type="float" office:value="0" calcext:value-type="float">
            <text:p>0</text:p>
          </table:table-cell>
          <table:table-cell table:formula="of:=[.Y51]*[.P51]" office:value-type="float" office:value="0" calcext:value-type="float">
            <text:p>0</text:p>
          </table:table-cell>
          <table:table-cell table:formula="of:=[.Z51]*[.Q51]" office:value-type="float" office:value="0" calcext:value-type="float">
            <text:p>0</text:p>
          </table:table-cell>
          <table:table-cell table:formula="of:=[.AA51]*[.R51]" office:value-type="float" office:value="0" calcext:value-type="float">
            <text:p>0</text:p>
          </table:table-cell>
          <table:table-cell table:formula="of:=[.AB51]*[.S51]" office:value-type="float" office:value="11229.2838709677" calcext:value-type="float">
            <text:p>11229.283870967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harlotte</text:p>
          </table:table-cell>
          <table:table-cell table:formula="of:=[.$E$9] + [.$E$10]*(2*[.C18])/[.$E$8]" office:value-type="float" office:value="17622.9225806452" calcext:value-type="float">
            <text:p>17622.9225806452</text:p>
          </table:table-cell>
          <table:table-cell table:formula="of:=[.$E$9] + [.$E$10]*(2*[.D18])/[.$E$8]" office:value-type="float" office:value="8602.29032258065" calcext:value-type="float">
            <text:p>8602.29032258065</text:p>
          </table:table-cell>
          <table:table-cell table:formula="of:=[.$E$9] + [.$E$10]*(2*[.E18])/[.$E$8]" office:value-type="float" office:value="12471.9548387097" calcext:value-type="float">
            <text:p>12471.9548387097</text:p>
          </table:table-cell>
          <table:table-cell office:value-type="float" office:value="0" calcext:value-type="float">
            <text:p>0</text:p>
          </table:table-cell>
          <table:table-cell table:formula="of:=[.$E$9] + [.$E$10]*(2*[.G18])/[.$E$8]" office:value-type="float" office:value="12111.3870967742" calcext:value-type="float">
            <text:p>12111.3870967742</text:p>
          </table:table-cell>
          <table:table-cell table:formula="of:=[.$E$9] + [.$E$10]*(2*[.H18])/[.$E$8]" office:value-type="float" office:value="10192.6516129032" calcext:value-type="float">
            <text:p>10192.6516129032</text:p>
          </table:table-cell>
          <table:table-cell table:formula="of:=[.$E$9] + [.$E$10]*(2*[.I18])/[.$E$8]" office:value-type="float" office:value="10379.3741935484" calcext:value-type="float">
            <text:p>10379.3741935484</text:p>
          </table:table-cell>
          <table:table-cell table:number-columns-repeated="2"/>
          <table:table-cell table:style-name="ce8" office:value-type="string" calcext:value-type="string">
            <text:p>Charlotte</text:p>
          </table:table-cell>
          <table:table-cell table:formula="of:=IF([.$E$7]&gt;=[.C18];[.C52];0)" office:value-type="float" office:value="17622.9225806452" calcext:value-type="float">
            <text:p>17622.9225806452</text:p>
          </table:table-cell>
          <table:table-cell table:formula="of:=IF([.$E$7]&gt;=[.D18];[.D52];0)" office:value-type="float" office:value="8602.29032258065" calcext:value-type="float">
            <text:p>8602.29032258065</text:p>
          </table:table-cell>
          <table:table-cell table:formula="of:=IF([.$E$7]&gt;=[.E18];[.E52];0)" office:value-type="float" office:value="12471.9548387097" calcext:value-type="float">
            <text:p>12471.9548387097</text:p>
          </table:table-cell>
          <table:table-cell table:formula="of:=IF([.$E$7]&gt;=[.F18];[.F52];0)" office:value-type="float" office:value="0" calcext:value-type="float">
            <text:p>0</text:p>
          </table:table-cell>
          <table:table-cell table:formula="of:=IF([.$E$7]&gt;=[.G18];[.G52];0)" office:value-type="float" office:value="12111.3870967742" calcext:value-type="float">
            <text:p>12111.3870967742</text:p>
          </table:table-cell>
          <table:table-cell table:formula="of:=IF([.$E$7]&gt;=[.H18];[.H52];0)" office:value-type="float" office:value="10192.6516129032" calcext:value-type="float">
            <text:p>10192.6516129032</text:p>
          </table:table-cell>
          <table:table-cell table:formula="of:=IF([.$E$7]&gt;=[.I18];[.I52];0)" office:value-type="float" office:value="10379.3741935484" calcext:value-type="float">
            <text:p>10379.3741935484</text:p>
          </table:table-cell>
          <table:table-cell/>
          <table:table-cell table:style-name="ce8" office:value-type="string" calcext:value-type="string">
            <text:p>Charlotte</text:p>
          </table:table-cell>
          <table:table-cell table:style-name="ce9" table:number-columns-repeated="4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harlotte</text:p>
          </table:table-cell>
          <table:table-cell table:formula="of:=[.V52]*[.M52]" office:value-type="float" office:value="0" calcext:value-type="float">
            <text:p>0</text:p>
          </table:table-cell>
          <table:table-cell table:formula="of:=[.W52]*[.N52]" office:value-type="float" office:value="0" calcext:value-type="float">
            <text:p>0</text:p>
          </table:table-cell>
          <table:table-cell table:formula="of:=[.X52]*[.O52]" office:value-type="float" office:value="0" calcext:value-type="float">
            <text:p>0</text:p>
          </table:table-cell>
          <table:table-cell table:formula="of:=[.Y52]*[.P52]" office:value-type="float" office:value="0" calcext:value-type="float">
            <text:p>0</text:p>
          </table:table-cell>
          <table:table-cell table:formula="of:=[.Z52]*[.Q52]" office:value-type="float" office:value="0" calcext:value-type="float">
            <text:p>0</text:p>
          </table:table-cell>
          <table:table-cell table:formula="of:=[.AA52]*[.R52]" office:value-type="float" office:value="10192.6516129032" calcext:value-type="float">
            <text:p>10192.6516129032</text:p>
          </table:table-cell>
          <table:table-cell table:formula="of:=[.AB52]*[.S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hicago</text:p>
          </table:table-cell>
          <table:table-cell table:formula="of:=[.$E$9] + [.$E$10]*(2*[.C19])/[.$E$8]" office:value-type="float" office:value="15652.6774193548" calcext:value-type="float">
            <text:p>15652.6774193548</text:p>
          </table:table-cell>
          <table:table-cell table:formula="of:=[.$E$9] + [.$E$10]*(2*[.D19])/[.$E$8]" office:value-type="float" office:value="11667.1161290323" calcext:value-type="float">
            <text:p>11667.1161290323</text:p>
          </table:table-cell>
          <table:table-cell table:formula="of:=[.$E$9] + [.$E$10]*(2*[.E19])/[.$E$8]" office:value-type="float" office:value="13592.2903225806" calcext:value-type="float">
            <text:p>13592.2903225806</text:p>
          </table:table-cell>
          <table:table-cell table:formula="of:=[.$E$9] + [.$E$10]*(2*[.F19])/[.$E$8]" office:value-type="float" office:value="12111.3870967742" calcext:value-type="float">
            <text:p>12111.3870967742</text:p>
          </table:table-cell>
          <table:table-cell office:value-type="float" office:value="0" calcext:value-type="float">
            <text:p>0</text:p>
          </table:table-cell>
          <table:table-cell table:formula="of:=[.$E$9] + [.$E$10]*(2*[.H19])/[.$E$8]" office:value-type="float" office:value="8982.17419354839" calcext:value-type="float">
            <text:p>8982.17419354839</text:p>
          </table:table-cell>
          <table:table-cell table:formula="of:=[.$E$9] + [.$E$10]*(2*[.I19])/[.$E$8]" office:value-type="float" office:value="9342.74193548387" calcext:value-type="float">
            <text:p>9342.74193548387</text:p>
          </table:table-cell>
          <table:table-cell table:number-columns-repeated="2"/>
          <table:table-cell table:style-name="ce8" office:value-type="string" calcext:value-type="string">
            <text:p>Chicago</text:p>
          </table:table-cell>
          <table:table-cell table:formula="of:=IF([.$E$7]&gt;=[.C19];[.C53];0)" office:value-type="float" office:value="15652.6774193548" calcext:value-type="float">
            <text:p>15652.6774193548</text:p>
          </table:table-cell>
          <table:table-cell table:formula="of:=IF([.$E$7]&gt;=[.D19];[.D53];0)" office:value-type="float" office:value="11667.1161290323" calcext:value-type="float">
            <text:p>11667.1161290323</text:p>
          </table:table-cell>
          <table:table-cell table:formula="of:=IF([.$E$7]&gt;=[.E19];[.E53];0)" office:value-type="float" office:value="13592.2903225806" calcext:value-type="float">
            <text:p>13592.2903225806</text:p>
          </table:table-cell>
          <table:table-cell table:formula="of:=IF([.$E$7]&gt;=[.F19];[.F53];0)" office:value-type="float" office:value="12111.3870967742" calcext:value-type="float">
            <text:p>12111.3870967742</text:p>
          </table:table-cell>
          <table:table-cell table:formula="of:=IF([.$E$7]&gt;=[.G19];[.G53];0)" office:value-type="float" office:value="0" calcext:value-type="float">
            <text:p>0</text:p>
          </table:table-cell>
          <table:table-cell table:formula="of:=IF([.$E$7]&gt;=[.H19];[.H53];0)" office:value-type="float" office:value="8982.17419354839" calcext:value-type="float">
            <text:p>8982.17419354839</text:p>
          </table:table-cell>
          <table:table-cell table:formula="of:=IF([.$E$7]&gt;=[.I19];[.I53];0)" office:value-type="float" office:value="9342.74193548387" calcext:value-type="float">
            <text:p>9342.74193548387</text:p>
          </table:table-cell>
          <table:table-cell/>
          <table:table-cell table:style-name="ce8" office:value-type="string" calcext:value-type="string">
            <text:p>Chicago</text:p>
          </table:table-cell>
          <table:table-cell table:style-name="ce9" table:number-columns-repeated="5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hicago</text:p>
          </table:table-cell>
          <table:table-cell table:formula="of:=[.V53]*[.M53]" office:value-type="float" office:value="0" calcext:value-type="float">
            <text:p>0</text:p>
          </table:table-cell>
          <table:table-cell table:formula="of:=[.W53]*[.N53]" office:value-type="float" office:value="0" calcext:value-type="float">
            <text:p>0</text:p>
          </table:table-cell>
          <table:table-cell table:formula="of:=[.X53]*[.O53]" office:value-type="float" office:value="0" calcext:value-type="float">
            <text:p>0</text:p>
          </table:table-cell>
          <table:table-cell table:formula="of:=[.Y53]*[.P53]" office:value-type="float" office:value="0" calcext:value-type="float">
            <text:p>0</text:p>
          </table:table-cell>
          <table:table-cell table:formula="of:=[.Z53]*[.Q53]" office:value-type="float" office:value="0" calcext:value-type="float">
            <text:p>0</text:p>
          </table:table-cell>
          <table:table-cell table:formula="of:=[.AA53]*[.R53]" office:value-type="float" office:value="8982.17419354839" calcext:value-type="float">
            <text:p>8982.17419354839</text:p>
          </table:table-cell>
          <table:table-cell table:formula="of:=[.AB53]*[.S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incinnati</text:p>
          </table:table-cell>
          <table:table-cell table:formula="of:=[.$E$9] + [.$E$10]*(2*[.C20])/[.$E$8]" office:value-type="float" office:value="16013.2451612903" calcext:value-type="float">
            <text:p>16013.2451612903</text:p>
          </table:table-cell>
          <table:table-cell table:formula="of:=[.$E$9] + [.$E$10]*(2*[.D20])/[.$E$8]" office:value-type="float" office:value="10018.8064516129" calcext:value-type="float">
            <text:p>10018.8064516129</text:p>
          </table:table-cell>
          <table:table-cell table:formula="of:=[.$E$9] + [.$E$10]*(2*[.E20])/[.$E$8]" office:value-type="float" office:value="12652.2387096774" calcext:value-type="float">
            <text:p>12652.2387096774</text:p>
          </table:table-cell>
          <table:table-cell table:formula="of:=[.$E$9] + [.$E$10]*(2*[.F20])/[.$E$8]" office:value-type="float" office:value="10192.6516129032" calcext:value-type="float">
            <text:p>10192.6516129032</text:p>
          </table:table-cell>
          <table:table-cell table:formula="of:=[.$E$9] + [.$E$10]*(2*[.G20])/[.$E$8]" office:value-type="float" office:value="8982.17419354839" calcext:value-type="float">
            <text:p>8982.17419354839</text:p>
          </table:table-cell>
          <table:table-cell office:value-type="float" office:value="0" calcext:value-type="float">
            <text:p>0</text:p>
          </table:table-cell>
          <table:table-cell table:formula="of:=[.$E$9] + [.$E$10]*(2*[.I20])/[.$E$8]" office:value-type="float" office:value="8679.55483870968" calcext:value-type="float">
            <text:p>8679.55483870968</text:p>
          </table:table-cell>
          <table:table-cell table:number-columns-repeated="2"/>
          <table:table-cell table:style-name="ce8" office:value-type="string" calcext:value-type="string">
            <text:p>Cincinnati</text:p>
          </table:table-cell>
          <table:table-cell table:formula="of:=IF([.$E$7]&gt;=[.C20];[.C54];0)" office:value-type="float" office:value="16013.2451612903" calcext:value-type="float">
            <text:p>16013.2451612903</text:p>
          </table:table-cell>
          <table:table-cell table:formula="of:=IF([.$E$7]&gt;=[.D20];[.D54];0)" office:value-type="float" office:value="10018.8064516129" calcext:value-type="float">
            <text:p>10018.8064516129</text:p>
          </table:table-cell>
          <table:table-cell table:formula="of:=IF([.$E$7]&gt;=[.E20];[.E54];0)" office:value-type="float" office:value="12652.2387096774" calcext:value-type="float">
            <text:p>12652.2387096774</text:p>
          </table:table-cell>
          <table:table-cell table:formula="of:=IF([.$E$7]&gt;=[.F20];[.F54];0)" office:value-type="float" office:value="10192.6516129032" calcext:value-type="float">
            <text:p>10192.6516129032</text:p>
          </table:table-cell>
          <table:table-cell table:formula="of:=IF([.$E$7]&gt;=[.G20];[.G54];0)" office:value-type="float" office:value="8982.17419354839" calcext:value-type="float">
            <text:p>8982.17419354839</text:p>
          </table:table-cell>
          <table:table-cell table:formula="of:=IF([.$E$7]&gt;=[.H20];[.H54];0)" office:value-type="float" office:value="0" calcext:value-type="float">
            <text:p>0</text:p>
          </table:table-cell>
          <table:table-cell table:formula="of:=IF([.$E$7]&gt;=[.I20];[.I54];0)" office:value-type="float" office:value="8679.55483870968" calcext:value-type="float">
            <text:p>8679.55483870968</text:p>
          </table:table-cell>
          <table:table-cell/>
          <table:table-cell table:style-name="ce8" office:value-type="string" calcext:value-type="string">
            <text:p>Cincinnati</text:p>
          </table:table-cell>
          <table:table-cell table:style-name="ce9" table:number-columns-repeated="6"/>
          <table:table-cell table:style-name="ce10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Cincinnati</text:p>
          </table:table-cell>
          <table:table-cell table:formula="of:=[.V54]*[.M54]" office:value-type="float" office:value="0" calcext:value-type="float">
            <text:p>0</text:p>
          </table:table-cell>
          <table:table-cell table:formula="of:=[.W54]*[.N54]" office:value-type="float" office:value="0" calcext:value-type="float">
            <text:p>0</text:p>
          </table:table-cell>
          <table:table-cell table:formula="of:=[.X54]*[.O54]" office:value-type="float" office:value="0" calcext:value-type="float">
            <text:p>0</text:p>
          </table:table-cell>
          <table:table-cell table:formula="of:=[.Y54]*[.P54]" office:value-type="float" office:value="0" calcext:value-type="float">
            <text:p>0</text:p>
          </table:table-cell>
          <table:table-cell table:formula="of:=[.Z54]*[.Q54]" office:value-type="float" office:value="0" calcext:value-type="float">
            <text:p>0</text:p>
          </table:table-cell>
          <table:table-cell table:formula="of:=[.AA54]*[.R54]" office:value-type="float" office:value="0" calcext:value-type="float">
            <text:p>0</text:p>
          </table:table-cell>
          <table:table-cell table:formula="of:=[.AB54]*[.S54]" office:value-type="float" office:value="8679.55483870968" calcext:value-type="float">
            <text:p>8679.5548387096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leveland</text:p>
          </table:table-cell>
          <table:table-cell table:formula="of:=[.$E$9] + [.$E$10]*(2*[.C21])/[.$E$8]" office:value-type="float" office:value="17378.2516129032" calcext:value-type="float">
            <text:p>17378.2516129032</text:p>
          </table:table-cell>
          <table:table-cell table:formula="of:=[.$E$9] + [.$E$10]*(2*[.D21])/[.$E$8]" office:value-type="float" office:value="11641.3612903226" calcext:value-type="float">
            <text:p>11641.3612903226</text:p>
          </table:table-cell>
          <table:table-cell table:formula="of:=[.$E$9] + [.$E$10]*(2*[.E21])/[.$E$8]" office:value-type="float" office:value="11229.2838709677" calcext:value-type="float">
            <text:p>11229.2838709677</text:p>
          </table:table-cell>
          <table:table-cell table:formula="of:=[.$E$9] + [.$E$10]*(2*[.F21])/[.$E$8]" office:value-type="float" office:value="10379.3741935484" calcext:value-type="float">
            <text:p>10379.3741935484</text:p>
          </table:table-cell>
          <table:table-cell table:formula="of:=[.$E$9] + [.$E$10]*(2*[.G21])/[.$E$8]" office:value-type="float" office:value="9342.74193548387" calcext:value-type="float">
            <text:p>9342.74193548387</text:p>
          </table:table-cell>
          <table:table-cell table:formula="of:=[.$E$9] + [.$E$10]*(2*[.H21])/[.$E$8]" office:value-type="float" office:value="8679.55483870968" calcext:value-type="float">
            <text:p>8679.554838709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leveland</text:p>
          </table:table-cell>
          <table:table-cell table:formula="of:=IF([.$E$7]&gt;=[.C21];[.C55];0)" office:value-type="float" office:value="17378.2516129032" calcext:value-type="float">
            <text:p>17378.2516129032</text:p>
          </table:table-cell>
          <table:table-cell table:formula="of:=IF([.$E$7]&gt;=[.D21];[.D55];0)" office:value-type="float" office:value="11641.3612903226" calcext:value-type="float">
            <text:p>11641.3612903226</text:p>
          </table:table-cell>
          <table:table-cell table:formula="of:=IF([.$E$7]&gt;=[.E21];[.E55];0)" office:value-type="float" office:value="11229.2838709677" calcext:value-type="float">
            <text:p>11229.2838709677</text:p>
          </table:table-cell>
          <table:table-cell table:formula="of:=IF([.$E$7]&gt;=[.F21];[.F55];0)" office:value-type="float" office:value="10379.3741935484" calcext:value-type="float">
            <text:p>10379.3741935484</text:p>
          </table:table-cell>
          <table:table-cell table:formula="of:=IF([.$E$7]&gt;=[.G21];[.G55];0)" office:value-type="float" office:value="9342.74193548387" calcext:value-type="float">
            <text:p>9342.74193548387</text:p>
          </table:table-cell>
          <table:table-cell table:formula="of:=IF([.$E$7]&gt;=[.H21];[.H55];0)" office:value-type="float" office:value="8679.55483870968" calcext:value-type="float">
            <text:p>8679.55483870968</text:p>
          </table:table-cell>
          <table:table-cell table:formula="of:=IF([.$E$7]&gt;=[.I21];[.I55];0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leveland</text:p>
          </table:table-cell>
          <table:table-cell table:style-name="ce9" table:number-columns-repeated="7"/>
          <table:table-cell/>
          <table:table-cell table:style-name="ce8" office:value-type="string" calcext:value-type="string">
            <text:p>Cleveland</text:p>
          </table:table-cell>
          <table:table-cell table:formula="of:=[.V55]*[.M55]" office:value-type="float" office:value="0" calcext:value-type="float">
            <text:p>0</text:p>
          </table:table-cell>
          <table:table-cell table:formula="of:=[.W55]*[.N55]" office:value-type="float" office:value="0" calcext:value-type="float">
            <text:p>0</text:p>
          </table:table-cell>
          <table:table-cell table:formula="of:=[.X55]*[.O55]" office:value-type="float" office:value="0" calcext:value-type="float">
            <text:p>0</text:p>
          </table:table-cell>
          <table:table-cell table:formula="of:=[.Y55]*[.P55]" office:value-type="float" office:value="0" calcext:value-type="float">
            <text:p>0</text:p>
          </table:table-cell>
          <table:table-cell table:formula="of:=[.Z55]*[.Q55]" office:value-type="float" office:value="0" calcext:value-type="float">
            <text:p>0</text:p>
          </table:table-cell>
          <table:table-cell table:formula="of:=[.AA55]*[.R55]" office:value-type="float" office:value="0" calcext:value-type="float">
            <text:p>0</text:p>
          </table:table-cell>
          <table:table-cell table:formula="of:=[.AB55]*[.S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cik</text:p>
          </table:table-cell>
          <table:table-cell table:number-columns-repeated="9"/>
          <table:table-cell office:value-type="string" calcext:value-type="string">
            <text:p>cik - Cost of operating big type C aircraft from city I to city k</text:p>
          </table:table-cell>
          <table:table-cell table:number-columns-repeated="8"/>
          <table:table-cell office:value-type="string" calcext:value-type="string">
            <text:p>nik C – number of type C aircraft serving city I to city k and back</text:p>
          </table:table-cell>
          <table:table-cell table:number-columns-repeated="8"/>
          <table:table-cell office:value-type="string" calcext:value-type="string">
            <text:p>nik C * cik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3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Albuquerque</text:p>
          </table:table-cell>
          <table:table-cell office:value-type="float" office:value="0" calcext:value-type="float">
            <text:p>0</text:p>
          </table:table-cell>
          <table:table-cell table:formula="of:=[.$F$9]+[.$F$10]*((2*[.D15])/[.$F$8])" office:value-type="float" office:value="28531.1102661597" calcext:value-type="float">
            <text:p>28531.1102661597</text:p>
          </table:table-cell>
          <table:table-cell table:formula="of:=[.$F$9]+[.$F$10]*((2*[.E15])/[.$F$8])" office:value-type="float" office:value="36543.1558935361" calcext:value-type="float">
            <text:p>36543.1558935361</text:p>
          </table:table-cell>
          <table:table-cell table:formula="of:=[.$F$9]+[.$F$10]*((2*[.F15])/[.$F$8])" office:value-type="float" office:value="30823.0646387833" calcext:value-type="float">
            <text:p>30823.0646387833</text:p>
          </table:table-cell>
          <table:table-cell table:formula="of:=[.$F$9]+[.$F$10]*((2*[.G15])/[.$F$8])" office:value-type="float" office:value="27825.8935361217" calcext:value-type="float">
            <text:p>27825.8935361217</text:p>
          </table:table-cell>
          <table:table-cell table:formula="of:=[.$F$9]+[.$F$10]*((2*[.H15])/[.$F$8])" office:value-type="float" office:value="28374.3954372624" calcext:value-type="float">
            <text:p>28374.3954372624</text:p>
          </table:table-cell>
          <table:table-cell table:formula="of:=[.$F$9]+[.$F$10]*((2*[.I15])/[.$F$8])" office:value-type="float" office:value="30450.8669201521" calcext:value-type="float">
            <text:p>30450.8669201521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formula="of:=IF([.$F$7]&gt;=[.C15];[.C59];0)" office:value-type="float" office:value="0" calcext:value-type="float">
            <text:p>0</text:p>
          </table:table-cell>
          <table:table-cell table:formula="of:=IF([.$F$7]&gt;=[.D15];[.D59];0)" office:value-type="float" office:value="28531.1102661597" calcext:value-type="float">
            <text:p>28531.1102661597</text:p>
          </table:table-cell>
          <table:table-cell table:formula="of:=IF([.$F$7]&gt;=[.E15];[.E59];0)" office:value-type="float" office:value="36543.1558935361" calcext:value-type="float">
            <text:p>36543.1558935361</text:p>
          </table:table-cell>
          <table:table-cell table:formula="of:=IF([.$F$7]&gt;=[.F15];[.F59];0)" office:value-type="float" office:value="30823.0646387833" calcext:value-type="float">
            <text:p>30823.0646387833</text:p>
          </table:table-cell>
          <table:table-cell table:formula="of:=IF([.$F$7]&gt;=[.G15];[.G59];0)" office:value-type="float" office:value="27825.8935361217" calcext:value-type="float">
            <text:p>27825.8935361217</text:p>
          </table:table-cell>
          <table:table-cell table:formula="of:=IF([.$F$7]&gt;=[.H15];[.H59];0)" office:value-type="float" office:value="28374.3954372624" calcext:value-type="float">
            <text:p>28374.3954372624</text:p>
          </table:table-cell>
          <table:table-cell table:formula="of:=IF([.$F$7]&gt;=[.I15];[.I59];0)" office:value-type="float" office:value="30450.8669201521" calcext:value-type="float">
            <text:p>30450.8669201521</text:p>
          </table:table-cell>
          <table:table-cell/>
          <table:table-cell table:style-name="ce8" office:value-type="string" calcext:value-type="string">
            <text:p>Albuquerque</text:p>
          </table:table-cell>
          <table:table-cell table:style-name="ce9"/>
          <table:table-cell table:number-columns-repeated="6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lbuquerque</text:p>
          </table:table-cell>
          <table:table-cell table:formula="of:=[.V59]*[.M59]" office:value-type="float" office:value="0" calcext:value-type="float">
            <text:p>0</text:p>
          </table:table-cell>
          <table:table-cell table:formula="of:=[.W59]*[.N59]" office:value-type="float" office:value="0" calcext:value-type="float">
            <text:p>0</text:p>
          </table:table-cell>
          <table:table-cell table:formula="of:=[.X59]*[.O59]" office:value-type="float" office:value="0" calcext:value-type="float">
            <text:p>0</text:p>
          </table:table-cell>
          <table:table-cell table:formula="of:=[.Y59]*[.P59]" office:value-type="float" office:value="0" calcext:value-type="float">
            <text:p>0</text:p>
          </table:table-cell>
          <table:table-cell table:formula="of:=[.Z59]*[.Q59]" office:value-type="float" office:value="0" calcext:value-type="float">
            <text:p>0</text:p>
          </table:table-cell>
          <table:table-cell table:formula="of:=[.AA59]*[.R59]" office:value-type="float" office:value="0" calcext:value-type="float">
            <text:p>0</text:p>
          </table:table-cell>
          <table:table-cell table:formula="of:=[.AB59]*[.S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Atlanta</text:p>
          </table:table-cell>
          <table:table-cell table:formula="of:=[.$F$9]+[.$F$10]*((2*[.C16])/[.$F$8])" office:value-type="float" office:value="28531.1102661597" calcext:value-type="float">
            <text:p>28531.1102661597</text:p>
          </table:table-cell>
          <table:table-cell office:value-type="float" office:value="0" calcext:value-type="float">
            <text:p>0</text:p>
          </table:table-cell>
          <table:table-cell table:formula="of:=[.$F$9]+[.$F$10]*((2*[.E16])/[.$F$8])" office:value-type="float" office:value="25279.2775665399" calcext:value-type="float">
            <text:p>25279.2775665399</text:p>
          </table:table-cell>
          <table:table-cell table:formula="of:=[.$F$9]+[.$F$10]*((2*[.F16])/[.$F$8])" office:value-type="float" office:value="17100.7224334601" calcext:value-type="float">
            <text:p>17100.7224334601</text:p>
          </table:table-cell>
          <table:table-cell table:formula="of:=[.$F$9]+[.$F$10]*((2*[.G16])/[.$F$8])" office:value-type="float" office:value="21762.9885931559" calcext:value-type="float">
            <text:p>21762.9885931559</text:p>
          </table:table-cell>
          <table:table-cell table:formula="of:=[.$F$9]+[.$F$10]*((2*[.H16])/[.$F$8])" office:value-type="float" office:value="19255.5513307985" calcext:value-type="float">
            <text:p>19255.5513307985</text:p>
          </table:table-cell>
          <table:table-cell table:formula="of:=[.$F$9]+[.$F$10]*((2*[.I16])/[.$F$8])" office:value-type="float" office:value="21723.8098859316" calcext:value-type="float">
            <text:p>21723.8098859316</text:p>
          </table:table-cell>
          <table:table-cell table:number-columns-repeated="2"/>
          <table:table-cell table:style-name="ce8" office:value-type="string" calcext:value-type="string">
            <text:p>Atlanta</text:p>
          </table:table-cell>
          <table:table-cell table:formula="of:=IF([.$F$7]&gt;=[.C16];[.C60];0)" office:value-type="float" office:value="28531.1102661597" calcext:value-type="float">
            <text:p>28531.1102661597</text:p>
          </table:table-cell>
          <table:table-cell table:formula="of:=IF([.$F$7]&gt;=[.D16];[.D60];0)" office:value-type="float" office:value="0" calcext:value-type="float">
            <text:p>0</text:p>
          </table:table-cell>
          <table:table-cell table:formula="of:=IF([.$F$7]&gt;=[.E16];[.E60];0)" office:value-type="float" office:value="25279.2775665399" calcext:value-type="float">
            <text:p>25279.2775665399</text:p>
          </table:table-cell>
          <table:table-cell table:formula="of:=IF([.$F$7]&gt;=[.F16];[.F60];0)" office:value-type="float" office:value="17100.7224334601" calcext:value-type="float">
            <text:p>17100.7224334601</text:p>
          </table:table-cell>
          <table:table-cell table:formula="of:=IF([.$F$7]&gt;=[.G16];[.G60];0)" office:value-type="float" office:value="21762.9885931559" calcext:value-type="float">
            <text:p>21762.9885931559</text:p>
          </table:table-cell>
          <table:table-cell table:formula="of:=IF([.$F$7]&gt;=[.H16];[.H60];0)" office:value-type="float" office:value="19255.5513307985" calcext:value-type="float">
            <text:p>19255.5513307985</text:p>
          </table:table-cell>
          <table:table-cell table:formula="of:=IF([.$F$7]&gt;=[.I16];[.I60];0)" office:value-type="float" office:value="21723.8098859316" calcext:value-type="float">
            <text:p>21723.8098859316</text:p>
          </table:table-cell>
          <table:table-cell/>
          <table:table-cell table:style-name="ce8" office:value-type="string" calcext:value-type="string">
            <text:p>Atlanta</text:p>
          </table:table-cell>
          <table:table-cell table:style-name="ce9" table:number-columns-repeated="2"/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tlanta</text:p>
          </table:table-cell>
          <table:table-cell table:formula="of:=[.V60]*[.M60]" office:value-type="float" office:value="0" calcext:value-type="float">
            <text:p>0</text:p>
          </table:table-cell>
          <table:table-cell table:formula="of:=[.W60]*[.N60]" office:value-type="float" office:value="0" calcext:value-type="float">
            <text:p>0</text:p>
          </table:table-cell>
          <table:table-cell table:formula="of:=[.X60]*[.O60]" office:value-type="float" office:value="0" calcext:value-type="float">
            <text:p>0</text:p>
          </table:table-cell>
          <table:table-cell table:formula="of:=[.Y60]*[.P60]" office:value-type="float" office:value="0" calcext:value-type="float">
            <text:p>0</text:p>
          </table:table-cell>
          <table:table-cell table:formula="of:=[.Z60]*[.Q60]" office:value-type="float" office:value="0" calcext:value-type="float">
            <text:p>0</text:p>
          </table:table-cell>
          <table:table-cell table:formula="of:=[.AA60]*[.R60]" office:value-type="float" office:value="0" calcext:value-type="float">
            <text:p>0</text:p>
          </table:table-cell>
          <table:table-cell table:formula="of:=[.AB60]*[.S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oston</text:p>
          </table:table-cell>
          <table:table-cell table:formula="of:=[.$F$9]+[.$F$10]*((2*[.C17])/[.$F$8])" office:value-type="float" office:value="36543.1558935361" calcext:value-type="float">
            <text:p>36543.1558935361</text:p>
          </table:table-cell>
          <table:table-cell table:formula="of:=[.$F$9]+[.$F$10]*((2*[.D17])/[.$F$8])" office:value-type="float" office:value="25279.2775665399" calcext:value-type="float">
            <text:p>25279.2775665399</text:p>
          </table:table-cell>
          <table:table-cell office:value-type="float" office:value="0" calcext:value-type="float">
            <text:p>0</text:p>
          </table:table-cell>
          <table:table-cell table:formula="of:=[.$F$9]+[.$F$10]*((2*[.F17])/[.$F$8])" office:value-type="float" office:value="22987.3231939163" calcext:value-type="float">
            <text:p>22987.3231939163</text:p>
          </table:table-cell>
          <table:table-cell table:formula="of:=[.$F$9]+[.$F$10]*((2*[.G17])/[.$F$8])" office:value-type="float" office:value="24691.5969581749" calcext:value-type="float">
            <text:p>24691.5969581749</text:p>
          </table:table-cell>
          <table:table-cell table:formula="of:=[.$F$9]+[.$F$10]*((2*[.H17])/[.$F$8])" office:value-type="float" office:value="23261.5741444867" calcext:value-type="float">
            <text:p>23261.5741444867</text:p>
          </table:table-cell>
          <table:table-cell table:formula="of:=[.$F$9]+[.$F$10]*((2*[.I17])/[.$F$8])" office:value-type="float" office:value="21096.9505703422" calcext:value-type="float">
            <text:p>21096.9505703422</text:p>
          </table:table-cell>
          <table:table-cell table:number-columns-repeated="2"/>
          <table:table-cell table:style-name="ce8" office:value-type="string" calcext:value-type="string">
            <text:p>Boston</text:p>
          </table:table-cell>
          <table:table-cell table:formula="of:=IF([.$F$7]&gt;=[.C17];[.C61];0)" office:value-type="float" office:value="36543.1558935361" calcext:value-type="float">
            <text:p>36543.1558935361</text:p>
          </table:table-cell>
          <table:table-cell table:formula="of:=IF([.$F$7]&gt;=[.D17];[.D61];0)" office:value-type="float" office:value="25279.2775665399" calcext:value-type="float">
            <text:p>25279.2775665399</text:p>
          </table:table-cell>
          <table:table-cell table:formula="of:=IF([.$F$7]&gt;=[.E17];[.E61];0)" office:value-type="float" office:value="0" calcext:value-type="float">
            <text:p>0</text:p>
          </table:table-cell>
          <table:table-cell table:formula="of:=IF([.$F$7]&gt;=[.F17];[.F61];0)" office:value-type="float" office:value="22987.3231939163" calcext:value-type="float">
            <text:p>22987.3231939163</text:p>
          </table:table-cell>
          <table:table-cell table:formula="of:=IF([.$F$7]&gt;=[.G17];[.G61];0)" office:value-type="float" office:value="24691.5969581749" calcext:value-type="float">
            <text:p>24691.5969581749</text:p>
          </table:table-cell>
          <table:table-cell table:formula="of:=IF([.$F$7]&gt;=[.H17];[.H61];0)" office:value-type="float" office:value="23261.5741444867" calcext:value-type="float">
            <text:p>23261.5741444867</text:p>
          </table:table-cell>
          <table:table-cell table:formula="of:=IF([.$F$7]&gt;=[.I17];[.I61];0)" office:value-type="float" office:value="21096.9505703422" calcext:value-type="float">
            <text:p>21096.9505703422</text:p>
          </table:table-cell>
          <table:table-cell/>
          <table:table-cell table:style-name="ce8" office:value-type="string" calcext:value-type="string">
            <text:p>Boston</text:p>
          </table:table-cell>
          <table:table-cell table:style-name="ce9" table:number-columns-repeated="3"/>
          <table:table-cell table:number-columns-repeated="4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Boston</text:p>
          </table:table-cell>
          <table:table-cell table:formula="of:=[.V61]*[.M61]" office:value-type="float" office:value="0" calcext:value-type="float">
            <text:p>0</text:p>
          </table:table-cell>
          <table:table-cell table:formula="of:=[.W61]*[.N61]" office:value-type="float" office:value="0" calcext:value-type="float">
            <text:p>0</text:p>
          </table:table-cell>
          <table:table-cell table:formula="of:=[.X61]*[.O61]" office:value-type="float" office:value="0" calcext:value-type="float">
            <text:p>0</text:p>
          </table:table-cell>
          <table:table-cell table:formula="of:=[.Y61]*[.P61]" office:value-type="float" office:value="0" calcext:value-type="float">
            <text:p>0</text:p>
          </table:table-cell>
          <table:table-cell table:formula="of:=[.Z61]*[.Q61]" office:value-type="float" office:value="0" calcext:value-type="float">
            <text:p>0</text:p>
          </table:table-cell>
          <table:table-cell table:formula="of:=[.AA61]*[.R61]" office:value-type="float" office:value="0" calcext:value-type="float">
            <text:p>0</text:p>
          </table:table-cell>
          <table:table-cell table:formula="of:=[.AB61]*[.S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harlotte</text:p>
          </table:table-cell>
          <table:table-cell table:formula="of:=[.$F$9]+[.$F$10]*((2*[.C18])/[.$F$8])" office:value-type="float" office:value="30823.0646387833" calcext:value-type="float">
            <text:p>30823.0646387833</text:p>
          </table:table-cell>
          <table:table-cell table:formula="of:=[.$F$9]+[.$F$10]*((2*[.D18])/[.$F$8])" office:value-type="float" office:value="17100.7224334601" calcext:value-type="float">
            <text:p>17100.7224334601</text:p>
          </table:table-cell>
          <table:table-cell table:formula="of:=[.$F$9]+[.$F$10]*((2*[.E18])/[.$F$8])" office:value-type="float" office:value="22987.3231939163" calcext:value-type="float">
            <text:p>22987.3231939163</text:p>
          </table:table-cell>
          <table:table-cell office:value-type="float" office:value="0" calcext:value-type="float">
            <text:p>0</text:p>
          </table:table-cell>
          <table:table-cell table:formula="of:=[.$F$9]+[.$F$10]*((2*[.G18])/[.$F$8])" office:value-type="float" office:value="22438.8212927757" calcext:value-type="float">
            <text:p>22438.8212927757</text:p>
          </table:table-cell>
          <table:table-cell table:formula="of:=[.$F$9]+[.$F$10]*((2*[.H18])/[.$F$8])" office:value-type="float" office:value="19520.0076045627" calcext:value-type="float">
            <text:p>19520.0076045627</text:p>
          </table:table-cell>
          <table:table-cell table:formula="of:=[.$F$9]+[.$F$10]*((2*[.I18])/[.$F$8])" office:value-type="float" office:value="19804.0532319392" calcext:value-type="float">
            <text:p>19804.0532319392</text:p>
          </table:table-cell>
          <table:table-cell table:number-columns-repeated="2"/>
          <table:table-cell table:style-name="ce8" office:value-type="string" calcext:value-type="string">
            <text:p>Charlotte</text:p>
          </table:table-cell>
          <table:table-cell table:formula="of:=IF([.$F$7]&gt;=[.C18];[.C62];0)" office:value-type="float" office:value="30823.0646387833" calcext:value-type="float">
            <text:p>30823.0646387833</text:p>
          </table:table-cell>
          <table:table-cell table:formula="of:=IF([.$F$7]&gt;=[.D18];[.D62];0)" office:value-type="float" office:value="17100.7224334601" calcext:value-type="float">
            <text:p>17100.7224334601</text:p>
          </table:table-cell>
          <table:table-cell table:formula="of:=IF([.$F$7]&gt;=[.E18];[.E62];0)" office:value-type="float" office:value="22987.3231939163" calcext:value-type="float">
            <text:p>22987.3231939163</text:p>
          </table:table-cell>
          <table:table-cell table:formula="of:=IF([.$F$7]&gt;=[.F18];[.F62];0)" office:value-type="float" office:value="0" calcext:value-type="float">
            <text:p>0</text:p>
          </table:table-cell>
          <table:table-cell table:formula="of:=IF([.$F$7]&gt;=[.G18];[.G62];0)" office:value-type="float" office:value="22438.8212927757" calcext:value-type="float">
            <text:p>22438.8212927757</text:p>
          </table:table-cell>
          <table:table-cell table:formula="of:=IF([.$F$7]&gt;=[.H18];[.H62];0)" office:value-type="float" office:value="19520.0076045627" calcext:value-type="float">
            <text:p>19520.0076045627</text:p>
          </table:table-cell>
          <table:table-cell table:formula="of:=IF([.$F$7]&gt;=[.I18];[.I62];0)" office:value-type="float" office:value="19804.0532319392" calcext:value-type="float">
            <text:p>19804.0532319392</text:p>
          </table:table-cell>
          <table:table-cell/>
          <table:table-cell table:style-name="ce8" office:value-type="string" calcext:value-type="string">
            <text:p>Charlotte</text:p>
          </table:table-cell>
          <table:table-cell table:style-name="ce9" table:number-columns-repeated="4"/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harlotte</text:p>
          </table:table-cell>
          <table:table-cell table:formula="of:=[.V62]*[.M62]" office:value-type="float" office:value="0" calcext:value-type="float">
            <text:p>0</text:p>
          </table:table-cell>
          <table:table-cell table:formula="of:=[.W62]*[.N62]" office:value-type="float" office:value="0" calcext:value-type="float">
            <text:p>0</text:p>
          </table:table-cell>
          <table:table-cell table:formula="of:=[.X62]*[.O62]" office:value-type="float" office:value="0" calcext:value-type="float">
            <text:p>0</text:p>
          </table:table-cell>
          <table:table-cell table:formula="of:=[.Y62]*[.P62]" office:value-type="float" office:value="0" calcext:value-type="float">
            <text:p>0</text:p>
          </table:table-cell>
          <table:table-cell table:formula="of:=[.Z62]*[.Q62]" office:value-type="float" office:value="0" calcext:value-type="float">
            <text:p>0</text:p>
          </table:table-cell>
          <table:table-cell table:formula="of:=[.AA62]*[.R62]" office:value-type="float" office:value="0" calcext:value-type="float">
            <text:p>0</text:p>
          </table:table-cell>
          <table:table-cell table:formula="of:=[.AB62]*[.S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hicago</text:p>
          </table:table-cell>
          <table:table-cell table:formula="of:=[.$F$9]+[.$F$10]*((2*[.C19])/[.$F$8])" office:value-type="float" office:value="27825.8935361217" calcext:value-type="float">
            <text:p>27825.8935361217</text:p>
          </table:table-cell>
          <table:table-cell table:formula="of:=[.$F$9]+[.$F$10]*((2*[.D19])/[.$F$8])" office:value-type="float" office:value="21762.9885931559" calcext:value-type="float">
            <text:p>21762.9885931559</text:p>
          </table:table-cell>
          <table:table-cell table:formula="of:=[.$F$9]+[.$F$10]*((2*[.E19])/[.$F$8])" office:value-type="float" office:value="24691.5969581749" calcext:value-type="float">
            <text:p>24691.5969581749</text:p>
          </table:table-cell>
          <table:table-cell table:formula="of:=[.$F$9]+[.$F$10]*((2*[.F19])/[.$F$8])" office:value-type="float" office:value="22438.8212927757" calcext:value-type="float">
            <text:p>22438.8212927757</text:p>
          </table:table-cell>
          <table:table-cell office:value-type="float" office:value="0" calcext:value-type="float">
            <text:p>0</text:p>
          </table:table-cell>
          <table:table-cell table:formula="of:=[.$F$9]+[.$F$10]*((2*[.H19])/[.$F$8])" office:value-type="float" office:value="17678.608365019" calcext:value-type="float">
            <text:p>17678.608365019</text:p>
          </table:table-cell>
          <table:table-cell table:formula="of:=[.$F$9]+[.$F$10]*((2*[.I19])/[.$F$8])" office:value-type="float" office:value="18227.1102661597" calcext:value-type="float">
            <text:p>18227.1102661597</text:p>
          </table:table-cell>
          <table:table-cell table:number-columns-repeated="2"/>
          <table:table-cell table:style-name="ce8" office:value-type="string" calcext:value-type="string">
            <text:p>Chicago</text:p>
          </table:table-cell>
          <table:table-cell table:formula="of:=IF([.$F$7]&gt;=[.C19];[.C63];0)" office:value-type="float" office:value="27825.8935361217" calcext:value-type="float">
            <text:p>27825.8935361217</text:p>
          </table:table-cell>
          <table:table-cell table:formula="of:=IF([.$F$7]&gt;=[.D19];[.D63];0)" office:value-type="float" office:value="21762.9885931559" calcext:value-type="float">
            <text:p>21762.9885931559</text:p>
          </table:table-cell>
          <table:table-cell table:formula="of:=IF([.$F$7]&gt;=[.E19];[.E63];0)" office:value-type="float" office:value="24691.5969581749" calcext:value-type="float">
            <text:p>24691.5969581749</text:p>
          </table:table-cell>
          <table:table-cell table:formula="of:=IF([.$F$7]&gt;=[.F19];[.F63];0)" office:value-type="float" office:value="22438.8212927757" calcext:value-type="float">
            <text:p>22438.8212927757</text:p>
          </table:table-cell>
          <table:table-cell table:formula="of:=IF([.$F$7]&gt;=[.G19];[.G63];0)" office:value-type="float" office:value="0" calcext:value-type="float">
            <text:p>0</text:p>
          </table:table-cell>
          <table:table-cell table:formula="of:=IF([.$F$7]&gt;=[.H19];[.H63];0)" office:value-type="float" office:value="17678.608365019" calcext:value-type="float">
            <text:p>17678.608365019</text:p>
          </table:table-cell>
          <table:table-cell table:formula="of:=IF([.$F$7]&gt;=[.I19];[.I63];0)" office:value-type="float" office:value="18227.1102661597" calcext:value-type="float">
            <text:p>18227.1102661597</text:p>
          </table:table-cell>
          <table:table-cell/>
          <table:table-cell table:style-name="ce8" office:value-type="string" calcext:value-type="string">
            <text:p>Chicago</text:p>
          </table:table-cell>
          <table:table-cell table:style-name="ce9" table:number-columns-repeated="5"/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hicago</text:p>
          </table:table-cell>
          <table:table-cell table:formula="of:=[.V63]*[.M63]" office:value-type="float" office:value="0" calcext:value-type="float">
            <text:p>0</text:p>
          </table:table-cell>
          <table:table-cell table:formula="of:=[.W63]*[.N63]" office:value-type="float" office:value="0" calcext:value-type="float">
            <text:p>0</text:p>
          </table:table-cell>
          <table:table-cell table:formula="of:=[.X63]*[.O63]" office:value-type="float" office:value="0" calcext:value-type="float">
            <text:p>0</text:p>
          </table:table-cell>
          <table:table-cell table:formula="of:=[.Y63]*[.P63]" office:value-type="float" office:value="0" calcext:value-type="float">
            <text:p>0</text:p>
          </table:table-cell>
          <table:table-cell table:formula="of:=[.Z63]*[.Q63]" office:value-type="float" office:value="0" calcext:value-type="float">
            <text:p>0</text:p>
          </table:table-cell>
          <table:table-cell table:formula="of:=[.AA63]*[.R63]" office:value-type="float" office:value="0" calcext:value-type="float">
            <text:p>0</text:p>
          </table:table-cell>
          <table:table-cell table:formula="of:=[.AB63]*[.S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incinnati</text:p>
          </table:table-cell>
          <table:table-cell table:formula="of:=[.$F$9]+[.$F$10]*((2*[.C20])/[.$F$8])" office:value-type="float" office:value="28374.3954372624" calcext:value-type="float">
            <text:p>28374.3954372624</text:p>
          </table:table-cell>
          <table:table-cell table:formula="of:=[.$F$9]+[.$F$10]*((2*[.D20])/[.$F$8])" office:value-type="float" office:value="19255.5513307985" calcext:value-type="float">
            <text:p>19255.5513307985</text:p>
          </table:table-cell>
          <table:table-cell table:formula="of:=[.$F$9]+[.$F$10]*((2*[.E20])/[.$F$8])" office:value-type="float" office:value="23261.5741444867" calcext:value-type="float">
            <text:p>23261.5741444867</text:p>
          </table:table-cell>
          <table:table-cell table:formula="of:=[.$F$9]+[.$F$10]*((2*[.F20])/[.$F$8])" office:value-type="float" office:value="19520.0076045627" calcext:value-type="float">
            <text:p>19520.0076045627</text:p>
          </table:table-cell>
          <table:table-cell table:formula="of:=[.$F$9]+[.$F$10]*((2*[.G20])/[.$F$8])" office:value-type="float" office:value="17678.608365019" calcext:value-type="float">
            <text:p>17678.608365019</text:p>
          </table:table-cell>
          <table:table-cell office:value-type="float" office:value="0" calcext:value-type="float">
            <text:p>0</text:p>
          </table:table-cell>
          <table:table-cell table:formula="of:=[.$F$9]+[.$F$10]*((2*[.I20])/[.$F$8])" office:value-type="float" office:value="17218.2585551331" calcext:value-type="float">
            <text:p>17218.2585551331</text:p>
          </table:table-cell>
          <table:table-cell table:number-columns-repeated="2"/>
          <table:table-cell table:style-name="ce8" office:value-type="string" calcext:value-type="string">
            <text:p>Cincinnati</text:p>
          </table:table-cell>
          <table:table-cell table:formula="of:=IF([.$F$7]&gt;=[.C20];[.C64];0)" office:value-type="float" office:value="28374.3954372624" calcext:value-type="float">
            <text:p>28374.3954372624</text:p>
          </table:table-cell>
          <table:table-cell table:formula="of:=IF([.$F$7]&gt;=[.D20];[.D64];0)" office:value-type="float" office:value="19255.5513307985" calcext:value-type="float">
            <text:p>19255.5513307985</text:p>
          </table:table-cell>
          <table:table-cell table:formula="of:=IF([.$F$7]&gt;=[.E20];[.E64];0)" office:value-type="float" office:value="23261.5741444867" calcext:value-type="float">
            <text:p>23261.5741444867</text:p>
          </table:table-cell>
          <table:table-cell table:formula="of:=IF([.$F$7]&gt;=[.F20];[.F64];0)" office:value-type="float" office:value="19520.0076045627" calcext:value-type="float">
            <text:p>19520.0076045627</text:p>
          </table:table-cell>
          <table:table-cell table:formula="of:=IF([.$F$7]&gt;=[.G20];[.G64];0)" office:value-type="float" office:value="17678.608365019" calcext:value-type="float">
            <text:p>17678.608365019</text:p>
          </table:table-cell>
          <table:table-cell table:formula="of:=IF([.$F$7]&gt;=[.H20];[.H64];0)" office:value-type="float" office:value="0" calcext:value-type="float">
            <text:p>0</text:p>
          </table:table-cell>
          <table:table-cell table:formula="of:=IF([.$F$7]&gt;=[.I20];[.I64];0)" office:value-type="float" office:value="17218.2585551331" calcext:value-type="float">
            <text:p>17218.2585551331</text:p>
          </table:table-cell>
          <table:table-cell/>
          <table:table-cell table:style-name="ce8" office:value-type="string" calcext:value-type="string">
            <text:p>Cincinnati</text:p>
          </table:table-cell>
          <table:table-cell table:style-name="ce9" table:number-columns-repeated="6"/>
          <table:table-cell table:style-name="ce10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incinnati</text:p>
          </table:table-cell>
          <table:table-cell table:formula="of:=[.V64]*[.M64]" office:value-type="float" office:value="0" calcext:value-type="float">
            <text:p>0</text:p>
          </table:table-cell>
          <table:table-cell table:formula="of:=[.W64]*[.N64]" office:value-type="float" office:value="0" calcext:value-type="float">
            <text:p>0</text:p>
          </table:table-cell>
          <table:table-cell table:formula="of:=[.X64]*[.O64]" office:value-type="float" office:value="0" calcext:value-type="float">
            <text:p>0</text:p>
          </table:table-cell>
          <table:table-cell table:formula="of:=[.Y64]*[.P64]" office:value-type="float" office:value="0" calcext:value-type="float">
            <text:p>0</text:p>
          </table:table-cell>
          <table:table-cell table:formula="of:=[.Z64]*[.Q64]" office:value-type="float" office:value="0" calcext:value-type="float">
            <text:p>0</text:p>
          </table:table-cell>
          <table:table-cell table:formula="of:=[.AA64]*[.R64]" office:value-type="float" office:value="0" calcext:value-type="float">
            <text:p>0</text:p>
          </table:table-cell>
          <table:table-cell table:formula="of:=[.AB64]*[.S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leveland</text:p>
          </table:table-cell>
          <table:table-cell table:formula="of:=[.$F$9]+[.$F$10]*((2*[.C21])/[.$F$8])" office:value-type="float" office:value="30450.8669201521" calcext:value-type="float">
            <text:p>30450.8669201521</text:p>
          </table:table-cell>
          <table:table-cell table:formula="of:=[.$F$9]+[.$F$10]*((2*[.D21])/[.$F$8])" office:value-type="float" office:value="21723.8098859316" calcext:value-type="float">
            <text:p>21723.8098859316</text:p>
          </table:table-cell>
          <table:table-cell table:formula="of:=[.$F$9]+[.$F$10]*((2*[.E21])/[.$F$8])" office:value-type="float" office:value="21096.9505703422" calcext:value-type="float">
            <text:p>21096.9505703422</text:p>
          </table:table-cell>
          <table:table-cell table:formula="of:=[.$F$9]+[.$F$10]*((2*[.F21])/[.$F$8])" office:value-type="float" office:value="19804.0532319392" calcext:value-type="float">
            <text:p>19804.0532319392</text:p>
          </table:table-cell>
          <table:table-cell table:formula="of:=[.$F$9]+[.$F$10]*((2*[.G21])/[.$F$8])" office:value-type="float" office:value="18227.1102661597" calcext:value-type="float">
            <text:p>18227.1102661597</text:p>
          </table:table-cell>
          <table:table-cell table:formula="of:=[.$F$9]+[.$F$10]*((2*[.H21])/[.$F$8])" office:value-type="float" office:value="17218.2585551331" calcext:value-type="float">
            <text:p>17218.2585551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leveland</text:p>
          </table:table-cell>
          <table:table-cell table:formula="of:=IF([.$F$7]&gt;=[.C21];[.C65];0)" office:value-type="float" office:value="30450.8669201521" calcext:value-type="float">
            <text:p>30450.8669201521</text:p>
          </table:table-cell>
          <table:table-cell table:formula="of:=IF([.$F$7]&gt;=[.D21];[.D65];0)" office:value-type="float" office:value="21723.8098859316" calcext:value-type="float">
            <text:p>21723.8098859316</text:p>
          </table:table-cell>
          <table:table-cell table:formula="of:=IF([.$F$7]&gt;=[.E21];[.E65];0)" office:value-type="float" office:value="21096.9505703422" calcext:value-type="float">
            <text:p>21096.9505703422</text:p>
          </table:table-cell>
          <table:table-cell table:formula="of:=IF([.$F$7]&gt;=[.F21];[.F65];0)" office:value-type="float" office:value="19804.0532319392" calcext:value-type="float">
            <text:p>19804.0532319392</text:p>
          </table:table-cell>
          <table:table-cell table:formula="of:=IF([.$F$7]&gt;=[.G21];[.G65];0)" office:value-type="float" office:value="18227.1102661597" calcext:value-type="float">
            <text:p>18227.1102661597</text:p>
          </table:table-cell>
          <table:table-cell table:formula="of:=IF([.$F$7]&gt;=[.H21];[.H65];0)" office:value-type="float" office:value="17218.2585551331" calcext:value-type="float">
            <text:p>17218.2585551331</text:p>
          </table:table-cell>
          <table:table-cell table:formula="of:=IF([.$F$7]&gt;=[.I21];[.I65];0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leveland</text:p>
          </table:table-cell>
          <table:table-cell table:style-name="ce9" table:number-columns-repeated="7"/>
          <table:table-cell/>
          <table:table-cell table:style-name="ce8" office:value-type="string" calcext:value-type="string">
            <text:p>Cleveland</text:p>
          </table:table-cell>
          <table:table-cell table:formula="of:=[.V65]*[.M65]" office:value-type="float" office:value="0" calcext:value-type="float">
            <text:p>0</text:p>
          </table:table-cell>
          <table:table-cell table:formula="of:=[.W65]*[.N65]" office:value-type="float" office:value="0" calcext:value-type="float">
            <text:p>0</text:p>
          </table:table-cell>
          <table:table-cell table:formula="of:=[.X65]*[.O65]" office:value-type="float" office:value="0" calcext:value-type="float">
            <text:p>0</text:p>
          </table:table-cell>
          <table:table-cell table:formula="of:=[.Y65]*[.P65]" office:value-type="float" office:value="0" calcext:value-type="float">
            <text:p>0</text:p>
          </table:table-cell>
          <table:table-cell table:formula="of:=[.Z65]*[.Q65]" office:value-type="float" office:value="0" calcext:value-type="float">
            <text:p>0</text:p>
          </table:table-cell>
          <table:table-cell table:formula="of:=[.AA65]*[.R65]" office:value-type="float" office:value="0" calcext:value-type="float">
            <text:p>0</text:p>
          </table:table-cell>
          <table:table-cell table:formula="of:=[.AB65]*[.S65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41"/>
        </table:table-row>
        <table:table-row table:style-name="ro1">
          <table:table-cell table:number-columns-repeated="21"/>
          <table:table-cell office:value-type="string" calcext:value-type="string">
            <text:p>Gik – available cargo capacity form city I to k on each leg</text:p>
          </table:table-cell>
          <table:table-cell table:number-columns-repeated="7"/>
          <table:table-cell office:value-type="string" calcext:value-type="string">
            <text:p>Xijk – lbs of parceles actually shipped from I to j through city k</text:p>
          </table:table-cell>
          <table:table-cell table:number-columns-repeated="11"/>
        </table:table-row>
        <table:table-row table:style-name="ro1">
          <table:table-cell table:number-columns-repeated="21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2"/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Cincinati</text:p>
          </table:table-cell>
          <table:table-cell table:style-name="ce8" office:value-type="string" calcext:value-type="string">
            <text:p>Cleveland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8" office:value-type="string" calcext:value-type="string">
            <text:p>Albuquerque</text:p>
          </table:table-cell>
          <table:table-cell table:formula="of:=[.V39]*[.$D$6] + [.V49]*[.$E$6] + [.V59]*[.$F$6]" office:value-type="float" office:value="0" calcext:value-type="float">
            <text:p>0</text:p>
          </table:table-cell>
          <table:table-cell table:formula="of:=[.W39]*[.$D$6] + [.W49]*[.$E$6] + [.W59]*[.$F$6]" office:value-type="float" office:value="5000" calcext:value-type="float">
            <text:p>5000</text:p>
          </table:table-cell>
          <table:table-cell table:formula="of:=[.X39]*[.$D$6] + [.X49]*[.$E$6] + [.X59]*[.$F$6]" office:value-type="float" office:value="0" calcext:value-type="float">
            <text:p>0</text:p>
          </table:table-cell>
          <table:table-cell table:formula="of:=[.Y39]*[.$D$6] + [.Y49]*[.$E$6] + [.Y59]*[.$F$6]" office:value-type="float" office:value="0" calcext:value-type="float">
            <text:p>0</text:p>
          </table:table-cell>
          <table:table-cell table:formula="of:=[.Z39]*[.$D$6] + [.Z49]*[.$E$6] + [.Z59]*[.$F$6]" office:value-type="float" office:value="0" calcext:value-type="float">
            <text:p>0</text:p>
          </table:table-cell>
          <table:table-cell table:formula="of:=[.AA39]*[.$D$6] + [.AA49]*[.$E$6] + [.AA59]*[.$F$6]" office:value-type="float" office:value="0" calcext:value-type="float">
            <text:p>0</text:p>
          </table:table-cell>
          <table:table-cell table:formula="of:=[.AB39]*[.$D$6] + [.AB49]*[.$E$6] + [.AB59]*[.$F$6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lbuquerqu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613" calcext:value-type="float">
            <text:p>10613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formula="of:=SUM([.AE71:.AK71])" office:value-type="float" office:value="10613" calcext:value-type="float">
            <text:p>10613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 calcext:value-type="string">
            <text:p>Atlanta</text:p>
          </table:table-cell>
          <table:table-cell table:formula="of:=[.V40]*[.$D$6] + [.V50]*[.$E$6] + [.V60]*[.$F$6]" office:value-type="float" office:value="0" calcext:value-type="float">
            <text:p>0</text:p>
          </table:table-cell>
          <table:table-cell table:formula="of:=[.W40]*[.$D$6] + [.W50]*[.$E$6] + [.W60]*[.$F$6]" office:value-type="float" office:value="0" calcext:value-type="float">
            <text:p>0</text:p>
          </table:table-cell>
          <table:table-cell table:formula="of:=[.X40]*[.$D$6] + [.X50]*[.$E$6] + [.X60]*[.$F$6]" office:value-type="float" office:value="5000" calcext:value-type="float">
            <text:p>5000</text:p>
          </table:table-cell>
          <table:table-cell table:formula="of:=[.Y40]*[.$D$6] + [.Y50]*[.$E$6] + [.Y60]*[.$F$6]" office:value-type="float" office:value="0" calcext:value-type="float">
            <text:p>0</text:p>
          </table:table-cell>
          <table:table-cell table:formula="of:=[.Z40]*[.$D$6] + [.Z50]*[.$E$6] + [.Z60]*[.$F$6]" office:value-type="float" office:value="0" calcext:value-type="float">
            <text:p>0</text:p>
          </table:table-cell>
          <table:table-cell table:formula="of:=[.AA40]*[.$D$6] + [.AA50]*[.$E$6] + [.AA60]*[.$F$6]" office:value-type="float" office:value="0" calcext:value-type="float">
            <text:p>0</text:p>
          </table:table-cell>
          <table:table-cell table:formula="of:=[.AB40]*[.$D$6] + [.AB50]*[.$E$6] + [.AB60]*[.$F$6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Atlanta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56545" calcext:value-type="float">
            <text:p>5654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formula="of:=SUM([.AE72:.AK72])" office:value-type="float" office:value="56545" calcext:value-type="float">
            <text:p>56545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 calcext:value-type="string">
            <text:p>Boston</text:p>
          </table:table-cell>
          <table:table-cell table:formula="of:=[.V41]*[.$D$6] + [.V51]*[.$E$6] + [.V61]*[.$F$6]" office:value-type="float" office:value="0" calcext:value-type="float">
            <text:p>0</text:p>
          </table:table-cell>
          <table:table-cell table:formula="of:=[.W41]*[.$D$6] + [.W51]*[.$E$6] + [.W61]*[.$F$6]" office:value-type="float" office:value="0" calcext:value-type="float">
            <text:p>0</text:p>
          </table:table-cell>
          <table:table-cell table:formula="of:=[.X41]*[.$D$6] + [.X51]*[.$E$6] + [.X61]*[.$F$6]" office:value-type="float" office:value="0" calcext:value-type="float">
            <text:p>0</text:p>
          </table:table-cell>
          <table:table-cell table:formula="of:=[.Y41]*[.$D$6] + [.Y51]*[.$E$6] + [.Y61]*[.$F$6]" office:value-type="float" office:value="0" calcext:value-type="float">
            <text:p>0</text:p>
          </table:table-cell>
          <table:table-cell table:formula="of:=[.Z41]*[.$D$6] + [.Z51]*[.$E$6] + [.Z61]*[.$F$6]" office:value-type="float" office:value="0" calcext:value-type="float">
            <text:p>0</text:p>
          </table:table-cell>
          <table:table-cell table:formula="of:=[.AA41]*[.$D$6] + [.AA51]*[.$E$6] + [.AA61]*[.$F$6]" office:value-type="float" office:value="0" calcext:value-type="float">
            <text:p>0</text:p>
          </table:table-cell>
          <table:table-cell table:formula="of:=[.AB41]*[.$D$6] + [.AB51]*[.$E$6] + [.AB61]*[.$F$6]" office:value-type="float" office:value="72210" calcext:value-type="float">
            <text:p>72210</text:p>
          </table:table-cell>
          <table:table-cell/>
          <table:table-cell table:style-name="ce8" office:value-type="string" calcext:value-type="string">
            <text:p>Boston</text:p>
          </table:table-cell>
          <table:table-cell table:number-columns-repeated="2"/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7002" calcext:value-type="float">
            <text:p>37002</text:p>
          </table:table-cell>
          <table:table-cell table:formula="of:=SUM([.AE73:.AK73])" office:value-type="float" office:value="37002" calcext:value-type="float">
            <text:p>37002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 calcext:value-type="string">
            <text:p>Charlotte</text:p>
          </table:table-cell>
          <table:table-cell table:formula="of:=[.V42]*[.$D$6] + [.V52]*[.$E$6] + [.V62]*[.$F$6]" office:value-type="float" office:value="0" calcext:value-type="float">
            <text:p>0</text:p>
          </table:table-cell>
          <table:table-cell table:formula="of:=[.W42]*[.$D$6] + [.W52]*[.$E$6] + [.W62]*[.$F$6]" office:value-type="float" office:value="0" calcext:value-type="float">
            <text:p>0</text:p>
          </table:table-cell>
          <table:table-cell table:formula="of:=[.X42]*[.$D$6] + [.X52]*[.$E$6] + [.X62]*[.$F$6]" office:value-type="float" office:value="0" calcext:value-type="float">
            <text:p>0</text:p>
          </table:table-cell>
          <table:table-cell table:formula="of:=[.Y42]*[.$D$6] + [.Y52]*[.$E$6] + [.Y62]*[.$F$6]" office:value-type="float" office:value="0" calcext:value-type="float">
            <text:p>0</text:p>
          </table:table-cell>
          <table:table-cell table:formula="of:=[.Z42]*[.$D$6] + [.Z52]*[.$E$6] + [.Z62]*[.$F$6]" office:value-type="float" office:value="0" calcext:value-type="float">
            <text:p>0</text:p>
          </table:table-cell>
          <table:table-cell table:formula="of:=[.AA42]*[.$D$6] + [.AA52]*[.$E$6] + [.AA62]*[.$F$6]" office:value-type="float" office:value="72210" calcext:value-type="float">
            <text:p>72210</text:p>
          </table:table-cell>
          <table:table-cell table:formula="of:=[.AB42]*[.$D$6] + [.AB52]*[.$E$6] + [.AB62]*[.$F$6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harlotte</text:p>
          </table:table-cell>
          <table:table-cell table:number-columns-repeated="3"/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828" calcext:value-type="float">
            <text:p>10828</text:p>
          </table:table-cell>
          <table:table-cell table:style-name="ce11" office:value-type="float" office:value="0" calcext:value-type="float">
            <text:p>0</text:p>
          </table:table-cell>
          <table:table-cell table:formula="of:=SUM([.AE74:.AK74])" office:value-type="float" office:value="10828" calcext:value-type="float">
            <text:p>10828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 calcext:value-type="string">
            <text:p>Chicago</text:p>
          </table:table-cell>
          <table:table-cell table:formula="of:=[.V43]*[.$D$6] + [.V53]*[.$E$6] + [.V63]*[.$F$6]" office:value-type="float" office:value="0" calcext:value-type="float">
            <text:p>0</text:p>
          </table:table-cell>
          <table:table-cell table:formula="of:=[.W43]*[.$D$6] + [.W53]*[.$E$6] + [.W63]*[.$F$6]" office:value-type="float" office:value="0" calcext:value-type="float">
            <text:p>0</text:p>
          </table:table-cell>
          <table:table-cell table:formula="of:=[.X43]*[.$D$6] + [.X53]*[.$E$6] + [.X63]*[.$F$6]" office:value-type="float" office:value="0" calcext:value-type="float">
            <text:p>0</text:p>
          </table:table-cell>
          <table:table-cell table:formula="of:=[.Y43]*[.$D$6] + [.Y53]*[.$E$6] + [.Y63]*[.$F$6]" office:value-type="float" office:value="0" calcext:value-type="float">
            <text:p>0</text:p>
          </table:table-cell>
          <table:table-cell table:formula="of:=[.Z43]*[.$D$6] + [.Z53]*[.$E$6] + [.Z63]*[.$F$6]" office:value-type="float" office:value="0" calcext:value-type="float">
            <text:p>0</text:p>
          </table:table-cell>
          <table:table-cell table:formula="of:=[.AA43]*[.$D$6] + [.AA53]*[.$E$6] + [.AA63]*[.$F$6]" office:value-type="float" office:value="72210" calcext:value-type="float">
            <text:p>72210</text:p>
          </table:table-cell>
          <table:table-cell table:formula="of:=[.AB43]*[.$D$6] + [.AB53]*[.$E$6] + [.AB63]*[.$F$6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hicago</text:p>
          </table:table-cell>
          <table:table-cell table:number-columns-repeated="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767" calcext:value-type="float">
            <text:p>12767</text:p>
          </table:table-cell>
          <table:table-cell table:style-name="ce11" office:value-type="float" office:value="0" calcext:value-type="float">
            <text:p>0</text:p>
          </table:table-cell>
          <table:table-cell table:formula="of:=SUM([.AE75:.AK75])" office:value-type="float" office:value="12767" calcext:value-type="float">
            <text:p>12767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 calcext:value-type="string">
            <text:p>Cincinnati</text:p>
          </table:table-cell>
          <table:table-cell table:formula="of:=[.V44]*[.$D$6] + [.V54]*[.$E$6] + [.V64]*[.$F$6]" office:value-type="float" office:value="0" calcext:value-type="float">
            <text:p>0</text:p>
          </table:table-cell>
          <table:table-cell table:formula="of:=[.W44]*[.$D$6] + [.W54]*[.$E$6] + [.W64]*[.$F$6]" office:value-type="float" office:value="0" calcext:value-type="float">
            <text:p>0</text:p>
          </table:table-cell>
          <table:table-cell table:formula="of:=[.X44]*[.$D$6] + [.X54]*[.$E$6] + [.X64]*[.$F$6]" office:value-type="float" office:value="0" calcext:value-type="float">
            <text:p>0</text:p>
          </table:table-cell>
          <table:table-cell table:formula="of:=[.Y44]*[.$D$6] + [.Y54]*[.$E$6] + [.Y64]*[.$F$6]" office:value-type="float" office:value="0" calcext:value-type="float">
            <text:p>0</text:p>
          </table:table-cell>
          <table:table-cell table:formula="of:=[.Z44]*[.$D$6] + [.Z54]*[.$E$6] + [.Z64]*[.$F$6]" office:value-type="float" office:value="0" calcext:value-type="float">
            <text:p>0</text:p>
          </table:table-cell>
          <table:table-cell table:formula="of:=[.AA44]*[.$D$6] + [.AA54]*[.$E$6] + [.AA64]*[.$F$6]" office:value-type="float" office:value="0" calcext:value-type="float">
            <text:p>0</text:p>
          </table:table-cell>
          <table:table-cell table:formula="of:=[.AB44]*[.$D$6] + [.AB54]*[.$E$6] + [.AB64]*[.$F$6]" office:value-type="float" office:value="72210" calcext:value-type="float">
            <text:p>72210</text:p>
          </table:table-cell>
          <table:table-cell/>
          <table:table-cell table:style-name="ce8" office:value-type="string" calcext:value-type="string">
            <text:p>Cincinnati</text:p>
          </table:table-cell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464" calcext:value-type="float">
            <text:p>464</text:p>
          </table:table-cell>
          <table:table-cell table:formula="of:=SUM([.AE76:.AK76])"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table:number-columns-repeated="20"/>
          <table:table-cell table:style-name="ce8" office:value-type="string" calcext:value-type="string">
            <text:p>Cleveland</text:p>
          </table:table-cell>
          <table:table-cell table:formula="of:=[.V45]*[.$D$6] + [.V55]*[.$E$6] + [.V65]*[.$F$6]" office:value-type="float" office:value="0" calcext:value-type="float">
            <text:p>0</text:p>
          </table:table-cell>
          <table:table-cell table:formula="of:=[.W45]*[.$D$6] + [.W55]*[.$E$6] + [.W65]*[.$F$6]" office:value-type="float" office:value="0" calcext:value-type="float">
            <text:p>0</text:p>
          </table:table-cell>
          <table:table-cell table:formula="of:=[.X45]*[.$D$6] + [.X55]*[.$E$6] + [.X65]*[.$F$6]" office:value-type="float" office:value="0" calcext:value-type="float">
            <text:p>0</text:p>
          </table:table-cell>
          <table:table-cell table:formula="of:=[.Y45]*[.$D$6] + [.Y55]*[.$E$6] + [.Y65]*[.$F$6]" office:value-type="float" office:value="0" calcext:value-type="float">
            <text:p>0</text:p>
          </table:table-cell>
          <table:table-cell table:formula="of:=[.Z45]*[.$D$6] + [.Z55]*[.$E$6] + [.Z65]*[.$F$6]" office:value-type="float" office:value="0" calcext:value-type="float">
            <text:p>0</text:p>
          </table:table-cell>
          <table:table-cell table:formula="of:=[.AA45]*[.$D$6] + [.AA55]*[.$E$6] + [.AA65]*[.$F$6]" office:value-type="float" office:value="0" calcext:value-type="float">
            <text:p>0</text:p>
          </table:table-cell>
          <table:table-cell table:formula="of:=[.AB45]*[.$D$6] + [.AB55]*[.$E$6] + [.AB65]*[.$F$6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Cleveland</text:p>
          </table:table-cell>
          <table:table-cell table:number-columns-repeated="6"/>
          <table:table-cell table:style-name="ce11" office:value-type="float" office:value="0" calcext:value-type="float">
            <text:p>0</text:p>
          </table:table-cell>
          <table:table-cell table:formula="of:=SUM([.AE77:.AK77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5:55:51.512121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6:16:51.163624069</meta:creation-date>
    <dc:date>2020-04-14T20:24:25.574845447</dc:date>
    <meta:editing-duration>PT9H30M41S</meta:editing-duration>
    <meta:editing-cycles>7</meta:editing-cycles>
    <meta:generator>LibreOffice/6.2.8.2$Linux_X86_64 LibreOffice_project/20$Build-2</meta:generator>
    <meta:document-statistic meta:table-count="2" meta:cell-count="1858" meta:object-count="0"/>
  </office:meta>
</office:document-meta>
</file>